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Pictures/TablePreview1.svm" manifest:media-type=""/>
  <manifest:file-entry manifest:full-path="Pictures/100002000000020200000001563997F8E96BDB0A.png" manifest:media-type="image/png"/>
  <manifest:file-entry manifest:full-path="Pictures/1000000000000295000000C2AA5C09C5813DC296.jpg" manifest:media-type="image/jpeg"/>
  <manifest:file-entry manifest:full-path="Pictures/100000000000042B000003208BE499AC75AC72E4.jpg" manifest:media-type="image/jpeg"/>
  <manifest:file-entry manifest:full-path="Pictures/2000010E0000352600000027FE1BEE0835C58AA0.svm" manifest:media-type="image/x-svm"/>
  <manifest:file-entry manifest:full-path="Pictures/1000020100000A930000067269634AF493A7A41E.png" manifest:media-type="image/png"/>
  <manifest:file-entry manifest:full-path="Pictures/100000000000000D0000000D71E94F11921A5DE8.png" manifest:media-type="image/png"/>
  <manifest:file-entry manifest:full-path="Pictures/10000201000001CA000000869A313935328ED4DD.png" manifest:media-type="image/png"/>
  <manifest:file-entry manifest:full-path="Pictures/1000000000000E9A0000001BCD3974EF61C6F41F.png" manifest:media-type="image/png"/>
  <manifest:file-entry manifest:full-path="Pictures/1000000000000020000000204B249CA79A42C6D7.png" manifest:media-type="image/png"/>
  <manifest:file-entry manifest:full-path="Pictures/10000201000000BE000000BEB544062765B6C8BD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-Bold" svg:font-family="DIN-Bold"/>
    <style:font-face style:name="Times New Roman" svg:font-family="'Times New Roman'"/>
    <style:font-face style:name="Univers 45 Light1" svg:font-family="'Univers 45 Light'"/>
    <style:font-face style:name="Univers Light" svg:font-family="'Univers Light'"/>
    <style:font-face style:name="Ubuntu Mono" svg:font-family="'Ubuntu Mono'" style:font-pitch="fixed"/>
    <style:font-face style:name="Times New Roman1" svg:font-family="'Times New Roman'" style:font-family-generic="roman" style:font-pitch="fixed"/>
    <style:font-face style:name="ＭＳ Ｐゴシック" svg:font-family="'ＭＳ Ｐゴシック'" style:font-family-generic="roman" style:font-pitch="fixed"/>
    <style:font-face style:name="D-DIN1" svg:font-family="D-DIN" style:font-pitch="variable"/>
    <style:font-face style:name="D-DIN" svg:font-family="D-DIN" style:font-adornments="DIN-Bold" style:font-pitch="variable"/>
    <style:font-face style:name="Univers 45 Light" svg:font-family="'Univers 45 Light'" style:font-pitch="variable"/>
    <style:font-face style:name="Univers LT Std" svg:font-family="'Univers LT Std'" style:font-adornments="45 Light" style:font-pitch="variable"/>
    <style:font-face style:name="Univers-Light-Normal" svg:font-family="Univers-Light-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DIN" svg:font-family="DIN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2.685cm" fo:min-width="13.90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6cm" fo:min-width="22.614cm"/>
    </style:style>
    <style:style style:name="gr3" style:family="graphic" style:parent-style-name="standard">
      <style:graphic-properties draw:stroke="none" svg:stroke-width="0.026cm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gr4" style:family="graphic" style:parent-style-name="standard" style:list-style-name="L6">
      <style:graphic-properties draw:stroke="none" svg:stroke-width="0.026cm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cm" fo:min-width="22.614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allgemein_5f_deu-notes">
      <style:graphic-properties draw:fill-color="#ffffff" draw:auto-grow-height="true" fo:min-height="12.383cm"/>
    </style:style>
    <style:style style:name="pr2" style:family="presentation" style:parent-style-name="Master1-Layout2-obj-Titel-und-Inhalt-title">
      <style:graphic-properties draw:auto-grow-height="true" fo:min-height="1.157cm"/>
    </style:style>
    <style:style style:name="pr3" style:family="presentation" style:parent-style-name="Master1-Layout2-obj-Titel-und-Inhalt-outline1">
      <style:graphic-properties draw:auto-grow-height="true" fo:min-height="14.391cm"/>
    </style:style>
    <style:style style:name="pr4" style:family="presentation" style:parent-style-name="Master1-Layout2-obj-Titel-und-Inhalt-notes">
      <style:graphic-properties draw:fill-color="#ffffff" draw:auto-grow-height="true" fo:min-height="12.383cm"/>
    </style:style>
    <style:style style:name="pr5" style:family="presentation" style:parent-style-name="Master1-Layout2-obj-Titel-und-Inhalt-title">
      <style:graphic-properties draw:auto-grow-height="true" fo:min-height="1.151cm"/>
    </style:style>
    <style:style style:name="pr6" style:family="presentation" style:parent-style-name="Master1-Layout2-obj-Titel-und-Inhalt-outline1">
      <style:graphic-properties draw:textarea-vertical-align="middle" draw:auto-grow-height="true" fo:min-height="13.68cm"/>
    </style:style>
    <style:style style:name="pr7" style:family="presentation" style:parent-style-name="Master1-Layout2-obj-Titel-und-Inhalt-notes">
      <style:graphic-properties draw:fill-color="#ffffff" fo:min-height="12.383cm"/>
    </style:style>
    <style:style style:name="pr8" style:family="presentation" style:parent-style-name="Master1-Layout2-obj-Titel-und-Inhalt-outline1">
      <style:graphic-properties draw:textarea-vertical-align="middle" fo:min-height="13.748cm"/>
    </style:style>
    <style:style style:name="pr9" style:family="presentation" style:parent-style-name="Master1-Layout2-obj-Titel-und-Inhalt-outline1">
      <style:graphic-properties draw:textarea-vertical-align="middle" draw:auto-grow-height="true" fo:min-height="11.049cm"/>
    </style:style>
    <style:style style:name="pr10" style:family="presentation" style:parent-style-name="Master1-Layout2-obj-Titel-und-Inhalt-outline1">
      <style:graphic-properties draw:textarea-vertical-align="middle" draw:auto-grow-height="true" fo:min-height="18.598cm"/>
    </style:style>
    <style:style style:name="pr11" style:family="presentation" style:parent-style-name="Master1-Layout2-obj-Titel-und-Inhalt-outline1">
      <style:graphic-properties draw:textarea-vertical-align="middle" draw:auto-grow-height="true" fo:min-height="13.714cm"/>
    </style:style>
    <style:style style:name="pr12" style:family="presentation" style:parent-style-name="Master1-Layout2-obj-Titel-und-Inhalt-outline1">
      <style:graphic-properties draw:textarea-vertical-align="middle" draw:auto-grow-height="true" fo:min-height="20.695cm"/>
    </style:style>
    <style:style style:name="pr13" style:family="presentation" style:parent-style-name="Master1-Layout2-obj-Titel-und-Inhalt-outline1">
      <style:graphic-properties draw:textarea-vertical-align="top" draw:auto-grow-height="true" fo:min-height="17.018cm"/>
    </style:style>
    <style:style style:name="pr14" style:family="presentation" style:parent-style-name="Master1-Layout2-obj-Titel-und-Inhalt-title">
      <style:graphic-properties fo:min-height="1.151cm"/>
    </style:style>
    <style:style style:name="pr15" style:family="presentation" style:parent-style-name="Master1-Layout2-obj-Titel-und-Inhalt-subtitle">
      <style:graphic-properties draw:fill-color="#ffffff" draw:auto-grow-height="true" fo:min-height="13.24cm"/>
    </style:style>
    <style:style style:name="pr16" style:family="presentation" style:parent-style-name="Master1-Layout2-obj-Titel-und-Inhalt-subtitle">
      <style:graphic-properties draw:fill-color="#ffffff" draw:textarea-vertical-align="top" draw:auto-grow-height="true" fo:min-height="13.24cm"/>
    </style:style>
    <style:style style:name="co1" style:family="table-column">
      <style:table-column-properties style:column-width="5.439cm" style:use-optimal-column-width="false"/>
    </style:style>
    <style:style style:name="co2" style:family="table-column">
      <style:table-column-properties style:column-width="5.38cm" style:use-optimal-column-width="false"/>
    </style:style>
    <style:style style:name="co3" style:family="table-column">
      <style:table-column-properties style:column-width="4.85cm" style:use-optimal-column-width="false"/>
    </style:style>
    <style:style style:name="co4" style:family="table-column">
      <style:table-column-properties style:column-width="4.35cm" style:use-optimal-column-width="false"/>
    </style:style>
    <style:style style:name="ro1" style:family="table-row">
      <style:table-row-properties style:row-height="1.241cm"/>
    </style:style>
    <style:style style:name="ce1" style:family="table-cell">
      <loext:graphic-properties draw:textarea-vertical-align="middle"/>
      <style:paragraph-properties fo:text-align="center"/>
      <style:text-properties style:font-name="Univers-Light-Normal"/>
    </style:style>
    <style:style style:name="ce2" style:family="table-cell">
      <loext:graphic-properties draw:textarea-vertical-align="middle"/>
      <style:paragraph-properties fo:text-align="center"/>
      <style:text-properties style:font-name="Univers-Light-Normal"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color="#ce181e" style:font-name="Univers-Light-Normal" fo:font-weight="bold" style:font-weight-asian="bold" style:font-weight-complex="bold"/>
    </style:style>
    <style:style style:name="ce4" style:family="table-cell">
      <loext:graphic-properties draw:textarea-vertical-align="middle"/>
      <style:paragraph-properties fo:text-align="center"/>
      <style:text-properties fo:color="#000000" style:font-name="Univers-Light-Normal" fo:font-weight="normal" style:font-weight-asian="normal" style:font-weight-complex="normal"/>
    </style:style>
    <style:style style:name="ce5" style:family="table-cell">
      <loext:graphic-properties draw:textarea-vertical-align="middle"/>
      <style:paragraph-properties fo:text-align="center"/>
      <style:text-properties fo:color="#62a73b" style:font-name="Univers-Light-Normal" fo:font-weight="bold" style:font-weight-asian="bold" style:font-weight-complex="bold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ff6633" style:font-name="D-DIN1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top="0cm" fo:margin-bottom="0cm" fo:text-align="center" style:punctuation-wrap="hanging"/>
    </style:style>
    <style:style style:name="P4" style:family="paragraph">
      <loext:graphic-properties draw:fill="none" draw:fill-color="#ffffff"/>
      <style:paragraph-properties fo:margin-top="0cm" fo:margin-bottom="0cm" fo:text-align="center" style:punctuation-wrap="hanging"/>
      <style:text-properties style:font-name="Univers-Light-Normal" fo:font-size="18pt" style:font-size-asian="18pt" style:font-size-complex="18pt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Univers Light" fo:font-size="18pt"/>
    </style:style>
    <style:style style:name="P6" style:family="paragraph">
      <style:paragraph-properties fo:margin-left="0cm" fo:margin-right="0cm" fo:margin-top="0.318cm" fo:margin-bottom="0cm" fo:text-align="start" fo:text-indent="0cm" style:punctuation-wrap="hanging"/>
      <style:text-properties fo:hyphenate="false"/>
    </style:style>
    <style:style style:name="P7" style:family="paragraph">
      <loext:graphic-properties draw:fill="none"/>
      <style:paragraph-properties fo:margin-left="0cm" fo:margin-right="0cm" fo:margin-top="0.318cm" fo:margin-bottom="0cm" fo:text-align="start" fo:text-indent="0cm" style:punctuation-wrap="hanging" style:font-independent-line-spacing="true"/>
      <style:text-properties style:font-name="Univers LT Std" fo:font-size="17pt" style:font-size-asian="17pt" style:font-size-complex="17pt" fo:hyphenate="false"/>
    </style:style>
    <style:style style:name="P8" style:family="paragraph">
      <loext:graphic-properties draw:fill="none" draw:fill-color="#ffffff"/>
      <style:paragraph-properties fo:margin-top="0cm" fo:margin-bottom="0cm" fo:text-align="center" style:punctuation-wrap="hanging"/>
      <style:text-properties style:font-name="Univers-Light-Normal" fo:font-size="16pt" style:font-size-asian="16pt" style:font-size-complex="16pt"/>
    </style:style>
    <style:style style:name="P9" style:family="paragraph">
      <loext:graphic-properties draw:fill-color="#ffffff"/>
    </style:style>
    <style:style style:name="P10" style:family="paragraph">
      <style:text-properties fo:color="#000080" style:font-name="DIN"/>
    </style:style>
    <style:style style:name="P11" style:family="paragraph">
      <style:text-properties style:font-name="Univers-Light-Normal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text-align="start" fo:text-indent="0cm"/>
      <style:text-properties fo:font-style="italic" style:font-style-asian="italic" style:font-style-complex="italic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1.245cm" fo:margin-right="0cm" fo:margin-top="0cm" fo:margin-bottom="0cm" fo:text-indent="0cm"/>
      <style:text-properties style:font-name="Ubuntu Mono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style:font-name="D-DIN1" fo:font-size="54pt" fo:font-weight="bold" style:font-size-asian="54pt" style:font-weight-asian="bold" style:font-size-complex="54pt" style:font-weight-complex="bold"/>
    </style:style>
    <style:style style:name="P18" style:family="paragraph">
      <style:paragraph-properties fo:text-align="center"/>
      <style:text-properties style:font-name="Univers-Light-Normal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top="0cm" fo:margin-bottom="0cm"/>
    </style:style>
    <style:style style:name="P21" style:family="paragraph">
      <style:paragraph-properties fo:margin-top="0.5cm" fo:margin-bottom="0cm"/>
    </style:style>
    <style:style style:name="P22" style:family="paragraph">
      <style:paragraph-properties fo:margin-top="0cm" fo:margin-bottom="0.5cm"/>
    </style:style>
    <style:style style:name="P23" style:family="paragraph">
      <style:paragraph-properties fo:text-align="center"/>
      <style:text-properties style:font-name="Univers-Light-Normal" fo:font-size="18pt"/>
    </style:style>
    <style:style style:name="P24" style:family="paragraph">
      <style:paragraph-properties fo:text-align="center"/>
      <style:text-properties style:font-name="Univers-Light-Normal" fo:font-weight="bold" style:font-weight-asian="bold" style:font-weight-complex="bold"/>
    </style:style>
    <style:style style:name="P25" style:family="paragraph">
      <style:paragraph-properties fo:text-align="center"/>
      <style:text-properties fo:color="#ce181e" style:font-name="Univers-Light-Normal" fo:font-weight="bold" style:font-weight-asian="bold" style:font-weight-complex="bold"/>
    </style:style>
    <style:style style:name="P26" style:family="paragraph">
      <style:paragraph-properties fo:text-align="center"/>
      <style:text-properties fo:color="#000000" style:font-name="Univers-Light-Normal" fo:font-weight="normal" style:font-weight-asian="normal" style:font-weight-complex="normal"/>
    </style:style>
    <style:style style:name="P27" style:family="paragraph">
      <style:paragraph-properties fo:text-align="center"/>
      <style:text-properties fo:color="#62a73b" style:font-name="Univers-Light-Normal" fo:font-weight="bold" style:font-weight-asian="bold" style:font-weight-complex="bold"/>
    </style:style>
    <style:style style:name="P28" style:family="paragraph">
      <loext:graphic-properties draw:fill-color="#ffffff"/>
      <style:paragraph-properties fo:margin-left="0cm" fo:margin-right="0cm" fo:text-indent="0cm"/>
      <style:text-properties style:font-name="D-DIN1" fo:font-size="54pt" fo:font-weight="bold" style:font-size-asian="54pt" style:font-weight-asian="bold" style:font-size-complex="54pt" style:font-weight-complex="bold"/>
    </style:style>
    <style:style style:name="P29" style:family="paragraph">
      <style:paragraph-properties fo:margin-left="0cm" fo:margin-right="0cm" fo:text-align="justify" fo:text-indent="0cm"/>
    </style:style>
    <style:style style:name="P30" style:family="paragraph">
      <loext:graphic-properties draw:fill-color="#ffffff"/>
      <style:paragraph-properties fo:margin-left="0cm" fo:margin-right="0cm" fo:text-align="start" fo:text-indent="0cm"/>
      <style:text-properties style:font-name="Univers-Light-Normal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ff6633" style:font-name="D-DIN1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e56b20" style:font-name="Univers-Light-Normal" fo:font-size="22pt" style:letter-kerning="false" style:font-size-asian="22pt" style:font-name-complex="Univers 45 Light1" style:font-size-complex="22pt"/>
    </style:style>
    <style:style style:name="T3" style:family="text">
      <style:text-properties fo:color="#ffffff" style:text-line-through-style="none" style:text-line-through-type="none" style:font-name="Univers-Light-Normal" fo:font-size="17pt" fo:letter-spacing="normal" fo:font-style="normal" style:text-underline-style="none" fo:font-weight="normal" style:font-size-asian="17pt" style:font-style-asian="normal" style:font-weight-asian="normal" style:font-name-complex="Univers Light" style:font-size-complex="17pt" style:font-style-complex="normal" style:font-weight-complex="normal"/>
    </style:style>
    <style:style style:name="T4" style:family="text">
      <style:text-properties fo:color="#e56b20" style:font-name="Univers-Light-Normal" fo:font-size="16pt" style:letter-kerning="false" style:font-size-asian="16pt" style:font-name-complex="Univers 45 Light1" style:font-size-complex="16pt"/>
    </style:style>
    <style:style style:name="T5" style:family="text">
      <style:text-properties fo:color="#000080" style:font-name="D-DIN1" fo:font-weight="bold" style:font-weight-asian="bold" style:font-weight-complex="bold"/>
    </style:style>
    <style:style style:name="T6" style:family="text">
      <style:text-properties style:font-name="Univers-Light-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D-DIN1" fo:font-size="54pt" fo:font-weight="bold" style:font-size-asian="54pt" style:font-weight-asian="bold" style:font-size-complex="54pt" style:font-weight-complex="bold"/>
    </style:style>
    <style:style style:name="T10" style:family="text">
      <style:text-properties fo:color="#009353" style:font-name="Ubuntu Mono" fo:font-weight="bold" style:font-weight-asian="bold" style:font-weight-complex="bold"/>
    </style:style>
    <style:style style:name="T11" style:family="text">
      <style:text-properties style:font-name="Ubuntu Mono"/>
    </style:style>
    <style:style style:name="T12" style:family="text">
      <style:text-properties fo:color="#ce181e" style:font-name="Ubuntu Mono" fo:font-weight="bold" style:font-weight-asian="bold" style:font-weight-complex="bold"/>
    </style:style>
    <style:style style:name="T13" style:family="text">
      <style:text-properties fo:color="#62a73b" style:font-name="Ubuntu Mono"/>
    </style:style>
    <style:style style:name="T14" style:family="text">
      <style:text-properties style:font-name="Univers-Light-Normal" fo:font-style="italic" style:font-style-asian="italic" style:font-style-complex="italic"/>
    </style:style>
    <style:style style:name="T15" style:family="text">
      <style:text-properties style:font-name="Univers-Light-Normal" fo:font-style="normal" style:font-style-asian="normal" style:font-style-complex="normal"/>
    </style:style>
    <style:style style:name="T16" style:family="text">
      <style:text-properties fo:color="#000000" style:font-name="Ubuntu Mono" fo:font-weight="normal" style:font-weight-asian="normal" style:font-weight-complex="normal"/>
    </style:style>
    <style:style style:name="T17" style:family="text">
      <style:text-properties fo:color="#ce181e" style:text-outline="false" style:text-line-through-style="none" style:text-line-through-type="none" style:font-name="Ubuntu Mono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Ubuntu Mono" fo:font-weight="normal" style:font-weight-asian="normal" style:font-weight-complex="normal"/>
    </style:style>
    <style:style style:name="T20" style:family="text">
      <style:text-properties fo:color="#ce181e" fo:font-weight="bold" style:font-weight-asian="bold" style:font-weight-complex="bold"/>
    </style:style>
    <style:style style:name="T21" style:family="text">
      <style:text-properties fo:color="#000000" fo:font-weight="normal" style:font-weight-asian="normal" style:font-weight-complex="normal"/>
    </style:style>
    <style:style style:name="T22" style:family="text">
      <style:text-properties fo:color="#62a73b" fo:font-weight="bold" style:font-weight-asian="bold" style:font-weight-complex="bold"/>
    </style:style>
    <style:style style:name="T23" style:family="text">
      <style:text-properties style:font-name="Univers-Light-Normal" fo:font-size="18pt" style:font-size-asian="18pt" style:font-size-complex="18pt"/>
    </style:style>
    <style:style style:name="T24" style:family="text">
      <style:text-properties style:font-name="Ubuntu Mono" fo:font-size="16pt" style:font-size-asian="16pt" style:font-size-complex="16pt"/>
    </style:style>
    <style:style style:name="T25" style:family="text">
      <style:text-properties style:font-name="Ubuntu Mono" fo:font-size="18pt" style:font-size-asian="18pt" style:font-size-complex="18pt"/>
    </style:style>
    <style:style style:name="T26" style:family="text">
      <style:text-properties style:font-name="Univers-Light-Normal" fo:font-size="18pt" fo:font-style="normal" style:font-size-asian="18pt" style:font-style-asian="normal" style:font-size-complex="18pt" style:font-style-complex="normal"/>
    </style:style>
    <style:style style:name="T27" style:family="text">
      <style:text-properties style:font-name="Univers-Light-Normal" fo:font-size="18pt" fo:font-style="italic" style:font-size-asian="18pt" style:font-style-asian="italic" style:font-size-complex="18pt" style:font-style-complex="italic"/>
    </style:style>
    <style:style style:name="T28" style:family="text">
      <style:text-properties style:text-position="33% 58%" style:font-name="Univers-Light-Normal" fo:font-size="18pt" style:font-size-asian="18pt" style:font-size-complex="18pt"/>
    </style:style>
    <style:style style:name="T29" style:family="text">
      <style:text-properties style:font-name="Ubuntu Mono" fo:font-size="18pt" fo:font-style="normal" style:font-size-asian="18pt" style:font-style-asian="normal" style:font-size-complex="18pt" style:font-style-complex="normal"/>
    </style:style>
    <style:style style:name="T30" style:family="text">
      <style:text-properties style:font-name="Univers-Light-Normal" fo:font-size="17pt" fo:font-weight="normal" style:font-size-asian="17pt" style:font-weight-asian="normal" style:font-size-complex="17pt" style:font-weight-complex="normal"/>
    </style:style>
    <style:style style:name="T31" style:family="text">
      <style:text-properties style:font-name="Univers-Light-Normal" fo:font-size="17pt" fo:font-style="italic" fo:font-weight="normal" style:font-size-asian="17pt" style:font-style-asian="italic" style:font-weight-asian="normal" style:font-size-complex="17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>
        <style:list-level-properties style:vertical-pos="middle" style:vertical-rel="line"/>
      </text:list-level-style-image>
      <text:list-level-style-image text:level="2" xlink:href="Pictures/10000201000000BE000000BEB544062765B6C8BD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bullet text:level="3" text:bullet-char="−">
        <style:list-level-properties text:space-before="1.2cm" text:min-label-width="0.6cm"/>
        <style:text-properties fo:font-family="'Segoe UI'" style:font-style-name="Standard" fo:color="#000000" fo:font-size="50%"/>
      </text:list-level-style-bullet>
      <text:list-level-style-bullet text:level="4" text:bullet-char="●">
        <style:list-level-properties text:space-before="1.8cm" text:min-label-width="0.6cm"/>
        <style:text-properties fo:font-family="'Segoe UI'" style:font-style-name="Standard" fo:color="#000000" fo:font-size="50%"/>
      </text:list-level-style-bullet>
      <text:list-level-style-bullet text:level="5" text:bullet-char="−">
        <style:list-level-properties text:space-before="2.4cm" text:min-label-width="0.6cm"/>
        <style:text-properties fo:font-family="'Times New Roman'" style:font-style-name="Standard" style:font-family-generic="roman" fo:color="#000000" fo:font-size="35%"/>
      </text:list-level-style-bullet>
      <text:list-level-style-image text:level="6">
        <style:list-level-properties text:space-before="3cm" text:min-label-width="0.6cm" style:vertical-pos="middle" style:vertical-rel="line"/>
      </text:list-level-style-image>
      <text:list-level-style-image text:level="7">
        <style:list-level-properties text:space-before="3.6cm" text:min-label-width="0.6cm" style:vertical-pos="middle" style:vertical-rel="line"/>
      </text:list-level-style-image>
      <text:list-level-style-image text:level="8">
        <style:list-level-properties text:space-before="4.2cm" text:min-label-width="0.6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  <text:list-style style:name="L3">
      <text:list-level-style-image text:level="1" xlink:href="Pictures/100000000000000D0000000D71E94F11921A5DE8.png" xlink:type="simple" xlink:show="embed" xlink:actuate="onLoad">
        <style:list-level-properties text:space-before="0.61cm" text:min-label-width="0.889cm" style:vertical-pos="middle" style:vertical-rel="line" fo:width="0.508cm" fo:height="0.508cm"/>
      </text:list-level-style-image>
      <text:list-level-style-bullet text:level="2" text:bullet-char="–">
        <style:list-level-properties text:space-before="1.6cm" text:min-label-width="0.9cm"/>
        <style:text-properties style:font-name="Times New Roman2" fo:color="#c0c0c0" fo:font-size="100%"/>
      </text:list-level-style-bullet>
      <text:list-level-style-bullet text:level="3" text:bullet-char="●">
        <style:list-level-properties text:space-before="2.9cm" text:min-label-width="0.8cm"/>
        <style:text-properties fo:font-family="'Segoe UI'" style:font-style-name="Standard" fo:color="#c0c0c0" fo:font-size="45%"/>
      </text:list-level-style-bullet>
      <text:list-level-style-bullet text:level="4" text:bullet-char="-">
        <style:list-level-properties text:space-before="4.3cm" text:min-label-width="0.6cm"/>
        <style:text-properties fo:font-family="'Segoe UI'" style:font-style-name="Standard" fo:color="#c0c0c0" fo:font-size="88%"/>
      </text:list-level-style-bullet>
      <text:list-level-style-bullet text:level="5" text:bullet-char="–">
        <style:list-level-properties text:space-before="5.4cm" text:min-label-width="0.6cm"/>
        <style:text-properties fo:font-family="'Segoe UI'" style:font-style-name="Standard" fo:color="#c0c0c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c0c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c0c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544" draw:style-name="dp1" draw:master-page-name="allgemein_5f_deu" presentation:presentation-page-layout-name="AL1T0">
        <office:forms form:automatic-focus="false" form:apply-design-mode="false"/>
        <draw:frame draw:style-name="gr1" draw:text-style-name="P2" draw:layer="layout" svg:width="18.295cm" svg:height="2.935cm" svg:x="3.4cm" svg:y="5.603cm">
          <draw:text-box>
            <text:p text:style-name="P1"><text:span text:style-name="T1">Profilmo</text:span><text:span text:style-name="T1">dul </text:span><text:span text:style-name="T1">Forschun</text:span><text:span text:style-name="T1">gsprojek</text:span><text:span text:style-name="T1">t </text:span><text:span text:style-name="T1">Grundlag</text:span><text:span text:style-name="T1">en</text:span></text:p>
            <text:p text:style-name="P1"><text:span text:style-name="T1">INF-PM-</text:span><text:span text:style-name="T1">FPG</text:span></text:p>
          </draw:text-box>
        </draw:frame>
        <draw:frame draw:style-name="gr2" draw:text-style-name="P4" draw:layer="layout" svg:width="24.13cm" svg:height="2.576cm" svg:x="0.6cm" svg:y="8.996cm">
          <draw:text-box>
            <text:p text:style-name="P3"><text:span text:style-name="T2">Innovative </text:span><text:span text:style-name="T2">Spracherw</text:span><text:span text:style-name="T2">eiterungen </text:span><text:span text:style-name="T2">für </text:span><text:span text:style-name="T2">Beschleuni</text:span><text:span text:style-name="T2">gerkarten </text:span><text:span text:style-name="T2">am </text:span><text:span text:style-name="T2">Beispiel </text:span><text:span text:style-name="T2">von SYCL, </text:span><text:span text:style-name="T2">HC, HIP </text:span><text:span text:style-name="T2">und CUDA: </text:span><text:span text:style-name="T2">Untersuch</text:span><text:span text:style-name="T2">ung zu </text:span><text:span text:style-name="T2">Nutzbarkei</text:span><text:span text:style-name="T2">t und </text:span><text:span text:style-name="T2">Performan</text:span><text:span text:style-name="T2">ce</text:span></text:p>
          </draw:text-box>
        </draw:frame>
        <draw:custom-shape draw:name="Rectangle 7" draw:style-name="gr3" draw:text-style-name="P5" draw:layer="layout" svg:width="22.471cm" svg:height="1.199cm" svg:x="1.016cm" svg:y="17.085cm">
          <text:p/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7" draw:layer="layout" svg:width="23.602cm" svg:height="1.199cm" svg:x="0.882cm" svg:y="15.69cm">
          <text:p text:style-name="P6"><text:span text:style-name="T3"/></text:p>
          <text:p text:style-name="P6"><text:span text:style-name="T3">Betreuender Hochschullehrer: Prof. Dr. Wolfgang E. Nagel</text:span></text:p>
          <text:p text:style-name="P6"><text:span text:style-name="T3">Betreuer: Dr.-Ing. Bernd Trenkler</text:span></text:p>
          <text:p text:style-name="P6"><text:span text:style-name="T3"><text:s text:c="16"/></text:span><text:span text:style-name="T3">Matthias Werner, M.Sc.</text:span></text:p>
          <text:p text:style-name="P6"><text:span text:style-name="T3">18. März 2019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3.76cm" svg:height="0.81cm" svg:x="10.9cm" svg:y="11.996cm">
          <draw:text-box>
            <text:p text:style-name="P3"><text:span text:style-name="T4">Jan Stephan</text:span></text:p>
          </draw:text-box>
        </draw:frame>
        <presentation:notes draw:style-name="dp2">
          <draw:page-thumbnail draw:style-name="gr6" draw:layer="layout" svg:width="13.758cm" svg:height="10.319cm" svg:x="2.54cm" svg:y="2.064cm" draw:page-number="1" presentation:class="page"/>
          <draw:frame presentation:style-name="pr1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0" draw:layer="layout" svg:width="23.697cm" svg:height="1.157cm" svg:x="0.9cm" svg:y="0.204cm" presentation:class="title" presentation:user-transformed="true">
          <draw:text-box>
            <text:p><text:span text:style-name="T5">Gliederun</text:span><text:span text:style-name="T5">g</text:span></text:p>
          </draw:text-box>
        </draw:frame>
        <draw:frame presentation:style-name="pr3" draw:text-style-name="P11" draw:layer="layout" svg:width="23.5cm" svg:height="14.391cm" svg:x="0.5cm" svg:y="2cm" presentation:class="outline" presentation:user-transformed="true">
          <draw:text-box>
            <text:list text:style-name="L3">
              <text:list-item>
                <text:p><text:span text:style-name="T6">Einleitung</text:span></text:p>
                <text:list>
                  <text:list-item>
                    <text:p><text:span text:style-name="T6">Motivation</text:span></text:p>
                  </text:list-item>
                  <text:list-item>
                    <text:p><text:span text:style-name="T6">Ziel</text:span></text:p>
                  </text:list-item>
                </text:list>
              </text:list-item>
              <text:list-item>
                <text:p><text:span text:style-name="T6">Funktionaler Vergleich</text:span></text:p>
                <text:list>
                  <text:list-item>
                    <text:p><text:span text:style-name="T6">Anforderungen</text:span></text:p>
                  </text:list-item>
                  <text:list-item>
                    <text:p><text:span text:style-name="T6">CUDA</text:span></text:p>
                  </text:list-item>
                  <text:list-item>
                    <text:p><text:span text:style-name="T6">HIP</text:span></text:p>
                  </text:list-item>
                  <text:list-item>
                    <text:p><text:span text:style-name="T6">HC</text:span></text:p>
                  </text:list-item>
                  <text:list-item>
                    <text:p><text:span text:style-name="T6">SYCL</text:span></text:p>
                  </text:list-item>
                </text:list>
              </text:list-item>
              <text:list-item>
                <text:p><text:span text:style-name="T6">Benchmark-Ergebnisse</text:span></text:p>
                <text:list>
                  <text:list-item>
                    <text:p><text:span text:style-name="T6">NVIDIA-GPUs</text:span></text:p>
                  </text:list-item>
                  <text:list-item>
                    <text:p><text:span text:style-name="T6">AMD-GPUs</text:span></text:p>
                  </text:list-item>
                  <text:list-item>
                    <text:p><text:span text:style-name="T6">Übergreifender Vergleich</text:span></text:p>
                  </text:list-item>
                </text:list>
              </text:list-item>
              <text:list-item>
                <text:p>Fazit &amp; Ausblick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2" presentation:class="page"/>
          <draw:frame presentation:style-name="pr4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Motivation</text:p>
          </draw:text-box>
        </draw:frame>
        <draw:frame presentation:style-name="pr6" draw:text-style-name="P13" draw:layer="layout" svg:width="23.5cm" svg:height="13.68cm" svg:x="0.5cm" svg:y="1.814cm" presentation:class="outline" presentation:user-transformed="true">
          <draw:text-box>
            <text:list text:style-name="L3">
              <text:list-item>
                <text:p text:style-name="P12"><text:span text:style-name="T7">NVIDIA CUDA ist dominante GPGPU-Plattform</text:span></text:p>
                <text:list>
                  <text:list-item>
                    <text:p text:style-name="P12"><text:span text:style-name="T7">TOP500 (November 2018): fünf der ersten zehn Plätze</text:span></text:p>
                  </text:list-item>
                  <text:list-item>
                    <text:p text:style-name="P12"><text:span text:style-name="T7">TOP500 (November 2018): insgesamt 126 Mal</text:span></text:p>
                    <text:p text:style-name="P12"><text:span text:style-name="T7"/></text:p>
                  </text:list-item>
                </text:list>
              </text:list-item>
              <text:list-item>
                <text:p text:style-name="P12"><text:span text:style-name="T7">Wenig Konkurrenz</text:span></text:p>
                <text:list>
                  <text:list-item>
                    <text:p text:style-name="P12"><text:span text:style-name="T7">TOP500 (November 2018): 30 Mal Intel Xeon Phi, kein AMD</text:span></text:p>
                  </text:list-item>
                  <text:list-item>
                    <text:p text:style-name="P12"><text:span text:style-name="T7">verfügbare OpenCL-Unterstützung veraltet (OpenCL 1.2 von 2011)</text:span></text:p>
                    <text:p text:style-name="P12"><text:span text:style-name="T7"/></text:p>
                  </text:list-item>
                </text:list>
              </text:list-item>
              <text:list-item>
                <text:p text:style-name="P12"><text:span text:style-name="T7">Neue Technologien:</text:span></text:p>
                <text:list>
                  <text:list-item>
                    <text:p text:style-name="P12"><text:span text:style-name="T7">AMD: HC &amp; HIP als Teil von ROCm (</text:span><text:span text:style-name="T8">Radeon Open Compute</text:span><text:span text:style-name="T7">, 2016)</text:span></text:p>
                  </text:list-item>
                  <text:list-item>
                    <text:p text:style-name="P12"><text:span text:style-name="T7">Khronos: SYCL (2014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3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Ziel</text:p>
          </draw:text-box>
        </draw:frame>
        <draw:frame presentation:style-name="pr8" draw:text-style-name="P15" draw:layer="layout" svg:width="23.5cm" svg:height="13.748cm" svg:x="0.5cm" svg:y="2cm" presentation:class="outline" presentation:user-transformed="true">
          <draw:text-box>
            <text:list text:style-name="L3">
              <text:list-item>
                <text:p>Analyse und Vergleich der Programmiermodelle</text:p>
                <text:p/>
              </text:list-item>
              <text:list-item>
                <text:p>Performance-Benchmarks auf AMD- und NVIDIA-GPUs</text:p>
                <text:p/>
              </text:list-item>
              <text:list-item>
                <text:p>Empfehlungen für den zukünftigen Einsatz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4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placeholder="true">
          <draw:text-box/>
        </draw:frame>
        <draw:frame presentation:style-name="pr9" draw:text-style-name="P17" draw:layer="layout" svg:width="23.5cm" svg:height="11.049cm" svg:x="0.5cm" svg:y="2cm" presentation:class="outline">
          <draw:text-box>
            <text:p text:style-name="P16"><text:span text:style-name="T9">Funktionaler Vergleich</text:span></text:p>
          </draw:text-box>
        </draw:frame>
        <presentation:notes draw:style-name="dp2">
          <draw:page-thumbnail draw:style-name="gr6" draw:layer="layout" svg:width="13.758cm" svg:height="10.319cm" svg:x="2.54cm" svg:y="2.064cm" draw:page-number="5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6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Anforderungen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Datensicht (nach M. Wong [1]) </text:p>
                <text:list>
                  <text:list-item>
                    <text:p>Datenbewegung</text:p>
                    <text:list>
                      <text:list-item>
                        <text:p>Explizit oder implizit?</text:p>
                      </text:list-item>
                    </text:list>
                  </text:list-item>
                  <text:list-item>
                    <text:p>Datenanordnung</text:p>
                    <text:list>
                      <text:list-item>
                        <text:p>Gekapselt?</text:p>
                      </text:list-item>
                    </text:list>
                  </text:list-item>
                  <text:list-item>
                    <text:p>Datenaffinität</text:p>
                    <text:list>
                      <text:list-item>
                        <text:p>Zuordnung zu bestimmter GPU</text:p>
                      </text:list-item>
                    </text:list>
                  </text:list-item>
                  <text:list-item>
                    <text:p>Datenlokalität</text:p>
                    <text:list>
                      <text:list-item>
                        <text:p>Nutzung der Speicherhierarchie</text:p>
                      </text:list-item>
                    </text:list>
                  </text:list-item>
                </text:list>
              </text:list-item>
              <text:list-item>
                <text:p>Aufgabensicht</text:p>
                <text:list>
                  <text:list-item>
                    <text:p>Aufgabengraphen</text:p>
                  </text:list-item>
                </text:list>
              </text:list-item>
            </text:list>
          </draw:text-box>
        </draw:frame>
        <draw:custom-shape draw:style-name="gr7" draw:text-style-name="P18" xml:id="id1" draw:id="id1" draw:layer="layout" svg:width="1.016cm" svg:height="1.016cm" svg:x="17.78cm" svg:y="10.668cm">
          <text:p text:style-name="P18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2" draw:id="id2" draw:layer="layout" svg:width="1.016cm" svg:height="1.016cm" svg:x="16.381cm" svg:y="12.369cm">
          <text:p text:style-name="P18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3" draw:id="id3" draw:layer="layout" svg:width="1.016cm" svg:height="1.016cm" svg:x="19.081cm" svg:y="12.369cm">
          <text:p text:style-name="P18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4" draw:id="id4" draw:layer="layout" svg:width="1.016cm" svg:height="1.016cm" svg:x="17.781cm" svg:y="14.069cm">
          <text:p text:style-name="P18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9" draw:layer="layout" draw:type="line" svg:x1="17.928cm" svg:y1="11.536cm" svg:x2="17.249cm" svg:y2="12.517cm" draw:start-shape="id1" draw:start-glue-point="7" draw:end-shape="id2" draw:end-glue-point="11" svg:d="M17928 11536l-679 981" svg:viewBox="0 0 680 982">
          <text:p/>
        </draw:connector>
        <draw:connector draw:style-name="gr8" draw:text-style-name="P19" draw:layer="layout" draw:type="line" svg:x1="18.648cm" svg:y1="11.536cm" svg:x2="19.229cm" svg:y2="12.517cm" draw:start-shape="id1" draw:start-glue-point="9" draw:end-shape="id3" draw:end-glue-point="5" svg:d="M18648 11536l581 981" svg:viewBox="0 0 582 982">
          <text:p/>
        </draw:connector>
        <draw:connector draw:style-name="gr8" draw:text-style-name="P19" draw:layer="layout" draw:type="line" svg:x1="19.229cm" svg:y1="13.237cm" svg:x2="18.649cm" svg:y2="14.217cm" draw:start-shape="id3" draw:start-glue-point="7" draw:end-shape="id4" draw:end-glue-point="11" svg:d="M19229 13237l-580 980" svg:viewBox="0 0 581 981">
          <text:p/>
        </draw:connector>
        <draw:connector draw:style-name="gr8" draw:text-style-name="P19" draw:layer="layout" draw:type="line" svg:x1="17.249cm" svg:y1="13.237cm" svg:x2="17.929cm" svg:y2="14.217cm" draw:start-shape="id2" draw:start-glue-point="9" draw:end-shape="id4" draw:end-glue-point="5" svg:d="M17249 13237l680 980" svg:viewBox="0 0 681 981">
          <text:p/>
        </draw:connector>
        <presentation:notes draw:style-name="dp2">
          <draw:page-thumbnail draw:style-name="gr6" draw:layer="layout" svg:width="13.758cm" svg:height="10.319cm" svg:x="2.54cm" svg:y="2.064cm" draw:page-number="6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7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Einführung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Single-source</text:p>
              </text:list-item>
              <text:list-item>
                <text:p>API: C</text:p>
              </text:list-item>
              <text:list-item>
                <text:p>Kernelsprache: C++-Dialekt</text:p>
              </text:list-item>
              <text:list-item>
                <text:p>Ausführung auf NVIDIA-GPUs möglich</text:p>
              </text:list-item>
            </text:list>
            <text:p text:style-name="P20"><text:span text:style-name="T10"/></text:p>
            <text:p text:style-name="P20"><text:span text:style-name="T10"/></text:p>
            <text:p text:style-name="P20"><text:span text:style-name="T10">__global__</text:span><text:span text:style-name="T11"> </text:span><text:span text:style-name="T12">void</text:span><text:span text:style-name="T11"> kernel(</text:span><text:span text:style-name="T12">const</text:span><text:span text:style-name="T11"> </text:span><text:span text:style-name="T12">float</text:span><text:span text:style-name="T11">* a, </text:span><text:span text:style-name="T12">const</text:span><text:span text:style-name="T11"> </text:span><text:span text:style-name="T12">float</text:span><text:span text:style-name="T11">* b, </text:span><text:span text:style-name="T12">float</text:span><text:span text:style-name="T11">* c, </text:span></text:p>
            <text:p text:style-name="P20"><text:span text:style-name="T11"><text:s text:c="23"/></text:span><text:span text:style-name="T11">std::</text:span><text:span text:style-name="T12">size_t</text:span><text:span text:style-name="T11"> dim)</text:span></text:p>
            <text:p text:style-name="P20"><text:span text:style-name="T11">{</text:span></text:p>
            <text:p text:style-name="P20"><text:span text:style-name="T11"><text:s text:c="4"/></text:span><text:span text:style-name="T13">/* … */</text:span></text:p>
            <text:p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7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8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Ausführungsmodell</text:p>
          </draw:text-box>
        </draw:frame>
        <draw:frame presentation:style-name="pr9" draw:text-style-name="P11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 text:style-name="P11"><text:span text:style-name="T14">Threads</text:span><text:span text:style-name="T6"> sind kleinste Ausführungseinheit</text:span></text:p>
              </text:list-item>
              <text:list-item>
                <text:p text:style-name="P11"><text:span text:style-name="T14">Warps</text:span><text:span text:style-name="T6"> bestehen aus 32 Threads, die synchron ausgeführt werden</text:span></text:p>
                <text:list>
                  <text:list-item>
                    <text:p><text:span text:style-name="T6">Kommunikation über Intrinsiken</text:span></text:p>
                  </text:list-item>
                </text:list>
              </text:list-item>
              <text:list-item>
                <text:p text:style-name="P11"><text:span text:style-name="T14">Blocks</text:span><text:span text:style-name="T6"> bestehen aus bis zu 1.024 Threads</text:span></text:p>
                <text:list>
                  <text:list-item>
                    <text:p><text:span text:style-name="T6">Ausführung auf einem Multiprozessor</text:span></text:p>
                  </text:list-item>
                  <text:list-item>
                    <text:p><text:span text:style-name="T6">Kommunikation über </text:span><text:span text:style-name="T14">shared memory</text:span></text:p>
                  </text:list-item>
                  <text:list-item>
                    <text:p><text:span text:style-name="T15">Synchronisation über Barrieren</text:span></text:p>
                  </text:list-item>
                </text:list>
              </text:list-item>
              <text:list-item>
                <text:p><text:span text:style-name="T14">Grid</text:span><text:span text:style-name="T6"> besteht aus allen Blocks</text:span></text:p>
                <text:list>
                  <text:list-item>
                    <text:p><text:span text:style-name="T6">Kommunikation über </text:span><text:span text:style-name="T14">global memor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8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9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Datenbewegung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Explizite Datenbewegung</text:p>
                <text:p text:style-name="P20"><text:span text:style-name="T12">auto</text:span><text:span text:style-name="T11"> host_buf = </text:span><text:span text:style-name="T12">new</text:span><text:span text:style-name="T11"> </text:span><text:span text:style-name="T12">float</text:span><text:span text:style-name="T11">[num_elems];</text:span></text:p>
                <text:p text:style-name="P20"><text:span text:style-name="T12">auto</text:span><text:span text:style-name="T11"> dev_buf = </text:span><text:span text:style-name="T12">static_cast</text:span><text:span text:style-name="T11">&lt;</text:span><text:span text:style-name="T12">float</text:span><text:span text:style-name="T11">*&gt;(</text:span><text:span text:style-name="T12">nullptr</text:span><text:span text:style-name="T11">);</text:span></text:p>
                <text:p text:style-name="P20"><text:span text:style-name="T11">cudaMalloc(&amp;dev_buf, num_elems * </text:span><text:span text:style-name="T12">sizeof</text:span><text:span text:style-name="T11">(</text:span><text:span text:style-name="T12">float</text:span><text:span text:style-name="T11">));</text:span></text:p>
                <text:p text:style-name="P20"><text:span text:style-name="T11">cudaMemcpy(dev_buf, host_buf, num_elems * </text:span><text:span text:style-name="T12">sizeof</text:span><text:span text:style-name="T11">(</text:span><text:span text:style-name="T12">float</text:span><text:span text:style-name="T11">), </text:span></text:p>
                <text:p text:style-name="P20"><text:span text:style-name="T11"><text:s text:c="11"/></text:span><text:span text:style-name="T10">cudaMemcpyDeviceToHost</text:span><text:span text:style-name="T11">);</text:span></text:p>
                <text:p/>
              </text:list-item>
              <text:list-item>
                <text:p>Implizite Datenbewegung (CUDA 6)</text:p>
                <text:p text:style-name="P20"><text:span text:style-name="T12">auto</text:span><text:span text:style-name="T11"> buf = </text:span><text:span text:style-name="T12">static_cast</text:span><text:span text:style-name="T11">&lt;</text:span><text:span text:style-name="T12">float</text:span><text:span text:style-name="T11">*&gt;(</text:span><text:span text:style-name="T12">nullptr</text:span><text:span text:style-name="T11">);</text:span></text:p>
                <text:p text:style-name="P20"><text:span text:style-name="T11">cudaMallocManaged(&amp;buf, num_elems * </text:span><text:span text:style-name="T12">sizeof</text:span><text:span text:style-name="T11">(</text:span><text:span text:style-name="T12">float</text:span><text:span text:style-name="T11">));</text:span></text:p>
                <text:p text:style-name="P21"><text:span text:style-name="T11"/></text:p>
              </text:list-item>
              <text:list-item>
                <text:p text:style-name="P22"><text:span text:style-name="T6">Implizite Datenbewegung (CUDA 8, Pascal)</text:span></text:p>
                <text:p text:style-name="P22"><text:span text:style-name="T12">auto</text:span><text:span text:style-name="T11"> buf = </text:span><text:span text:style-name="T12">new</text:span><text:span text:style-name="T11"> </text:span><text:span text:style-name="T12">float</text:span><text:span text:style-name="T11">[num_elems]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9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0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Datenanordnung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GPU-Speicheranordnung entspricht CPU-Speicheranordnung</text:p>
                <text:list>
                  <text:list-item>
                    <text:p>Programmierer muss effiziente Anordnung / Zugriffe sicherstellen</text:p>
                    <text:p/>
                  </text:list-item>
                </text:list>
              </text:list-item>
              <text:list-item>
                <text:p>Ausnahmen</text:p>
                <text:list>
                  <text:list-item>
                    <text:p>zwei-/dreidimensionale Arrays (<text:span text:style-name="T11">cudaMallocPitch</text:span> / <text:span text:style-name="T11">cudaMalloc3D</text:span>)</text:p>
                  </text:list-item>
                  <text:list-item>
                    <text:p>Textur-Caches (<text:span text:style-name="T11">cudaMallocArray</text:span>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0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1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Datenaffinität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Explizite Bewegung: Genau eine aktive GPU</text:p>
              </text:list-item>
              <text:list-item>
                <text:p>GPU-Wechsel erfolgt manuell (<text:span text:style-name="T11">cudaSetDevice</text:span>)</text:p>
                <text:p text:style-name="P20"><text:span text:style-name="T11">cudaSetDevice(0);</text:span></text:p>
                <text:p text:style-name="P20"><text:span text:style-name="T11">cudaMemcpy(…, </text:span><text:span text:style-name="T10">cudaMemcpyHostToDevice</text:span><text:span text:style-name="T11">); </text:span><text:span text:style-name="T13">// Ziel: GPU #0</text:span></text:p>
                <text:p text:style-name="P20"><text:span text:style-name="T11">cudaSetDevice(1);</text:span></text:p>
                <text:p text:style-name="P20"><text:span text:style-name="T11">cudaMemcpy(…, </text:span><text:span text:style-name="T10">cudaMemcpyHostToDevice</text:span><text:span text:style-name="T11">); </text:span><text:span text:style-name="T13">// Ziel: GPU #1</text:span></text:p>
                <text:p/>
              </text:list-item>
              <text:list-item>
                <text:p>Implizite Bewegung (vor Kepler): wie explizite Bewegung</text:p>
              </text:list-item>
              <text:list-item>
                <text:p>Implizite Bewegung (ab Kepler): <text:span text:style-name="T6">Speicher auf allen GPUs sichtba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1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2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Datenlokalität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Mehrere Ebenen der Speicherhierarchie</text:p>
                <text:list>
                  <text:list-item>
                    <text:p><text:span text:style-name="T8">Global memory</text:span>: Hauptspeicher der GPU, für alle Multiprozessoren sichtbar</text:p>
                    <text:list>
                      <text:list-item>
                        <text:p>Zugriff über L1- und L2-Caches</text:p>
                      </text:list-item>
                    </text:list>
                  </text:list-item>
                  <text:list-item>
                    <text:p><text:span text:style-name="T8">Constant memory</text:span>: Hauptspeicher, spezieller Cache</text:p>
                  </text:list-item>
                  <text:list-item>
                    <text:p>Textur-Caches</text:p>
                  </text:list-item>
                  <text:list-item>
                    <text:p><text:span text:style-name="T8">Shared memory</text:span>: Programmierbarer L1-Cache</text:p>
                  </text:list-item>
                  <text:list-item>
                    <text:p>Register</text:p>
                  </text:list-item>
                  <text:list-item>
                    <text:p><text:span text:style-name="T8">Local memory</text:span>: „versteckter“ Hauptspeich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2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3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Aufgabengraphen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Herkömmlich: CUDA Streams und Events</text:p>
                <text:p text:style-name="P20"><text:span text:style-name="T11">A&lt;&lt;&lt;…, stream1&gt;&gt;&gt;();</text:span></text:p>
                <text:p text:style-name="P20"><text:span text:style-name="T11">cudaEventRecord(eventA, stream1);</text:span></text:p>
                <text:p text:style-name="P20"><text:span text:style-name="T11"/></text:p>
                <text:p text:style-name="P20"><text:span text:style-name="T11">B&lt;&lt;&lt;…, stream1&gt;&gt;&gt;();</text:span></text:p>
                <text:p text:style-name="P20"><text:span text:style-name="T11"/></text:p>
                <text:p text:style-name="P20"><text:span text:style-name="T11">cudaStreamWaitEvent(stream2, eventA);</text:span></text:p>
                <text:p text:style-name="P20"><text:span text:style-name="T11">C&lt;&lt;&lt;…, stream2&gt;&gt;&gt;();</text:span></text:p>
                <text:p text:style-name="P20"><text:span text:style-name="T11">cudaEventRecord(eventC, stream2);</text:span></text:p>
                <text:p text:style-name="P20"><text:span text:style-name="T11"/></text:p>
                <text:p text:style-name="P20"><text:span text:style-name="T11">cudaStreamWaitEvent(stream1, eventC);</text:span></text:p>
                <text:p text:style-name="P20"><text:span text:style-name="T11">D&lt;&lt;&lt;…, stream1&gt;&gt;&gt;();</text:span></text:p>
              </text:list-item>
            </text:list>
          </draw:text-box>
        </draw:frame>
        <draw:custom-shape draw:style-name="gr7" draw:text-style-name="P18" xml:id="id5" draw:id="id5" draw:layer="layout" svg:width="1.016cm" svg:height="1.016cm" svg:x="19.527cm" svg:y="5.743cm">
          <text:p text:style-name="P18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6" draw:id="id6" draw:layer="layout" svg:width="1.016cm" svg:height="1.016cm" svg:x="18.128cm" svg:y="7.444cm">
          <text:p text:style-name="P18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7" draw:id="id7" draw:layer="layout" svg:width="1.016cm" svg:height="1.016cm" svg:x="20.828cm" svg:y="7.444cm">
          <text:p text:style-name="P18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8" draw:id="id8" draw:layer="layout" svg:width="1.016cm" svg:height="1.016cm" svg:x="19.528cm" svg:y="9.144cm">
          <text:p text:style-name="P18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9" draw:layer="layout" draw:type="line" svg:x1="19.675cm" svg:y1="6.611cm" svg:x2="18.996cm" svg:y2="7.592cm" draw:start-shape="id5" draw:start-glue-point="7" draw:end-shape="id6" draw:end-glue-point="11" svg:d="M19675 6611l-679 981" svg:viewBox="0 0 680 982">
          <text:p/>
        </draw:connector>
        <draw:connector draw:style-name="gr8" draw:text-style-name="P19" draw:layer="layout" draw:type="line" svg:x1="20.395cm" svg:y1="6.611cm" svg:x2="20.976cm" svg:y2="7.592cm" draw:start-shape="id5" draw:start-glue-point="9" draw:end-shape="id7" draw:end-glue-point="5" svg:d="M20395 6611l581 981" svg:viewBox="0 0 582 982">
          <text:p/>
        </draw:connector>
        <draw:connector draw:style-name="gr8" draw:text-style-name="P19" draw:layer="layout" draw:type="line" svg:x1="20.976cm" svg:y1="8.312cm" svg:x2="20.396cm" svg:y2="9.292cm" draw:start-shape="id7" draw:start-glue-point="7" draw:end-shape="id8" draw:end-glue-point="11" svg:d="M20976 8312l-580 980" svg:viewBox="0 0 581 981">
          <text:p/>
        </draw:connector>
        <draw:connector draw:style-name="gr8" draw:text-style-name="P19" draw:layer="layout" draw:type="line" svg:x1="18.996cm" svg:y1="8.312cm" svg:x2="19.676cm" svg:y2="9.292cm" draw:start-shape="id6" draw:start-glue-point="9" draw:end-shape="id8" draw:end-glue-point="5" svg:d="M18996 8312l680 980" svg:viewBox="0 0 681 981">
          <text:p/>
        </draw:connector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3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4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Aufgabengraphen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Neu (CUDA 10): CUDA Graphs</text:p>
                <text:p text:style-name="P20"><text:span text:style-name="T11">cudaGraphCreate(&amp;graph);</text:span></text:p>
                <text:p text:style-name="P20"><text:span text:style-name="T11"/></text:p>
                <text:p text:style-name="P20"><text:span text:style-name="T11">cudaGraphAddNode(graph, A, {}, …);</text:span></text:p>
                <text:p text:style-name="P20"><text:span text:style-name="T11">cudaGraphAddNode(graph, B, {A}, …);</text:span></text:p>
                <text:p text:style-name="P20"><text:span text:style-name="T11">cudaGraphAddNode(graph, C, {A}, …);</text:span></text:p>
                <text:p text:style-name="P20"><text:span text:style-name="T11">cudaGraphAddNode(graph, D, {B, C}, …);</text:span></text:p>
                <text:p text:style-name="P20"><text:span text:style-name="T11"/></text:p>
                <text:p text:style-name="P20"><text:span text:style-name="T11">cudaGraphInstantiate(&amp;instance, graph);</text:span></text:p>
                <text:p text:style-name="P20"><text:span text:style-name="T11"/></text:p>
                <text:p text:style-name="P20"><text:span text:style-name="T11">cudaGraphLaunch(instance, stream);</text:span></text:p>
              </text:list-item>
            </text:list>
          </draw:text-box>
        </draw:frame>
        <draw:custom-shape draw:style-name="gr7" draw:text-style-name="P18" xml:id="id9" draw:id="id9" draw:layer="layout" svg:width="1.016cm" svg:height="1.016cm" svg:x="19.527cm" svg:y="5.743cm">
          <text:p text:style-name="P18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10" draw:id="id10" draw:layer="layout" svg:width="1.016cm" svg:height="1.016cm" svg:x="18.128cm" svg:y="7.444cm">
          <text:p text:style-name="P18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11" draw:id="id11" draw:layer="layout" svg:width="1.016cm" svg:height="1.016cm" svg:x="20.828cm" svg:y="7.444cm">
          <text:p text:style-name="P18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12" draw:id="id12" draw:layer="layout" svg:width="1.016cm" svg:height="1.016cm" svg:x="19.528cm" svg:y="9.144cm">
          <text:p text:style-name="P18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9" draw:layer="layout" draw:type="line" svg:x1="19.675cm" svg:y1="6.611cm" svg:x2="18.996cm" svg:y2="7.592cm" draw:start-shape="id9" draw:start-glue-point="7" draw:end-shape="id10" draw:end-glue-point="11" svg:d="M19675 6611l-679 981" svg:viewBox="0 0 680 982">
          <text:p/>
        </draw:connector>
        <draw:connector draw:style-name="gr8" draw:text-style-name="P19" draw:layer="layout" draw:type="line" svg:x1="20.395cm" svg:y1="6.611cm" svg:x2="20.976cm" svg:y2="7.592cm" draw:start-shape="id9" draw:start-glue-point="9" draw:end-shape="id11" draw:end-glue-point="5" svg:d="M20395 6611l581 981" svg:viewBox="0 0 582 982">
          <text:p/>
        </draw:connector>
        <draw:connector draw:style-name="gr8" draw:text-style-name="P19" draw:layer="layout" draw:type="line" svg:x1="20.976cm" svg:y1="8.312cm" svg:x2="20.396cm" svg:y2="9.292cm" draw:start-shape="id11" draw:start-glue-point="7" draw:end-shape="id12" draw:end-glue-point="11" svg:d="M20976 8312l-580 980" svg:viewBox="0 0 581 981">
          <text:p/>
        </draw:connector>
        <draw:connector draw:style-name="gr8" draw:text-style-name="P19" draw:layer="layout" draw:type="line" svg:x1="18.996cm" svg:y1="8.312cm" svg:x2="19.676cm" svg:y2="9.292cm" draw:start-shape="id10" draw:start-glue-point="9" draw:end-shape="id12" draw:end-glue-point="5" svg:d="M18996 8312l680 980" svg:viewBox="0 0 681 981">
          <text:p/>
        </draw:connector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4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5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IP - Einführung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<text:span text:style-name="T8">Heterogeneous-Computing Interface for Portability</text:span></text:p>
              </text:list-item>
              <text:list-item>
                <text:p>CUDA-Klon</text:p>
                <text:list>
                  <text:list-item>
                    <text:p><text:span text:style-name="T6">API: </text:span><text:span text:style-name="T11">cudaCmd</text:span> wird zu <text:span text:style-name="T11">hipCmd</text:span></text:p>
                  </text:list-item>
                  <text:list-item>
                    <text:p><text:span text:style-name="T6">Kernelsprache weitestgehend identisch</text:span></text:p>
                  </text:list-item>
                </text:list>
              </text:list-item>
              <text:list-item>
                <text:p><text:span text:style-name="T6">Ausführung auf AMD- und NVIDIA-GPUs möglic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5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6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IP – Unterschiede zu CUDA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<text:span text:style-name="T15">CUDAs Konzepte gelten grundsätzlich auch hier</text:span></text:p>
              </text:list-item>
              <text:list-item>
                <text:p><text:span text:style-name="T6">Keine implizite Datenbewegung (</text:span><text:span text:style-name="T11">hipMallocManaged</text:span><text:span text:style-name="T6">)</text:span></text:p>
              </text:list-item>
              <text:list-item>
                <text:p><text:span text:style-name="T6">Keine optimierte Datenanordnung (</text:span><text:span text:style-name="T11">hipMallocPitch</text:span><text:span text:style-name="T6"> / </text:span><text:span text:style-name="T11">hipArray</text:span><text:span text:style-name="T6">s)</text:span></text:p>
              </text:list-item>
              <text:list-item>
                <text:p><text:span text:style-name="T6">Eingeschränkter Textur-Cache</text:span></text:p>
              </text:list-item>
              <text:list-item>
                <text:p><text:span text:style-name="T6">Keine HIP Graph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6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7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– Einführung</text:p>
          </draw:text-box>
        </draw:frame>
        <draw:frame presentation:style-name="pr9" draw:layer="layout" svg:width="23.5cm" svg:height="11.284cm" svg:x="0.5cm" svg:y="1.883cm" presentation:class="outline" presentation:user-transformed="true">
          <draw:text-box>
            <text:list text:style-name="L3">
              <text:list-item>
                <text:p><text:span text:style-name="T14">Heterogeneous Compute</text:span></text:p>
              </text:list-item>
              <text:list-item>
                <text:p><text:span text:style-name="T6">Basiert auf Microsofts C++AMP</text:span></text:p>
              </text:list-item>
              <text:list-item>
                <text:p><text:span text:style-name="T6">Single-source</text:span></text:p>
              </text:list-item>
              <text:list-item>
                <text:p><text:span text:style-name="T6">API: C++</text:span></text:p>
              </text:list-item>
              <text:list-item>
                <text:p><text:span text:style-name="T6">Kernelsprache: C++-Dialekt</text:span></text:p>
              </text:list-item>
              <text:list-item>
                <text:p><text:span text:style-name="T6">Ausführung auf AMD-GPUs möglich</text:span></text:p>
                <text:p text:style-name="P20"><text:span text:style-name="T12">void</text:span><text:span text:style-name="T11"> kernel(hc::tiled_index&lt;1&gt; idx,</text:span></text:p>
                <text:p text:style-name="P20"><text:span text:style-name="T11"><text:s text:c="12"/></text:span><text:span text:style-name="T11">hc::array_view&lt;</text:span><text:span text:style-name="T12">const</text:span><text:span text:style-name="T11"> </text:span><text:span text:style-name="T12">float</text:span><text:span text:style-name="T16">&gt;</text:span><text:span text:style-name="T11"> a,</text:span></text:p>
                <text:p text:style-name="P20"><text:span text:style-name="T11"><text:s text:c="12"/></text:span><text:span text:style-name="T11">hc::array_view&lt;</text:span><text:span text:style-name="T12">const</text:span><text:span text:style-name="T11"> </text:span><text:span text:style-name="T12">float</text:span><text:span text:style-name="T11">&gt; b,</text:span></text:p>
                <text:p text:style-name="P20"><text:span text:style-name="T11"><text:s text:c="12"/></text:span><text:span text:style-name="T11">hc::array_view&lt;</text:span><text:span text:style-name="T12">float</text:span><text:span text:style-name="T11">&gt; c, std::</text:span><text:span text:style-name="T12">size_t</text:span><text:span text:style-name="T11"> dim) [[hc]]</text:span></text:p>
                <text:p text:style-name="P20"><text:span text:style-name="T11">{</text:span></text:p>
                <text:p text:style-name="P20"><text:span text:style-name="T11"><text:s text:c="4"/></text:span><text:span text:style-name="T13">/* … */</text:span></text:p>
                <text:p><text:span text:style-name="T11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7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8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- Ausführungsmodell</text:p>
          </draw:text-box>
        </draw:frame>
        <draw:frame presentation:style-name="pr9" draw:text-style-name="P11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 text:style-name="P11"><text:span text:style-name="T14">Threads</text:span><text:span text:style-name="T6"> sind kleinste Ausführungseinheit</text:span></text:p>
              </text:list-item>
              <text:list-item>
                <text:p text:style-name="P11"><text:span text:style-name="T14">Wavefronts</text:span><text:span text:style-name="T6"> bestehen aus 64 Threads, die synchron ausgeführt werden</text:span></text:p>
                <text:list>
                  <text:list-item>
                    <text:p><text:span text:style-name="T6">Kommunikation über Intrinsiken</text:span></text:p>
                  </text:list-item>
                </text:list>
              </text:list-item>
              <text:list-item>
                <text:p text:style-name="P11"><text:span text:style-name="T14">Tiles</text:span><text:span text:style-name="T6"> bestehen aus bis zu 1.024 Threads</text:span></text:p>
                <text:list>
                  <text:list-item>
                    <text:p><text:span text:style-name="T6">Ausführung auf einem Multiprozessor</text:span></text:p>
                  </text:list-item>
                  <text:list-item>
                    <text:p><text:span text:style-name="T6">Kommunikation über </text:span><text:span text:style-name="T14">tile static memory</text:span></text:p>
                  </text:list-item>
                  <text:list-item>
                    <text:p><text:span text:style-name="T15">Synchronisation über Barrieren</text:span></text:p>
                  </text:list-item>
                </text:list>
              </text:list-item>
              <text:list-item>
                <text:p><text:span text:style-name="T15">Keine Entsprechung zu CUDAs </text:span><text:span text:style-name="T14">Grid</text:span></text:p>
                <text:list>
                  <text:list-item>
                    <text:p><text:span text:style-name="T15">Anzahl der Tiles wird durch globale Problemgröße bestimm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8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9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- Datenbewegung</text:p>
          </draw:text-box>
        </draw:frame>
        <draw:frame presentation:style-name="pr10" draw:layer="layout" svg:width="23.5cm" svg:height="18.598cm" svg:x="0.5cm" svg:y="0.198cm" presentation:class="outline" presentation:user-transformed="true">
          <draw:text-box>
            <text:list text:style-name="L3">
              <text:list-item>
                <text:p>Explizite Datenbewegung</text:p>
                <text:p text:style-name="P20"><text:span text:style-name="T12">auto</text:span><text:span text:style-name="T11"> host_buf = </text:span><text:span text:style-name="T16">std::vector&lt;</text:span><text:span text:style-name="T12">float</text:span><text:span text:style-name="T16">&gt;{};</text:span></text:p>
                <text:p text:style-name="P20"><text:span text:style-name="T16">host_buf.resize(</text:span><text:span text:style-name="T11">num_elems);</text:span></text:p>
                <text:p text:style-name="P20"><text:span text:style-name="T11"/></text:p>
                <text:p text:style-name="P20"><text:span text:style-name="T12">auto</text:span><text:span text:style-name="T11"> dev_buf = hc::array&lt;</text:span><text:span text:style-name="T12">float</text:span><text:span text:style-name="T16">, 1&gt;{hc::extent&lt;1&gt;{num_elems}};</text:span></text:p>
                <text:p text:style-name="P20"><text:span text:style-name="T11">hc::copy(std::begin(host_buf), dev_buf);</text:span></text:p>
                <text:p/>
              </text:list-item>
              <text:list-item>
                <text:p>Implizite Datenbewegung (<text:span text:style-name="T11">hc::array</text:span>)</text:p>
                <text:p text:style-name="P20"><text:span text:style-name="T17">auto</text:span><text:span text:style-name="T18"> host_buf = </text:span><text:span text:style-name="T16">std::vector&lt;</text:span><text:span text:style-name="T12">float</text:span><text:span text:style-name="T16">&gt;{};</text:span></text:p>
                <text:p text:style-name="P20"><text:span text:style-name="T16">host_buf.resize(</text:span><text:span text:style-name="T11">num_elems);</text:span></text:p>
                <text:p text:style-name="P20"><text:span text:style-name="T11"/></text:p>
                <text:p text:style-name="P20"><text:span text:style-name="T11">auto dev_buf = hc::array&lt;</text:span><text:span text:style-name="T12">float</text:span><text:span text:style-name="T11">, 1&gt;{hc::extent&lt;1&gt;{num_elems},</text:span></text:p>
                <text:p text:style-name="P20"><text:span text:style-name="T11"><text:s text:c="35"/></text:span><text:span text:style-name="T11">std::begin(host_buf)};</text:span></text:p>
                <text:p text:style-name="P21"><text:span text:style-name="T11"/></text:p>
              </text:list-item>
              <text:list-item>
                <text:p text:style-name="P22"><text:span text:style-name="T6">Implizite Datenbewegung (</text:span><text:span text:style-name="T11">hc::array_view</text:span><text:span text:style-name="T6">)</text:span></text:p>
                <text:p text:style-name="P20"><text:span text:style-name="T11">auto host_buf = std::vector&lt;</text:span><text:span text:style-name="T12">float</text:span><text:span text:style-name="T11">&gt;{};</text:span></text:p>
                <text:p text:style-name="P20"><text:span text:style-name="T11">host_buf.resize(num_elems);</text:span></text:p>
                <text:p text:style-name="P20"><text:span text:style-name="T11"/></text:p>
                <text:p text:style-name="P20"><text:span text:style-name="T11">auto view = hc::array_view&lt;</text:span><text:span text:style-name="T12">float</text:span><text:span text:style-name="T11">, 1&gt;{hc::extent&lt;1&gt;{num_elems}, </text:span></text:p>
                <text:p text:style-name="P20"><text:span text:style-name="T11"><text:s text:c="37"/></text:span><text:span text:style-name="T11">host_buf}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9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0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- Datenanordnung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GPU-Speicheranordnung vor Programmierer verborgen</text:p>
                <text:list>
                  <text:list-item>
                    <text:p><text:span text:style-name="T19">hc::array</text:span> und <text:span text:style-name="T11">hc::array_view</text:span><text:span text:style-name="T6"> können bis zu drei Dimensionen abdecken</text:span></text:p>
                  </text:list-item>
                  <text:list-item>
                    <text:p><text:span text:style-name="T6">Zugriff auf Elemente über spezielle Datenstruktur </text:span><text:span text:style-name="T11">hc::index</text:span></text:p>
                  </text:list-item>
                  <text:list-item>
                    <text:p><text:span text:style-name="T6">API unterscheidet zwischen Zeiger und linearisiertem Zeig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0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1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- Datenaffinität</text:p>
          </draw:text-box>
        </draw:frame>
        <draw:frame presentation:style-name="pr11" draw:layer="layout" svg:width="23.5cm" svg:height="13.714cm" svg:x="0.5cm" svg:y="1.526cm" presentation:class="outline" presentation:user-transformed="true">
          <draw:text-box>
            <text:list text:style-name="L3">
              <text:list-item>
                <text:p>Explizite Bewegung: <text:span text:style-name="T11">hc::array</text:span><text:span text:style-name="T6"> ist immer an bestimmte GPU gebunden</text:span></text:p>
                <text:list>
                  <text:list-item>
                    <text:p><text:span text:style-name="T6">Bei fehlender Angabe entscheidet die Laufzeitumgebung</text:span></text:p>
                  </text:list-item>
                </text:list>
                <text:p text:style-name="P20"><text:span text:style-name="T12">auto</text:span><text:span text:style-name="T11"> gpu0 = …;</text:span></text:p>
                <text:p text:style-name="P20"><text:span text:style-name="T12">auto</text:span><text:span text:style-name="T11"> gpu1 = …;</text:span></text:p>
                <text:p text:style-name="P20"><text:span text:style-name="T11"/></text:p>
                <text:p text:style-name="P20"><text:span text:style-name="T12">auto</text:span><text:span text:style-name="T11"> gpu0_view = gpu0.get_default_view();</text:span></text:p>
                <text:p text:style-name="P20"><text:span text:style-name="T12">auto</text:span><text:span text:style-name="T11"> gpu1_view = gpu1.get_default_view();</text:span></text:p>
                <text:p text:style-name="P20"><text:span text:style-name="T11"/></text:p>
                <text:p text:style-name="P20"><text:span text:style-name="T12">auto</text:span><text:span text:style-name="T11"> a = hc::array&lt;</text:span><text:span text:style-name="T12">float</text:span><text:span text:style-name="T11">, 1&gt;{…, gpu0_view};</text:span></text:p>
                <text:p text:style-name="P20"><text:span text:style-name="T12">auto</text:span><text:span text:style-name="T11"> b = hc::array&lt;</text:span><text:span text:style-name="T12">float</text:span><text:span text:style-name="T11">, 1&gt;{…, gpu1_view};</text:span></text:p>
                <text:p text:style-name="P20"><text:span text:style-name="T11"/></text:p>
                <text:p text:style-name="P22"><text:span text:style-name="T11">hc::copy(a, b); </text:span><text:span text:style-name="T13">// Quelle: GPU #0, Ziel: GPU #1</text:span></text:p>
                <text:p/>
              </text:list-item>
              <text:list-item>
                <text:p>Implizite Bewegung (<text:span text:style-name="T19">array_view</text:span>): keine GPU-Zuordnung</text:p>
                <text:list>
                  <text:list-item>
                    <text:p>Kopien zwischen GPUs grundsätzlich versteck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1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2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- Datenlokalität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Zwei Ebenen der Speicherhierarchie</text:p>
                <text:list>
                  <text:list-item>
                    <text:p><text:span text:style-name="T8">Global memory</text:span>: Hauptspeicher der GPU, für alle Multiprozessoren sichtbar</text:p>
                  </text:list-item>
                  <text:list-item>
                    <text:p><text:span text:style-name="T8">Tile static memory</text:span>: Programmierbarer Multiprozessor-Cach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2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3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- Aufgabengraphen</text:p>
          </draw:text-box>
        </draw:frame>
        <draw:frame presentation:style-name="pr12" draw:layer="layout" svg:width="23.5cm" svg:height="20.695cm" svg:x="0.5cm" svg:y="-0.375cm" presentation:class="outline" presentation:user-transformed="true">
          <draw:text-box>
            <text:list text:style-name="L3">
              <text:list-item>
                <text:p><text:span text:style-name="T11">hc::accelerator_view</text:span><text:span text:style-name="T6"> ist </text:span><text:span text:style-name="T14">logische</text:span><text:span text:style-name="T6"> Sicht auf GPU</text:span></text:p>
                <text:list>
                  <text:list-item>
                    <text:p><text:span text:style-name="T6">Mehrere parallele </text:span><text:span text:style-name="T11">accelerator_views</text:span><text:span text:style-name="T6"> pro GPU möglich</text:span></text:p>
                  </text:list-item>
                  <text:list-item>
                    <text:p><text:span text:style-name="T6">Synchronisation zwischen verschiedenen accelerator_views über </text:span><text:span text:style-name="T11">completion_future</text:span><text:span text:style-name="T6">-Objekte</text:span></text:p>
                  </text:list-item>
                  <text:list-item>
                    <text:p><text:span text:style-name="T6">Entsprechen </text:span><text:span text:style-name="T11">std::future</text:span><text:span text:style-name="T6">, erweitert um </text:span><text:span text:style-name="T11">then</text:span><text:span text:style-name="T6">-Methode</text:span></text:p>
                  </text:list-item>
                  <text:list-item>
                    <text:p><text:span text:style-name="T6">Nachteil: </text:span><text:span text:style-name="T11">then</text:span><text:span text:style-name="T6"> nur einmal ausführbar</text:span></text:p>
                  </text:list-item>
                </text:list>
                <text:p text:style-name="P20"><text:span text:style-name="T12">auto</text:span><text:span text:style-name="T11"> futureA = hc::parallel_for_each(view0, </text:span><text:span text:style-name="T13">/* A */</text:span><text:span text:style-name="T11">);</text:span></text:p>
                <text:p text:style-name="P20"><text:span text:style-name="T12">auto</text:span><text:span text:style-name="T11"> futureB = hc::parallel_for_each(view0, </text:span><text:span text:style-name="T13">/* B */</text:span><text:span text:style-name="T11">);</text:span></text:p>
                <text:p text:style-name="P20"><text:span text:style-name="T11"/></text:p>
                <text:p text:style-name="P20"><text:span text:style-name="T12">auto</text:span><text:span text:style-name="T11"> futureC = hc::completion_future{};</text:span></text:p>
                <text:p text:style-name="P20"><text:span text:style-name="T11">futureA.then([&amp;]() {</text:span></text:p>
                <text:p text:style-name="P20"><text:span text:style-name="T11"><text:s text:c="4"/></text:span><text:span text:style-name="T11">futureC = hc::parallel_for_each(view1, </text:span><text:span text:style-name="T13">/* C */</text:span><text:span text:style-name="T11">);</text:span></text:p>
                <text:p text:style-name="P20"><text:span text:style-name="T11">});</text:span></text:p>
                <text:p text:style-name="P20"><text:span text:style-name="T11"/></text:p>
                <text:p text:style-name="P20"><text:span text:style-name="T11">futureC.then([&amp;]() {</text:span></text:p>
                <text:p text:style-name="P20"><text:span text:style-name="T11"><text:s text:c="4"/></text:span><text:span text:style-name="T11">hc::parallel_for_each(view0, </text:span><text:span text:style-name="T13">/* D */</text:span><text:span text:style-name="T11">);</text:span></text:p>
                <text:p text:style-name="P20"><text:span text:style-name="T11">}</text:span></text:p>
                <text:p text:style-name="P20"><text:span text:style-name="T11"/></text:p>
                <text:p text:style-name="P20"><text:span text:style-name="T11"/></text:p>
              </text:list-item>
            </text:list>
          </draw:text-box>
        </draw:frame>
        <draw:custom-shape draw:style-name="gr7" draw:text-style-name="P23" xml:id="id13" draw:id="id13" draw:layer="layout" svg:width="1.016cm" svg:height="1.016cm" svg:x="21.465cm" svg:y="8.636cm">
          <text:p text:style-name="P2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3" xml:id="id14" draw:id="id14" draw:layer="layout" svg:width="1.016cm" svg:height="1.016cm" svg:x="20.066cm" svg:y="10.337cm">
          <text:p text:style-name="P23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3" xml:id="id15" draw:id="id15" draw:layer="layout" svg:width="1.016cm" svg:height="1.016cm" svg:x="22.766cm" svg:y="10.337cm">
          <text:p text:style-name="P23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3" xml:id="id16" draw:id="id16" draw:layer="layout" svg:width="1.016cm" svg:height="1.016cm" svg:x="21.466cm" svg:y="12.037cm">
          <text:p text:style-name="P23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9" draw:layer="layout" draw:type="line" svg:x1="21.613cm" svg:y1="9.504cm" svg:x2="20.934cm" svg:y2="10.485cm" draw:start-shape="id13" draw:start-glue-point="7" draw:end-shape="id14" draw:end-glue-point="11" svg:d="M21613 9504l-679 981" svg:viewBox="0 0 680 982">
          <text:p/>
        </draw:connector>
        <draw:connector draw:style-name="gr8" draw:text-style-name="P19" draw:layer="layout" draw:type="line" svg:x1="22.333cm" svg:y1="9.504cm" svg:x2="22.914cm" svg:y2="10.485cm" draw:start-shape="id13" draw:start-glue-point="9" draw:end-shape="id15" draw:end-glue-point="5" svg:d="M22333 9504l581 981" svg:viewBox="0 0 582 982">
          <text:p/>
        </draw:connector>
        <draw:connector draw:style-name="gr8" draw:text-style-name="P19" draw:layer="layout" draw:type="line" svg:x1="22.914cm" svg:y1="11.205cm" svg:x2="22.334cm" svg:y2="12.185cm" draw:start-shape="id15" draw:start-glue-point="7" draw:end-shape="id16" draw:end-glue-point="11" svg:d="M22914 11205l-580 980" svg:viewBox="0 0 581 981">
          <text:p/>
        </draw:connector>
        <draw:connector draw:style-name="gr8" draw:text-style-name="P19" draw:layer="layout" draw:type="line" svg:x1="20.934cm" svg:y1="11.205cm" svg:x2="21.614cm" svg:y2="12.185cm" draw:start-shape="id14" draw:start-glue-point="9" draw:end-shape="id16" draw:end-glue-point="5" svg:d="M20934 11205l680 980" svg:viewBox="0 0 681 981">
          <text:p/>
        </draw:connector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3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4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– Einführung</text:p>
          </draw:text-box>
        </draw:frame>
        <draw:frame presentation:style-name="pr13" draw:layer="layout" svg:width="23.5cm" svg:height="17.018cm" svg:x="0.5cm" svg:y="2.032cm" presentation:class="outline" presentation:user-transformed="true">
          <draw:text-box>
            <text:list text:style-name="L3">
              <text:list-item>
                <text:p><text:span text:style-name="T6">Ursprünglich Compiler-Erweiterung für PlayStation3-Systeme</text:span></text:p>
              </text:list-item>
              <text:list-item>
                <text:p><text:span text:style-name="T6">Single-source; API und Kernelsprache kompatibel zum C++-Standard</text:span></text:p>
                <text:list>
                  <text:list-item>
                    <text:p><text:span text:style-name="T6">Kernelsprache ohne dynamische Polymorphie</text:span></text:p>
                  </text:list-item>
                </text:list>
              </text:list-item>
              <text:list-item>
                <text:p><text:span text:style-name="T6">Hardware-Unterstützung abhängig von konkreter Implementierung</text:span></text:p>
                <text:list>
                  <text:list-item>
                    <text:p><text:span text:style-name="T6">ComputeCpp: Automotive, Embedded, Intel-CPUs, Intel-GPUs, NVIDIA-</text:span><text:span text:style-name="T6">GPUs (experimentell)</text:span></text:p>
                  </text:list-item>
                  <text:list-item>
                    <text:p><text:span text:style-name="T6">triSYCL: CPUs, Xilinx-FPGAs (experimentell)</text:span></text:p>
                  </text:list-item>
                  <text:list-item>
                    <text:p><text:span text:style-name="T6">Intel-Prototyp: Intel-CPUs, Intel-GPUs</text:span></text:p>
                  </text:list-item>
                </text:list>
                <text:p text:style-name="P20"><text:span text:style-name="T12">struct</text:span><text:span text:style-name="T11"> kernel {</text:span></text:p>
                <text:p text:style-name="P20"><text:span text:style-name="T11"><text:s text:c="4"/></text:span><text:span text:style-name="T11">cl::sycl::accessor&lt;</text:span><text:span text:style-name="T12">float</text:span><text:span text:style-name="T11">, 1, cl::sycl::access::mode::read&gt; a;</text:span></text:p>
                <text:p text:style-name="P20"><text:span text:style-name="T11"><text:s text:c="4"/></text:span><text:span text:style-name="T11">cl::sycl::accessor&lt;</text:span><text:span text:style-name="T12">float</text:span><text:span text:style-name="T11">, 1, cl::sycl::access::mode::read&gt; b;</text:span></text:p>
                <text:p text:style-name="P20"><text:span text:style-name="T11"><text:s text:c="4"/></text:span><text:span text:style-name="T11">cl::sycl::accessor&lt;</text:span><text:span text:style-name="T12">float</text:span><text:span text:style-name="T11">, 1, </text:span></text:p>
                <text:p text:style-name="P20"><text:span text:style-name="T11"><text:s text:c="23"/></text:span><text:span text:style-name="T11">cl::sycl::access::mode::discard_write&gt; c;</text:span></text:p>
                <text:p text:style-name="P20"><text:span text:style-name="T11"><text:s text:c="4"/></text:span><text:span text:style-name="T11">std::</text:span><text:span text:style-name="T12">size_t</text:span><text:span text:style-name="T11"> dim;</text:span></text:p>
                <text:p text:style-name="P20"><text:span text:style-name="T11"/></text:p>
                <text:p text:style-name="P20"><text:span text:style-name="T11"><text:s text:c="4"/></text:span><text:span text:style-name="T12">void</text:span><text:span text:style-name="T11"> </text:span><text:span text:style-name="T12">operator</text:span><text:span text:style-name="T11">()(cl::sycl::nd_item&lt;1&gt; my_item) {</text:span></text:p>
                <text:p text:style-name="P20"><text:span text:style-name="T11"><text:s text:c="8"/></text:span><text:span text:style-name="T13">/* … */</text:span></text:p>
                <text:p><text:span text:style-name="T11"><text:s text:c="4"/></text:span><text:span text:style-name="T11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4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5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- Ausführungsmodell</text:p>
          </draw:text-box>
        </draw:frame>
        <draw:frame presentation:style-name="pr9" draw:text-style-name="P11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 text:style-name="P11"><text:span text:style-name="T14">Work-items</text:span><text:span text:style-name="T6"> sind kleinste Ausführungseinheit</text:span></text:p>
              </text:list-item>
              <text:list-item>
                <text:p text:style-name="P11"><text:span text:style-name="T15">Keine Entsprechung zu </text:span><text:span text:style-name="T14">Warps</text:span><text:span text:style-name="T15"> / </text:span><text:span text:style-name="T14">Wavefronts</text:span><text:span text:style-name="T15"> </text:span></text:p>
              </text:list-item>
              <text:list-item>
                <text:p text:style-name="P11"><text:span text:style-name="T14">Work-groups</text:span><text:span text:style-name="T6"> bestehen aus mehreren </text:span><text:span text:style-name="T14">Work-items</text:span></text:p>
                <text:list>
                  <text:list-item>
                    <text:p><text:span text:style-name="T6">Kommunikation über </text:span><text:span text:style-name="T14">local memory</text:span></text:p>
                  </text:list-item>
                  <text:list-item>
                    <text:p><text:span text:style-name="T15">Synchronisation über Barrieren</text:span></text:p>
                  </text:list-item>
                </text:list>
              </text:list-item>
              <text:list-item>
                <text:p><text:span text:style-name="T15">Keine Entsprechung zu CUDAs </text:span><text:span text:style-name="T14">Grid</text:span></text:p>
                <text:list>
                  <text:list-item>
                    <text:p><text:span text:style-name="T15">Anzahl der </text:span><text:span text:style-name="T14">Work-groups</text:span><text:span text:style-name="T15"> wird durch globale Problemgröße bestimm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5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6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- Datenbewegung</text:p>
          </draw:text-box>
        </draw:frame>
        <draw:frame presentation:style-name="pr10" draw:layer="layout" svg:width="24.9cm" svg:height="18.598cm" svg:x="0.5cm" svg:y="0.198cm" presentation:class="outline" presentation:user-transformed="true">
          <draw:text-box>
            <text:list text:style-name="L3">
              <text:list-item>
                <text:p>Explizite Datenbewegung</text:p>
                <text:p text:style-name="P20"><text:span text:style-name="T12">auto</text:span><text:span text:style-name="T11"> host_buf = </text:span><text:span text:style-name="T16">std::vector&lt;</text:span><text:span text:style-name="T12">float</text:span><text:span text:style-name="T16">&gt;{};</text:span></text:p>
                <text:p text:style-name="P20"><text:span text:style-name="T16">host_buf.resize(</text:span><text:span text:style-name="T11">num_elems);</text:span></text:p>
                <text:p text:style-name="P20"><text:span text:style-name="T12"/></text:p>
                <text:p text:style-name="P20"><text:span text:style-name="T12">auto</text:span><text:span text:style-name="T11"> dev_buf = </text:span><text:span text:style-name="T11">cl::sycl::buffer&lt;</text:span><text:span text:style-name="T12">float</text:span><text:span text:style-name="T16">&gt;{cl::sycl::range&lt;1&gt;{num_elems}};</text:span></text:p>
                <text:p text:style-name="P20"><text:span text:style-name="T11">queue.submit([&amp;](cl::sycl::handler&amp; cgh) {</text:span></text:p>
                <text:p text:style-name="P20"><text:span text:style-name="T11"><text:s text:c="2"/></text:span><text:span text:style-name="T12">auto</text:span><text:span text:style-name="T11"> acc = </text:span><text:span text:style-name="T11">dev_buf.get_access&lt;cl::sycl::access::mode::discard_write&gt;();</text:span></text:p>
                <text:p text:style-name="P20"><text:span text:style-name="T11"/></text:p>
                <text:p text:style-name="P20"><text:span text:style-name="T11"><text:s text:c="2"/></text:span><text:span text:style-name="T11">cgh.copy(host_buf.data(), acc);</text:span></text:p>
                <text:p text:style-name="P22"><text:span text:style-name="T11">});</text:span></text:p>
              </text:list-item>
              <text:list-item>
                <text:p>Implizite Datenbewegung</text:p>
                <text:p text:style-name="P20"><text:span text:style-name="T17">auto</text:span><text:span text:style-name="T18"> host_buf = </text:span><text:span text:style-name="T16">std::vector&lt;</text:span><text:span text:style-name="T12">float</text:span><text:span text:style-name="T16">&gt;{};</text:span></text:p>
                <text:p text:style-name="P20"><text:span text:style-name="T16">host_buf.resize(</text:span><text:span text:style-name="T11">num_elems);</text:span></text:p>
                <text:p text:style-name="P20"><text:span text:style-name="T11"/></text:p>
                <text:p text:style-name="P20"><text:span text:style-name="T11">auto dev_buf = cl::sycl::buffer&lt;</text:span><text:span text:style-name="T12">float</text:span><text:span text:style-name="T11">&gt;{host_buf.data(),</text:span></text:p>
                <text:p text:style-name="P20"><text:span text:style-name="T11"><text:s text:c="39"/></text:span><text:span text:style-name="T11">cl::sycl::range&lt;1&gt;{num_elems}}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6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7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- Datenanordnung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GPU-Speicheranordnung vor Programmierer verborgen</text:p>
                <text:list>
                  <text:list-item>
                    <text:p>Zeigerklassen sind <text:span text:style-name="T8">implementation defined</text:span></text:p>
                  </text:list-item>
                  <text:list-item>
                    <text:p><text:span text:style-name="T6">SYCL umfasst neben </text:span><text:span text:style-name="T11">cl::sycl::buffer</text:span><text:span text:style-name="T6"> auch </text:span><text:span text:style-name="T11">cl::sycl::imag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7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8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- Datenaffinität</text:p>
          </draw:text-box>
        </draw:frame>
        <draw:frame presentation:style-name="pr11" draw:layer="layout" svg:width="23.5cm" svg:height="13.714cm" svg:x="0.5cm" svg:y="1.527cm" presentation:class="outline" presentation:user-transformed="true">
          <draw:text-box>
            <text:list text:style-name="L3">
              <text:list-item>
                <text:p><text:span text:style-name="T11">cl::sycl::buffer</text:span> und <text:span text:style-name="T11">cl::sycl::image</text:span> sind auf allen vorhandenen Devices sichtbar</text:p>
              </text:list-item>
              <text:list-item>
                <text:p>Objekte kapseln unter Umständen mehrere Speicherreservierungen</text:p>
              </text:list-item>
              <text:list-item>
                <text:p>Abhängigkeiten werden von Laufzeitumgebung erkannt und synchronisiert</text:p>
              </text:list-item>
              <text:list-item>
                <text:p>Programmierer kann atomare Zugriffe angeb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8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9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- Datenlokalität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Vier Ebenen der Speicherhierarchie</text:p>
                <text:list>
                  <text:list-item>
                    <text:p><text:span text:style-name="T8">Global memory</text:span>: Hauptspeicher des Devices, für alle <text:span text:style-name="T8">work-items</text:span> sichtbar</text:p>
                  </text:list-item>
                  <text:list-item>
                    <text:p><text:span text:style-name="T8">Constant memory</text:span>: nur lesbarer Speicher, für alle <text:span text:style-name="T8">work-items</text:span> sichtbar</text:p>
                  </text:list-item>
                  <text:list-item>
                    <text:p><text:span text:style-name="T8">Local memory</text:span>: work-group-lokaler Speicher, sichtbar für <text:span text:style-name="T8">work-items</text:span> einer <text:span text:style-name="T8">work-group</text:span></text:p>
                  </text:list-item>
                  <text:list-item>
                    <text:p><text:span text:style-name="T8">Private memory</text:span>: Speicher eines einzelnen <text:span text:style-name="T8">work-item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9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0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- Aufgabengraphen</text:p>
          </draw:text-box>
        </draw:frame>
        <draw:frame presentation:style-name="pr12" draw:layer="layout" svg:width="23.5cm" svg:height="20.695cm" svg:x="0.5cm" svg:y="-0.375cm" presentation:class="outline" presentation:user-transformed="true">
          <draw:text-box>
            <text:list text:style-name="L3">
              <text:list-item>
                <text:p>Inhärentes Prinzip des SYCL-Standards</text:p>
              </text:list-item>
              <text:list-item>
                <text:p>Alle Kernel werden grundsätzlich asynchron ausgeführt</text:p>
              </text:list-item>
              <text:list-item>
                <text:p>SYCL-Laufzeitumgebung erkennt und serialisiert Abhängigkeiten</text:p>
                <text:p text:style-name="P20"><text:span text:style-name="T11">queue.submit(</text:span><text:span text:style-name="T13">/* A */</text:span><text:span text:style-name="T11">);</text:span></text:p>
                <text:p text:style-name="P20"><text:span text:style-name="T11">queue.submit(</text:span><text:span text:style-name="T13">/* B */</text:span><text:span text:style-name="T11">);</text:span></text:p>
                <text:p text:style-name="P20"><text:span text:style-name="T11">queue.submit(</text:span><text:span text:style-name="T13">/* C */</text:span><text:span text:style-name="T11">);</text:span></text:p>
                <text:p text:style-name="P20"><text:span text:style-name="T11">queue.submit(</text:span><text:span text:style-name="T13">/* D */</text:span><text:span text:style-name="T11">);</text:span></text:p>
                <text:p text:style-name="P20"><text:span text:style-name="T11"/></text:p>
                <text:p text:style-name="P20"><text:span text:style-name="T11"/></text:p>
              </text:list-item>
            </text:list>
          </draw:text-box>
        </draw:frame>
        <draw:custom-shape draw:style-name="gr7" draw:text-style-name="P23" xml:id="id17" draw:id="id17" draw:layer="layout" svg:width="1.016cm" svg:height="1.016cm" svg:x="21.465cm" svg:y="8.636cm">
          <text:p text:style-name="P2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3" xml:id="id18" draw:id="id18" draw:layer="layout" svg:width="1.016cm" svg:height="1.016cm" svg:x="20.066cm" svg:y="10.337cm">
          <text:p text:style-name="P23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3" xml:id="id19" draw:id="id19" draw:layer="layout" svg:width="1.016cm" svg:height="1.016cm" svg:x="22.766cm" svg:y="10.337cm">
          <text:p text:style-name="P23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3" xml:id="id20" draw:id="id20" draw:layer="layout" svg:width="1.016cm" svg:height="1.016cm" svg:x="21.466cm" svg:y="12.037cm">
          <text:p text:style-name="P23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9" draw:layer="layout" draw:type="line" svg:x1="21.613cm" svg:y1="9.504cm" svg:x2="20.934cm" svg:y2="10.485cm" draw:start-shape="id17" draw:start-glue-point="7" draw:end-shape="id18" draw:end-glue-point="11" svg:d="M21613 9504l-679 981" svg:viewBox="0 0 680 982">
          <text:p/>
        </draw:connector>
        <draw:connector draw:style-name="gr8" draw:text-style-name="P19" draw:layer="layout" draw:type="line" svg:x1="22.333cm" svg:y1="9.504cm" svg:x2="22.914cm" svg:y2="10.485cm" draw:start-shape="id17" draw:start-glue-point="9" draw:end-shape="id19" draw:end-glue-point="5" svg:d="M22333 9504l581 981" svg:viewBox="0 0 582 982">
          <text:p/>
        </draw:connector>
        <draw:connector draw:style-name="gr8" draw:text-style-name="P19" draw:layer="layout" draw:type="line" svg:x1="22.914cm" svg:y1="11.205cm" svg:x2="22.334cm" svg:y2="12.185cm" draw:start-shape="id19" draw:start-glue-point="7" draw:end-shape="id20" draw:end-glue-point="11" svg:d="M22914 11205l-580 980" svg:viewBox="0 0 581 981">
          <text:p/>
        </draw:connector>
        <draw:connector draw:style-name="gr8" draw:text-style-name="P19" draw:layer="layout" draw:type="line" svg:x1="20.934cm" svg:y1="11.205cm" svg:x2="21.614cm" svg:y2="12.185cm" draw:start-shape="id18" draw:start-glue-point="9" draw:end-shape="id20" draw:end-glue-point="5" svg:d="M20934 11205l680 980" svg:viewBox="0 0 681 981">
          <text:p/>
        </draw:connector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30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1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Zusammenfassung</text:p>
          </draw:text-box>
        </draw:frame>
        <draw:frame presentation:style-name="pr12" draw:layer="layout" svg:width="23.5cm" svg:height="20.695cm" svg:x="0.5cm" svg:y="-0.375cm" presentation:class="outline" presentation:user-transformed="true">
          <draw:text-box>
            <text:p><text:span text:style-name="T6"/></text:p>
            <text:list text:style-name="L3">
              <text:list-header>
                <text:p text:style-name="P20"><text:span text:style-name="T11"/></text:p>
                <text:p text:style-name="P20"><text:span text:style-name="T11"/></text:p>
              </text:list-header>
            </text:list>
          </draw:text-box>
        </draw:frame>
        <draw:frame draw:style-name="standard" draw:layer="layout" svg:width="25.398cm" svg:height="13.943cm" svg:x="0cm" svg:y="1.6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24">CUDA</text:p>
              </table:table-cell>
              <table:table-cell>
                <text:p text:style-name="P24">HIP</text:p>
              </table:table-cell>
              <table:table-cell>
                <text:p text:style-name="P24">HC</text:p>
              </table:table-cell>
              <table:table-cell>
                <text:p text:style-name="P24">SYCL</text:p>
              </table:table-cell>
            </table:table-row>
            <table:table-row table:style-name="ro1" table:default-cell-style-name="ce1">
              <table:table-cell>
                <text:p text:style-name="P18">Datenbewegung</text:p>
              </table:table-cell>
              <table:table-cell>
                <text:p text:style-name="P18">explizit, implizit</text:p>
              </table:table-cell>
              <table:table-cell table:style-name="ce3">
                <text:p text:style-name="P25"><text:span text:style-name="T20">Explizit</text:span></text:p>
              </table:table-cell>
              <table:table-cell>
                <text:p text:style-name="P18">explizit, implizit</text:p>
              </table:table-cell>
              <table:table-cell>
                <text:p text:style-name="P18">explizit, implizit</text:p>
              </table:table-cell>
            </table:table-row>
            <table:table-row table:style-name="ro1" table:default-cell-style-name="ce4">
              <table:table-cell table:style-name="ce1">
                <text:p text:style-name="P18">1D-Anordnung</text:p>
              </table:table-cell>
              <table:table-cell>
                <text:p text:style-name="P26"><text:span text:style-name="T21">Zeiger</text:span></text:p>
              </table:table-cell>
              <table:table-cell>
                <text:p text:style-name="P26"><text:span text:style-name="T21">Zeiger</text:span></text:p>
              </table:table-cell>
              <table:table-cell table:style-name="ce5">
                <text:p text:style-name="P27"><text:span text:style-name="T22">gekapselt</text:span></text:p>
              </table:table-cell>
              <table:table-cell table:style-name="ce5">
                <text:p text:style-name="P27"><text:span text:style-name="T22">gekapselt</text:span></text:p>
              </table:table-cell>
            </table:table-row>
            <table:table-row table:style-name="ro1" table:default-cell-style-name="ce1">
              <table:table-cell>
                <text:p text:style-name="P18">2D-Anordnung</text:p>
              </table:table-cell>
              <table:table-cell>
                <text:p text:style-name="P18">Zeiger, optimiert</text:p>
              </table:table-cell>
              <table:table-cell table:style-name="ce3">
                <text:p text:style-name="P25"><text:span text:style-name="T20">fehlt</text:span></text:p>
              </table:table-cell>
              <table:table-cell table:style-name="ce5">
                <text:p text:style-name="P27"><text:span text:style-name="T22">gekapselt</text:span></text:p>
              </table:table-cell>
              <table:table-cell table:style-name="ce5">
                <text:p text:style-name="P27"><text:span text:style-name="T22">gekapselt</text:span></text:p>
              </table:table-cell>
            </table:table-row>
            <table:table-row table:style-name="ro1" table:default-cell-style-name="ce1">
              <table:table-cell>
                <text:p text:style-name="P18">3D-Anordnung</text:p>
              </table:table-cell>
              <table:table-cell>
                <text:p text:style-name="P18">Zeiger, optimiert</text:p>
              </table:table-cell>
              <table:table-cell>
                <text:p text:style-name="P18">Zeiger, optimiert</text:p>
              </table:table-cell>
              <table:table-cell table:style-name="ce5">
                <text:p text:style-name="P27"><text:span text:style-name="T22">gekapselt</text:span></text:p>
              </table:table-cell>
              <table:table-cell table:style-name="ce5">
                <text:p text:style-name="P27"><text:span text:style-name="T22">gekapselt</text:span></text:p>
              </table:table-cell>
            </table:table-row>
            <table:table-row table:style-name="ro1" table:default-cell-style-name="ce1">
              <table:table-cell>
                <text:p text:style-name="P18">Tex.-Anordnung</text:p>
              </table:table-cell>
              <table:table-cell>
                <text:p text:style-name="P18">gekapselt</text:p>
              </table:table-cell>
              <table:table-cell>
                <text:p text:style-name="P18">gekapselt</text:p>
              </table:table-cell>
              <table:table-cell table:style-name="ce3">
                <text:p text:style-name="P25"><text:span text:style-name="T20">fehlt</text:span></text:p>
              </table:table-cell>
              <table:table-cell table:style-name="ce4">
                <text:p text:style-name="P26"><text:span text:style-name="T21">gekapselt</text:span></text:p>
              </table:table-cell>
            </table:table-row>
            <table:table-row table:style-name="ro1" table:default-cell-style-name="ce1">
              <table:table-cell>
                <text:p text:style-name="P18">Datenaffinität</text:p>
              </table:table-cell>
              <table:table-cell table:style-name="ce5">
                <text:p text:style-name="P27"><text:span text:style-name="T22">explizit, implizit</text:span></text:p>
              </table:table-cell>
              <table:table-cell>
                <text:p text:style-name="P18">explizit</text:p>
              </table:table-cell>
              <table:table-cell>
                <text:p text:style-name="P18">implizit</text:p>
              </table:table-cell>
              <table:table-cell>
                <text:p text:style-name="P18">implizit</text:p>
              </table:table-cell>
            </table:table-row>
            <table:table-row table:style-name="ro1" table:default-cell-style-name="ce1">
              <table:table-cell>
                <text:p text:style-name="P18">Datenlokalität</text:p>
              </table:table-cell>
              <table:table-cell>
                <text:p text:style-name="P18">globaler Speicher, lokaler Speicher, <text:span text:style-name="T22">programmierbare Caches</text:span></text:p>
              </table:table-cell>
              <table:table-cell>
                <text:p text:style-name="P18">globaler Speicher, lokaler Speicher, <text:span text:style-name="T22">programmierbare Caches</text:span></text:p>
              </table:table-cell>
              <table:table-cell>
                <text:p text:style-name="P18">globaler Speicher, lokaler Speicher</text:p>
              </table:table-cell>
              <table:table-cell>
                <text:p text:style-name="P18">globaler Speicher, lokaler Speicher</text:p>
              </table:table-cell>
            </table:table-row>
            <table:table-row table:style-name="ro1" table:default-cell-style-name="ce1">
              <table:table-cell>
                <text:p text:style-name="P18">Aufgabengraph</text:p>
              </table:table-cell>
              <table:table-cell>
                <text:p text:style-name="P18">Asynchronität, <text:span text:style-name="T22">Graph-API</text:span></text:p>
              </table:table-cell>
              <table:table-cell>
                <text:p text:style-name="P18">Asynchronität</text:p>
              </table:table-cell>
              <table:table-cell table:style-name="ce3">
                <text:p text:style-name="P25"><text:span text:style-name="T20">Asynchronität (eingeschränkt)</text:span></text:p>
              </table:table-cell>
              <table:table-cell table:style-name="ce5">
                <text:p text:style-name="P27"><text:span text:style-name="T22">automatisch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31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2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placeholder="true">
          <draw:text-box/>
        </draw:frame>
        <draw:frame presentation:style-name="pr9" draw:text-style-name="P17" draw:layer="layout" svg:width="23.5cm" svg:height="11.049cm" svg:x="0.5cm" svg:y="2cm" presentation:class="outline">
          <draw:text-box>
            <text:p text:style-name="P16"><text:span text:style-name="T9">Benchmark-Ergebnisse</text:span></text:p>
          </draw:text-box>
        </draw:frame>
        <presentation:notes draw:style-name="dp2">
          <draw:page-thumbnail draw:style-name="gr6" draw:layer="layout" svg:width="13.758cm" svg:height="10.319cm" svg:x="2.54cm" svg:y="2.064cm" draw:page-number="32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3" draw:style-name="dp3" draw:master-page-name="Master1-Layout2-obj-Titel-und-Inhalt" presentation:presentation-page-layout-name="AL2T1">
        <office:forms form:automatic-focus="false" form:apply-design-mode="false"/>
        <draw:frame presentation:style-name="pr14" draw:layer="layout" svg:width="23.697cm" svg:height="1.151cm" svg:x="0.9cm" svg:y="0.207cm" presentation:class="title" presentation:user-transformed="true">
          <draw:text-box>
            <text:p>Verwendete Hard- und Software (NVIDIA)</text:p>
          </draw:text-box>
        </draw:frame>
        <draw:frame presentation:style-name="pr8" draw:text-style-name="P12" draw:layer="layout" svg:width="24.646cm" svg:height="13.748cm" svg:x="0.5cm" svg:y="2.001cm" presentation:class="outline" presentation:user-transformed="true">
          <draw:text-box>
            <text:list text:style-name="L3">
              <text:list-item>
                <text:p text:style-name="P12"><text:span text:style-name="T23">NVIDIA: Taurus-gpu2-Partition</text:span></text:p>
                <text:list>
                  <text:list-item>
                    <text:p text:style-name="P12"><text:span text:style-name="T23">SCS5-Umgebung</text:span></text:p>
                  </text:list-item>
                  <text:list-item>
                    <text:p text:style-name="P12"><text:span text:style-name="T23">Tesla K20x (ECC aktiviert)</text:span></text:p>
                  </text:list-item>
                  <text:list-item>
                    <text:p text:style-name="P12"><text:span text:style-name="T23">CUDA/10.0.130</text:span></text:p>
                  </text:list-item>
                  <text:list-item>
                    <text:p text:style-name="P12"><text:span text:style-name="T23">GCC/7.3.0-2.30</text:span></text:p>
                  </text:list-item>
                  <text:list-item>
                    <text:p text:style-name="P12"><text:span text:style-name="T23">HIP: Version 1.5.19061, ROCm-GitHub-Repository</text:span></text:p>
                  </text:list-item>
                  <text:list-item>
                    <text:p text:style-name="P12"><text:span text:style-name="T23">SYCL: ComputeCpp 1.0.5 für Ubuntu 14.04</text:span></text:p>
                  </text:list-item>
                </text:list>
              </text:list-item>
              <text:list-item>
                <text:p text:style-name="P12"><text:span text:style-name="T23">Compiler-Flags</text:span></text:p>
                <text:p text:style-name="P12"><text:span text:style-name="T24">nvcc -std=c++14 -O3 -gencode arch=compute_35,code=sm_35</text:span></text:p>
                <text:p text:style-name="P12"><text:span text:style-name="T24">hipcc -std=c++14 -O3 -gencode arch=compute_35,code=sm_35</text:span></text:p>
                <text:p text:style-name="P12"><text:span text:style-name="T24">compute++ -std=c++17 -O3 -sycl-driver -sycl-target ptx64</text:span></text:p>
              </text:list-item>
            </text:list>
            <text:p text:style-name="P12"><text:span text:style-name="T25"/></text:p>
          </draw:text-box>
        </draw:frame>
        <presentation:notes draw:style-name="dp2">
          <draw:page-thumbnail draw:style-name="gr6" draw:layer="layout" svg:width="13.758cm" svg:height="10.319cm" svg:x="2.54cm" svg:y="2.064cm" draw:page-number="33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4" draw:style-name="dp3" draw:master-page-name="Master1-Layout2-obj-Titel-und-Inhalt" presentation:presentation-page-layout-name="AL2T1">
        <office:forms form:automatic-focus="false" form:apply-design-mode="false"/>
        <draw:frame presentation:style-name="pr14" draw:layer="layout" svg:width="23.697cm" svg:height="1.151cm" svg:x="0.9cm" svg:y="0.207cm" presentation:class="title" presentation:user-transformed="true">
          <draw:text-box>
            <text:p>Verwendete Hard- und Software (AMD)</text:p>
          </draw:text-box>
        </draw:frame>
        <draw:frame presentation:style-name="pr8" draw:text-style-name="P12" draw:layer="layout" svg:width="24.646cm" svg:height="14.51cm" svg:x="0.5cm" svg:y="1.62cm" presentation:class="outline" presentation:user-transformed="true">
          <draw:text-box>
            <text:list text:style-name="L3">
              <text:list-item>
                <text:p text:style-name="P12"><text:span text:style-name="T23">AMD: separater Rechner</text:span></text:p>
                <text:list>
                  <text:list-item>
                    <text:p text:style-name="P12"><text:span text:style-name="T23">CPU: AMD Ryzen Threadripper 1950X</text:span></text:p>
                  </text:list-item>
                  <text:list-item>
                    <text:p text:style-name="P12"><text:span text:style-name="T23">GPU: AMD Radeon RX Vega 64</text:span></text:p>
                    <text:list>
                      <text:list-item>
                        <text:p text:style-name="P12"><text:span text:style-name="T23">64 Multiprozessoren</text:span></text:p>
                      </text:list-item>
                      <text:list-item>
                        <text:p text:style-name="P12"><text:span text:style-name="T23">64 Kerne pro Multiprozessor (insgesamt 4.096)</text:span></text:p>
                      </text:list-item>
                      <text:list-item>
                        <text:p text:style-name="P12"><text:span text:style-name="T23">1.536 MHz Maximaltakt</text:span></text:p>
                      </text:list-item>
                      <text:list-item>
                        <text:p text:style-name="P12"><text:span text:style-name="T23">8 GiB HBM2-Speicher</text:span></text:p>
                      </text:list-item>
                      <text:list-item>
                        <text:p text:style-name="P12"><text:span text:style-name="T23">Speicherbusbreite: 2.048 bit</text:span></text:p>
                      </text:list-item>
                      <text:list-item>
                        <text:p text:style-name="P12"><text:span text:style-name="T23">Speicherbandbreite: 483,3 GiB/s</text:span></text:p>
                      </text:list-item>
                      <text:list-item>
                        <text:p text:style-name="P12"><text:span text:style-name="T23">Speichertakt: 945 MHz</text:span></text:p>
                      </text:list-item>
                      <text:list-item>
                        <text:p text:style-name="P12"><text:span text:style-name="T23">kein ECC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23">Compiler-Flags und GPU-Einstellungen (ROCm 2.1.96)</text:span></text:p>
                <text:p text:style-name="P12"><text:span text:style-name="T24">hcc `hcc-config --cxxflags --ldflags` -O3 std=c++17 -amdgpu-target=gfx900</text:span></text:p>
                <text:p text:style-name="P12"><text:span text:style-name="T24">hipcc -O3 -std=c++17</text:span></text:p>
                <text:p text:style-name="P12"><text:span text:style-name="T24">rocm-smi --setsclk 7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34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5" draw:style-name="dp3" draw:master-page-name="Master1-Layout2-obj-Titel-und-Inhalt" presentation:presentation-page-layout-name="AL2T1">
        <office:forms form:automatic-focus="false" form:apply-design-mode="false"/>
        <draw:frame presentation:style-name="pr14" draw:layer="layout" svg:width="23.697cm" svg:height="1.151cm" svg:x="0.9cm" svg:y="0.207cm" presentation:class="title" presentation:user-transformed="true">
          <draw:text-box>
            <text:p>Reduction-Benchmark</text:p>
          </draw:text-box>
        </draw:frame>
        <draw:frame presentation:style-name="pr8" draw:text-style-name="P12" draw:layer="layout" svg:width="24.646cm" svg:height="13.748cm" svg:x="0.5cm" svg:y="2cm" presentation:class="outline" presentation:user-transformed="true">
          <draw:text-box>
            <text:list text:style-name="L3">
              <text:list-item>
                <text:p text:style-name="P12"><text:span text:style-name="T23">Reduction: memory-bound</text:span></text:p>
                <text:list>
                  <text:list-item>
                    <text:p text:style-name="P12"><text:span text:style-name="T23">Additionsreduktion (ganze Zahlen)</text:span></text:p>
                  </text:list-item>
                  <text:list-item>
                    <text:p text:style-name="P12"><text:span text:style-name="T26">1. Stufe: </text:span><text:span text:style-name="T27">grid-stride loop</text:span></text:p>
                    <text:list>
                      <text:list-item>
                        <text:p text:style-name="P12"><text:span text:style-name="T27">n</text:span><text:span text:style-name="T26"> Elemente werden auf </text:span><text:span text:style-name="T27">x</text:span><text:span text:style-name="T26"> Blöcke mit jeweils </text:span><text:span text:style-name="T27">p </text:span><text:span text:style-name="T26">Threads verteilt</text:span></text:p>
                      </text:list-item>
                      <text:list-item>
                        <text:p text:style-name="P12"><text:span text:style-name="T26">Jeder Thread führt Reduktion </text:span><text:span text:style-name="T27">y</text:span><text:span text:style-name="T26"> = </text:span><text:span text:style-name="T27">n/p </text:span><text:span text:style-name="T26">-Mal aus</text:span></text:p>
                      </text:list-item>
                      <text:list-item>
                        <text:p text:style-name="P12"><text:span text:style-name="T26">Bedingungen: </text:span><text:span text:style-name="T27">n</text:span><text:span text:style-name="T26"> ist Vielfaches von </text:span><text:span text:style-name="T27">p</text:span><text:span text:style-name="T26"> und </text:span><text:span text:style-name="T27">y</text:span><text:span text:style-name="T26"> Vielfaches von </text:span><text:span text:style-name="T27">x</text:span></text:p>
                      </text:list-item>
                    </text:list>
                  </text:list-item>
                  <text:list-item>
                    <text:p text:style-name="P12"><text:span text:style-name="T26">2. Stufe:</text:span><text:span text:style-name="T27"> </text:span><text:span text:style-name="T26">blockweise Reduktion</text:span></text:p>
                    <text:list>
                      <text:list-item>
                        <text:p text:style-name="P12"><text:span text:style-name="T26">Threads laden Ergebnis der ersten Stufe in lokalen Speicher</text:span></text:p>
                      </text:list-item>
                      <text:list-item>
                        <text:p text:style-name="P12"><text:span text:style-name="T26">Hälfte der Threads führt Reduktion auf jeweils einem Elementepaar </text:span><text:span text:style-name="T26">aus usw.</text:span></text:p>
                      </text:list-item>
                      <text:list-item>
                        <text:p text:style-name="P12"><text:span text:style-name="T26">Ziel: ein Ergebnis pro Block</text:span></text:p>
                      </text:list-item>
                    </text:list>
                  </text:list-item>
                  <text:list-item>
                    <text:p text:style-name="P12"><text:span text:style-name="T26">Erneuter Aufruf des Kernels mit </text:span><text:span text:style-name="T27">x/2</text:span><text:span text:style-name="T26"> Threads berechnet Gesamtergebni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35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6" draw:style-name="dp3" draw:master-page-name="Master1-Layout2-obj-Titel-und-Inhalt" presentation:presentation-page-layout-name="AL2T1">
        <office:forms form:automatic-focus="false" form:apply-design-mode="false"/>
        <draw:frame presentation:style-name="pr14" draw:layer="layout" svg:width="23.697cm" svg:height="1.151cm" svg:x="0.9cm" svg:y="0.207cm" presentation:class="title" presentation:user-transformed="true">
          <draw:text-box>
            <text:p>Reduction-Benchmark: NVIDIA</text:p>
          </draw:text-box>
        </draw:frame>
        <draw:frame draw:style-name="gr9" draw:layer="layout" svg:width="24.646cm" svg:height="13.748cm" svg:x="0.5cm" svg:y="2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36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7" draw:style-name="dp3" draw:master-page-name="Master1-Layout2-obj-Titel-und-Inhalt" presentation:presentation-page-layout-name="AL2T1">
        <office:forms form:automatic-focus="false" form:apply-design-mode="false"/>
        <draw:frame presentation:style-name="pr14" draw:layer="layout" svg:width="23.697cm" svg:height="1.151cm" svg:x="0.9cm" svg:y="0.207cm" presentation:class="title" presentation:user-transformed="true">
          <draw:text-box>
            <text:p>Reduction-Benchmark: AMD</text:p>
          </draw:text-box>
        </draw:frame>
        <draw:frame draw:style-name="gr9" draw:layer="layout" svg:width="24.646cm" svg:height="13.748cm" svg:x="0.5cm" svg:y="2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37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8" draw:style-name="dp3" draw:master-page-name="Master1-Layout2-obj-Titel-und-Inhalt" presentation:presentation-page-layout-name="AL2T1">
        <office:forms form:automatic-focus="false" form:apply-design-mode="false"/>
        <draw:frame presentation:style-name="pr14" draw:layer="layout" svg:width="23.697cm" svg:height="1.151cm" svg:x="0.9cm" svg:y="0.207cm" presentation:class="title" presentation:user-transformed="true">
          <draw:text-box>
            <text:p>N-Body-Benchmark</text:p>
          </draw:text-box>
        </draw:frame>
        <draw:frame presentation:style-name="pr8" draw:text-style-name="P12" draw:layer="layout" svg:width="24.646cm" svg:height="13.748cm" svg:x="0.5cm" svg:y="2cm" presentation:class="outline" presentation:user-transformed="true">
          <draw:text-box>
            <text:list text:style-name="L3">
              <text:list-item>
                <text:p text:style-name="P12"><text:span text:style-name="T23">N-Body: compute-bound</text:span></text:p>
                <text:list>
                  <text:list-item>
                    <text:p text:style-name="P12"><text:span text:style-name="T23">O(n</text:span><text:span text:style-name="T28">2</text:span><text:span text:style-name="T23">)-Komplexität</text:span></text:p>
                  </text:list-item>
                  <text:list-item>
                    <text:p text:style-name="P12"><text:span text:style-name="T23">20 FLOPs pro Interaktion</text:span></text:p>
                  </text:list-item>
                  <text:list-item>
                    <text:p text:style-name="P12"><text:span text:style-name="T23">Zehn Zeitschritte</text:span></text:p>
                  </text:list-item>
                  <text:list-item>
                    <text:p text:style-name="P12"><text:span text:style-name="T23">Implementierung nach Nyland et al.</text:span><text:span text:style-name="T27"> </text:span><text:span text:style-name="T26">[2]</text:span></text:p>
                  </text:list-item>
                </text:list>
              </text:list-item>
              <text:list-item>
                <text:p text:style-name="P12"><text:span text:style-name="T26">Separater Vergleich zwischen CUDA und SYCL erforderlich</text:span></text:p>
                <text:list>
                  <text:list-item>
                    <text:p text:style-name="P12"><text:span text:style-name="T26">ComputeCpps Implementierung unterstützt zur Zeit die </text:span><text:span text:style-name="T29">rsqrt</text:span><text:span text:style-name="T26">-Funktion nicht</text:span></text:p>
                  </text:list-item>
                  <text:list-item>
                    <text:p text:style-name="P12"><text:span text:style-name="T29">Q_rsqrt</text:span><text:span text:style-name="T26"> aus </text:span><text:span text:style-name="T27">Quake 3 Arena</text:span><text:span text:style-name="T26"> <text:s/>für diesen Benchmark übernomme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38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9" draw:style-name="dp3" draw:master-page-name="Master1-Layout2-obj-Titel-und-Inhalt" presentation:presentation-page-layout-name="AL2T1">
        <office:forms form:automatic-focus="false" form:apply-design-mode="false"/>
        <draw:frame presentation:style-name="pr14" draw:layer="layout" svg:width="23.697cm" svg:height="1.151cm" svg:x="0.9cm" svg:y="0.207cm" presentation:class="title" presentation:user-transformed="true">
          <draw:text-box>
            <text:p>Reduction-Benchmark: NVIDIA</text:p>
          </draw:text-box>
        </draw:frame>
        <draw:frame draw:style-name="gr9" draw:layer="layout" svg:width="24.646cm" svg:height="14.764cm" svg:x="0.5cm" svg:y="2cm" presentation:class="chart" presentation:user-transformed="true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39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0" draw:style-name="dp3" draw:master-page-name="Master1-Layout2-obj-Titel-und-Inhalt" presentation:presentation-page-layout-name="AL2T1">
        <office:forms form:automatic-focus="false" form:apply-design-mode="false"/>
        <draw:frame presentation:style-name="pr14" draw:layer="layout" svg:width="23.697cm" svg:height="1.151cm" svg:x="0.9cm" svg:y="0.207cm" presentation:class="title" presentation:user-transformed="true">
          <draw:text-box>
            <text:p>Reduction-Benchmark: NVIDIA</text:p>
          </draw:text-box>
        </draw:frame>
        <draw:frame draw:style-name="gr9" draw:layer="layout" svg:width="24.646cm" svg:height="14.764cm" svg:x="0.5cm" svg:y="2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40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1" draw:style-name="dp3" draw:master-page-name="Master1-Layout2-obj-Titel-und-Inhalt" presentation:presentation-page-layout-name="AL2T1">
        <office:forms form:automatic-focus="false" form:apply-design-mode="false"/>
        <draw:frame presentation:style-name="pr14" draw:layer="layout" svg:width="23.697cm" svg:height="1.151cm" svg:x="0.9cm" svg:y="0.207cm" presentation:class="title" presentation:user-transformed="true">
          <draw:text-box>
            <text:p>Reduction-Benchmark: NVIDIA</text:p>
          </draw:text-box>
        </draw:frame>
        <draw:frame draw:style-name="gr9" draw:layer="layout" svg:width="24.646cm" svg:height="14.764cm" svg:x="0.5cm" svg:y="2cm" presentation:class="char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41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2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Leistungsvergleich – Bandbreite</text:p>
          </draw:text-box>
        </draw:frame>
        <draw:frame draw:style-name="gr9" draw:layer="layout" svg:width="23.489cm" svg:height="11.054cm" svg:x="0.559cm" svg:y="4.092cm" presentation:class="char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42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3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Leistungsvergleich – FLOPS</text:p>
          </draw:text-box>
        </draw:frame>
        <draw:frame draw:style-name="gr9" draw:layer="layout" svg:width="23.489cm" svg:height="11.054cm" svg:x="0.559cm" svg:y="4.092cm" presentation:class="chart" presentation:user-transformed="true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43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4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placeholder="true" presentation:user-transformed="true">
          <draw:text-box/>
        </draw:frame>
        <draw:frame presentation:style-name="pr9" draw:text-style-name="P17" draw:layer="layout" svg:width="23.5cm" svg:height="11.049cm" svg:x="0.5cm" svg:y="2cm" presentation:class="outline" presentation:user-transformed="true">
          <draw:text-box>
            <text:p text:style-name="P16"><text:span text:style-name="T9">Fazit und Ausblick</text:span></text:p>
          </draw:text-box>
        </draw:frame>
        <presentation:notes draw:style-name="dp2">
          <draw:page-thumbnail draw:style-name="gr6" draw:layer="layout" svg:width="13.758cm" svg:height="10.319cm" svg:x="2.54cm" svg:y="2.064cm" draw:page-number="44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5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Fazit</text:p>
          </draw:text-box>
        </draw:frame>
        <draw:frame presentation:style-name="pr9" draw:text-style-name="P12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 text:style-name="P12"><text:span text:style-name="T23">Spracherweiterungen verfügen über ähnlichen Feature-Umfang</text:span></text:p>
                <text:list>
                  <text:list-item>
                    <text:p text:style-name="P12"><text:span text:style-name="T23">Nachteil HC: beschränkte Graph-Fähigkeiten</text:span></text:p>
                    <text:p text:style-name="P12"><text:span text:style-name="T23"/></text:p>
                  </text:list-item>
                </text:list>
              </text:list-item>
              <text:list-item>
                <text:p text:style-name="P12"><text:span text:style-name="T23">Auf derselben Hardware gibt es nahezu keine Performance-Unterschiede</text:span></text:p>
                <text:list>
                  <text:list-item>
                    <text:p text:style-name="P12"><text:span text:style-name="T23">AMD: HC generell etwas schlechter als HIP</text:span></text:p>
                  </text:list-item>
                </text:list>
                <text:p text:style-name="P12"><text:span text:style-name="T23"/></text:p>
              </text:list-item>
              <text:list-item>
                <text:p text:style-name="P12"><text:span text:style-name="T23">Plattformübergreifend ebenfalls geringe Performance-Unterschie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45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6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Empfehlungen</text:p>
          </draw:text-box>
        </draw:frame>
        <draw:frame presentation:style-name="pr9" draw:text-style-name="P12" draw:layer="layout" svg:width="23.5cm" svg:height="11.386cm" svg:x="0.5cm" svg:y="1.832cm" presentation:class="outline" presentation:user-transformed="true">
          <draw:text-box>
            <text:list text:style-name="L3">
              <text:list-item>
                <text:p text:style-name="P12"><text:span text:style-name="T23">CUDA nahezu alternativlos</text:span></text:p>
                <text:list>
                  <text:list-item>
                    <text:p text:style-name="P12"><text:span text:style-name="T23">Ausgereiftes und umfangreiches Ökosystem</text:span></text:p>
                  </text:list-item>
                  <text:list-item>
                    <text:p text:style-name="P12"><text:span text:style-name="T23">Zur Zeit die beste Wahl</text:span></text:p>
                  </text:list-item>
                </text:list>
              </text:list-item>
              <text:list-item>
                <text:p text:style-name="P12"><text:span text:style-name="T23">SYCL ist vielversprechender Wettbewerber</text:span></text:p>
                <text:list>
                  <text:list-item>
                    <text:p text:style-name="P12"><text:span text:style-name="T23">Voraussetzung: bessere Hard- und Software-Unterstützung</text:span></text:p>
                  </text:list-item>
                  <text:list-item>
                    <text:p text:style-name="P12"><text:span text:style-name="T23">Sollte weiter beobachtet werden</text:span></text:p>
                  </text:list-item>
                </text:list>
              </text:list-item>
              <text:list-item>
                <text:p text:style-name="P12"><text:span text:style-name="T23">HC bietet gegenüber HIP lediglich ein modernes C++-Interface</text:span></text:p>
                <text:list>
                  <text:list-item>
                    <text:p text:style-name="P12"><text:span text:style-name="T23">HIP besser portierbar</text:span></text:p>
                  </text:list-item>
                </text:list>
              </text:list-item>
              <text:list-item>
                <text:p text:style-name="P12"><text:span text:style-name="T23">HIP als Ersatz für CUDA möglich</text:span></text:p>
                <text:list>
                  <text:list-item>
                    <text:p text:style-name="P12"><text:span text:style-name="T23">Besser portierbar</text:span></text:p>
                  </text:list-item>
                  <text:list-item>
                    <text:p text:style-name="P12"><text:span text:style-name="T23">Es fehlen weiterhin wichtige Featur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46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7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Ausblick</text:p>
          </draw:text-box>
        </draw:frame>
        <draw:frame presentation:style-name="pr9" draw:layer="layout" svg:width="23.5cm" svg:height="11.654cm" svg:x="0.5cm" svg:y="1.698cm" presentation:class="outline" presentation:user-transformed="true">
          <draw:text-box>
            <text:list text:style-name="L3">
              <text:list-item>
                <text:p>Untersuchung des Multi-GPU-Verhaltens</text:p>
                <text:list>
                  <text:list-item>
                    <text:p>Peer-to-Peer</text:p>
                  </text:list-item>
                  <text:list-item>
                    <text:p>Remote direct memory access</text:p>
                  </text:list-item>
                </text:list>
                <text:p/>
              </text:list-item>
              <text:list-item>
                <text:p>Vergleich der vorhandenen Ökosysteme</text:p>
                <text:p/>
              </text:list-item>
              <text:list-item>
                <text:p>Analyse von SYCLs Performance-Portabilität</text:p>
                <text:list>
                  <text:list-item>
                    <text:p>Lauffähig auf CPUs, GPUs, FPGAs</text:p>
                    <text:p/>
                  </text:list-item>
                </text:list>
              </text:list-item>
              <text:list-item>
                <text:p>Ausgang des Rechtsstreits Oracle vs. Google</text:p>
                <text:list>
                  <text:list-item>
                    <text:p>Darf man APIs klone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47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8" draw:style-name="dp3" draw:master-page-name="Master1-Layout2-obj-Titel-und-Inhalt" presentation:presentation-page-layout-name="AL1T0">
        <office:forms form:automatic-focus="false" form:apply-design-mode="false"/>
        <draw:frame presentation:style-name="pr2" draw:layer="layout" svg:width="23.697cm" svg:height="1.157cm" svg:x="0.9cm" svg:y="0.204cm" presentation:class="title" presentation:placeholder="true" presentation:user-transformed="true">
          <draw:text-box/>
        </draw:frame>
        <draw:frame presentation:style-name="pr15" draw:text-style-name="P28" draw:layer="layout" svg:width="24.392cm" svg:height="13.24cm" svg:x="0.5cm" svg:y="2cm" presentation:class="subtitle" presentation:user-transformed="true">
          <draw:text-box>
            <text:list text:style-name="L5">
              <text:list-header>
                <text:p text:style-name="P1"><text:span text:style-name="T9">Viel</text:span><text:span text:style-name="T9">en </text:span><text:span text:style-name="T9">Dan</text:span><text:span text:style-name="T9">k!</text:span></text:p>
              </text:list-header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48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9" draw:style-name="dp3" draw:master-page-name="Master1-Layout2-obj-Titel-und-Inhalt" presentation:presentation-page-layout-name="AL1T0">
        <office:forms form:automatic-focus="false" form:apply-design-mode="false"/>
        <draw:frame presentation:style-name="pr2" draw:layer="layout" svg:width="23.697cm" svg:height="1.157cm" svg:x="0.9cm" svg:y="0.204cm" presentation:class="title" presentation:user-transformed="true">
          <draw:text-box>
            <text:p>Quellen</text:p>
          </draw:text-box>
        </draw:frame>
        <draw:frame presentation:style-name="pr16" draw:text-style-name="P30" draw:layer="layout" svg:width="24.392cm" svg:height="13.24cm" svg:x="0.5cm" svg:y="2cm" presentation:class="subtitle" presentation:user-transformed="true">
          <draw:text-box>
            <text:list text:style-name="L5">
              <text:list-header>
                <text:p text:style-name="P29"><text:span text:style-name="T30">[1] Wong, </text:span><text:span text:style-name="T30">Michael: </text:span><text:span text:style-name="T31">The </text:span><text:span text:style-name="T31">Future </text:span><text:span text:style-name="T31">Direction of </text:span><text:span text:style-name="T31">C++ and the </text:span><text:span text:style-name="T31">Four </text:span><text:span text:style-name="T31">Horsemen of </text:span><text:span text:style-name="T31">Heterogeneo</text:span><text:span text:style-name="T31">us </text:span></text:p>
                <text:p text:style-name="P29"><text:span text:style-name="T31"><text:s text:c="4"/></text:span><text:span text:style-name="T31">Computing</text:span><text:span text:style-name="T30">. </text:span><text:span text:style-name="T30">Vortrag, </text:span><text:span text:style-name="T30">November </text:span><text:span text:style-name="T30">2018. </text:span><text:span text:style-name="T30"><text:a xlink:href="https://www.youtube.com/watch?v=7Y3-pV_b-1U" xlink:type="simple">https://www.youtube.com/watch?v=7Y3-pV_b-1U</text:a></text:span><text:span text:style-name="T30">, </text:span></text:p>
                <text:p text:style-name="P29"><text:span text:style-name="T30"><text:s text:c="5"/></text:span><text:span text:style-name="T30">zuletzt </text:span><text:span text:style-name="T30">abgerufen am </text:span><text:span text:style-name="T30">25. Januar </text:span><text:span text:style-name="T30">2019</text:span></text:p>
                <text:p text:style-name="P29"><text:span text:style-name="T30">[2] Nyland, </text:span><text:span text:style-name="T30">Lars; Harris, </text:span><text:span text:style-name="T30">Mark; Prins, </text:span><text:span text:style-name="T30">Jan: </text:span><text:span text:style-name="T31">Fast N-</text:span><text:span text:style-name="T31">Body </text:span><text:span text:style-name="T31">Simulation </text:span><text:span text:style-name="T31">with CUDA</text:span><text:span text:style-name="T30">. </text:span><text:span text:style-name="T30">In: Nguyen, </text:span></text:p>
                <text:p text:style-name="P29"><text:span text:style-name="T30"><text:s text:c="5"/></text:span><text:span text:style-name="T30">Hubert </text:span><text:span text:style-name="T30">(Hrsg.): GPU </text:span><text:span text:style-name="T30">Gems 3. Erste </text:span><text:span text:style-name="T30">Auflage. </text:span><text:span text:style-name="T30">Addison-</text:span><text:span text:style-name="T30">Wesley, </text:span><text:span text:style-name="T30">August 2007, </text:span><text:span text:style-name="T30">Kapitel 31, </text:span></text:p>
                <text:p text:style-name="P29"><text:span text:style-name="T30"><text:s text:c="5"/></text:span><text:span text:style-name="T30">S. 677-</text:span><text:span text:style-name="T30">696</text:span></text:p>
              </text:list-header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49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0" draw:style-name="dp3" draw:master-page-name="Master1-Layout2-obj-Titel-und-Inhalt" presentation:presentation-page-layout-name="AL2T1">
        <office:forms form:automatic-focus="false" form:apply-design-mode="false"/>
        <draw:frame presentation:style-name="pr14" draw:layer="layout" svg:width="23.697cm" svg:height="1.151cm" svg:x="0.9cm" svg:y="0.207cm" presentation:class="title" presentation:user-transformed="true">
          <draw:text-box>
            <text:p>Reduction-Benchmark: NVIDIA</text:p>
          </draw:text-box>
        </draw:frame>
        <draw:frame draw:style-name="gr9" draw:layer="layout" svg:width="24.646cm" svg:height="13.748cm" svg:x="0.5cm" svg:y="2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50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1" draw:style-name="dp3" draw:master-page-name="Master1-Layout2-obj-Titel-und-Inhalt" presentation:presentation-page-layout-name="AL2T1">
        <office:forms form:automatic-focus="false" form:apply-design-mode="false"/>
        <draw:frame presentation:style-name="pr14" draw:layer="layout" svg:width="23.697cm" svg:height="1.151cm" svg:x="0.9cm" svg:y="0.207cm" presentation:class="title" presentation:user-transformed="true">
          <draw:text-box>
            <text:p>Reduction-Benchmark: AMD</text:p>
          </draw:text-box>
        </draw:frame>
        <draw:frame draw:style-name="gr9" draw:layer="layout" svg:width="24.646cm" svg:height="13.748cm" svg:x="0.5cm" svg:y="2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51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-Bold" svg:font-family="DIN-Bold"/>
    <style:font-face style:name="Times New Roman" svg:font-family="'Times New Roman'"/>
    <style:font-face style:name="Univers 45 Light1" svg:font-family="'Univers 45 Light'"/>
    <style:font-face style:name="Univers Light" svg:font-family="'Univers Light'"/>
    <style:font-face style:name="Ubuntu Mono" svg:font-family="'Ubuntu Mono'" style:font-pitch="fixed"/>
    <style:font-face style:name="Times New Roman1" svg:font-family="'Times New Roman'" style:font-family-generic="roman" style:font-pitch="fixed"/>
    <style:font-face style:name="ＭＳ Ｐゴシック" svg:font-family="'ＭＳ Ｐゴシック'" style:font-family-generic="roman" style:font-pitch="fixed"/>
    <style:font-face style:name="D-DIN1" svg:font-family="D-DIN" style:font-pitch="variable"/>
    <style:font-face style:name="D-DIN" svg:font-family="D-DIN" style:font-adornments="DIN-Bold" style:font-pitch="variable"/>
    <style:font-face style:name="Univers 45 Light" svg:font-family="'Univers 45 Light'" style:font-pitch="variable"/>
    <style:font-face style:name="Univers LT Std" svg:font-family="'Univers LT Std'" style:font-adornments="45 Light" style:font-pitch="variable"/>
    <style:font-face style:name="Univers-Light-Normal" svg:font-family="Univers-Light-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DIN" svg:font-family="DIN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" draw:display-name="Hatching 4" draw:style="single" draw:color="#808080" draw:distance="0.02cm" draw:rotation="0"/>
    <draw:fill-image draw:name="Bitmape_20_5" draw:display-name="Bitmape 5" xlink:href="Pictures/1000000000000020000000204B249CA79A42C6D7.png" xlink:type="simple" xlink:show="embed" xlink:actuate="onLoad"/>
    <draw:fill-image draw:name="background" xlink:href="Pictures/100000000000042B000003208BE499AC75AC72E4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draw:stroke="none" svg:stroke-color="#000000" draw:fill-color="#22228b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2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4" draw:fill-image-name="Bitmape_20_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lgemein_5f_deu-background" style:display-name="allgemein_deu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allgemein_5f_deu-backgroundobjects" style:display-name="allgemein_de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lgemein_5f_deu-notes" style:display-name="allgemein_de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lgemein_5f_deu-outline1" style:display-name="allgemein_deu-outline1" style:family="presentation">
      <style:graphic-properties draw:stroke="none" draw:fill="none">
        <text:list-style style:name="allgemein_5f_deu-outline1" style:display-name="allgemein_de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pt" style:font-style-asian="normal" style:font-weight-asian="normal" style:font-name-complex="Mangal" style:font-family-complex="Mangal" style:font-family-generic-complex="system" style:font-pitch-complex="variable" style:font-size-complex="2pt" style:font-style-complex="normal" style:font-weight-complex="normal" style:text-emphasize="none" style:font-relief="none" style:text-overline-style="none" style:text-overline-color="font-color"/>
    </style:style>
    <style:style style:name="allgemein_5f_deu-outline2" style:display-name="allgemein_deu-outline2" style:family="presentation" style:parent-style-name="allgemein_5f_deu-outline1">
      <style:paragraph-properties fo:margin-top="0cm" fo:margin-bottom="0.4cm"/>
      <style:text-properties fo:font-size="28pt" style:font-size-asian="28pt" style:font-size-complex="28pt"/>
    </style:style>
    <style:style style:name="allgemein_5f_deu-outline3" style:display-name="allgemein_deu-outline3" style:family="presentation" style:parent-style-name="allgemein_5f_deu-outline2">
      <style:paragraph-properties fo:margin-top="0cm" fo:margin-bottom="0.3cm"/>
      <style:text-properties fo:font-size="24pt" style:font-size-asian="24pt" style:font-size-complex="24pt"/>
    </style:style>
    <style:style style:name="allgemein_5f_deu-outline4" style:display-name="allgemein_deu-outline4" style:family="presentation" style:parent-style-name="allgemein_5f_deu-outline3">
      <style:paragraph-properties fo:margin-top="0cm" fo:margin-bottom="0.2cm"/>
      <style:text-properties fo:font-size="20pt" style:font-size-asian="20pt" style:font-size-complex="20pt"/>
    </style:style>
    <style:style style:name="allgemein_5f_deu-outline5" style:display-name="allgemein_deu-outline5" style:family="presentation" style:parent-style-name="allgemein_5f_deu-outline4">
      <style:paragraph-properties fo:margin-top="0cm" fo:margin-bottom="0.1cm"/>
      <style:text-properties fo:font-size="20pt" style:font-size-asian="20pt" style:font-size-complex="20pt"/>
    </style:style>
    <style:style style:name="allgemein_5f_deu-outline6" style:display-name="allgemein_deu-outline6" style:family="presentation" style:parent-style-name="allgemein_5f_deu-outline5">
      <style:paragraph-properties fo:margin-top="0cm" fo:margin-bottom="0.1cm"/>
      <style:text-properties fo:font-size="20pt" style:font-size-asian="20pt" style:font-size-complex="20pt"/>
    </style:style>
    <style:style style:name="allgemein_5f_deu-outline7" style:display-name="allgemein_deu-outline7" style:family="presentation" style:parent-style-name="allgemein_5f_deu-outline6">
      <style:paragraph-properties fo:margin-top="0cm" fo:margin-bottom="0.1cm"/>
      <style:text-properties fo:font-size="20pt" style:font-size-asian="20pt" style:font-size-complex="20pt"/>
    </style:style>
    <style:style style:name="allgemein_5f_deu-outline8" style:display-name="allgemein_deu-outline8" style:family="presentation" style:parent-style-name="allgemein_5f_deu-outline7">
      <style:paragraph-properties fo:margin-top="0cm" fo:margin-bottom="0.1cm"/>
      <style:text-properties fo:font-size="20pt" style:font-size-asian="20pt" style:font-size-complex="20pt"/>
    </style:style>
    <style:style style:name="allgemein_5f_deu-outline9" style:display-name="allgemein_deu-outline9" style:family="presentation" style:parent-style-name="allgemein_5f_deu-outline8">
      <style:paragraph-properties fo:margin-top="0cm" fo:margin-bottom="0.1cm"/>
      <style:text-properties fo:font-size="20pt" style:font-size-asian="20pt" style:font-size-complex="20pt"/>
    </style:style>
    <style:style style:name="allgemein_5f_deu-subtitle" style:display-name="allgemein_deu-subtitle" style:family="presentation">
      <style:graphic-properties draw:stroke="none" draw:fill="none" draw:textarea-vertical-align="middle">
        <text:list-style style:name="allgemein_5f_deu-subtitle" style:display-name="allgemein_de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lgemein_5f_deu-title" style:display-name="allgemein_deu-title" style:family="presentation">
      <style:graphic-properties draw:stroke="none" draw:fill="none" draw:textarea-vertical-align="middle">
        <text:list-style style:name="allgemein_5f_deu-title" style:display-name="allgemein_de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-DIN" fo:font-family="D-DIN" style:font-style-name="DIN-Bold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Master1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>
        <text:list-style style:name="Master1-Layout2-obj-Titel-und-Inhalt-outline1">
          <text:list-level-style-image text:level="1" xlink:href="Pictures/100000000000000D0000000D71E94F11921A5DE8.png" xlink:type="simple" xlink:show="embed" xlink:actuate="onLoad">
            <style:list-level-properties text:space-before="0.61cm" text:min-label-width="0.889cm" style:vertical-pos="middle" style:vertical-rel="line" fo:width="0.508cm" fo:height="0.508cm"/>
          </text:list-level-style-image>
          <text:list-level-style-bullet text:level="2" text:bullet-char="–">
            <style:list-level-properties text:space-before="1.6cm" text:min-label-width="0.9cm"/>
            <style:text-properties style:font-name="Times New Roman2" fo:color="#c0c0c0" fo:font-size="100%"/>
          </text:list-level-style-bullet>
          <text:list-level-style-bullet text:level="3" text:bullet-char="●">
            <style:list-level-properties text:space-before="2.9cm" text:min-label-width="0.8cm"/>
            <style:text-properties fo:font-family="'Segoe UI'" style:font-style-name="Standard" fo:color="#c0c0c0" fo:font-size="45%"/>
          </text:list-level-style-bullet>
          <text:list-level-style-bullet text:level="4" text:bullet-char="-">
            <style:list-level-properties text:space-before="4.3cm" text:min-label-width="0.6cm"/>
            <style:text-properties fo:font-family="'Segoe UI'" style:font-style-name="Standard" fo:color="#c0c0c0" fo:font-size="88%"/>
          </text:list-level-style-bullet>
          <text:list-level-style-bullet text:level="5" text:bullet-char="–">
            <style:list-level-properties text:space-before="5.4cm" text:min-label-width="0.6cm"/>
            <style:text-properties fo:font-family="'Segoe UI'" style:font-style-name="Standard" fo:color="#c0c0c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0c0c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0c0c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0c0c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0c0c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0c0c0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nivers-Light-Normal" fo:font-family="Univers-Light-Normal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18pt" style:font-size-asian="18pt" style:font-size-complex="1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18pt" style:font-size-asian="18pt" style:font-size-complex="18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16pt" style:font-size-asian="16pt" style:font-size-complex="16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16pt" style:font-size-asian="16pt" style:font-size-complex="16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16pt" style:font-size-asian="16pt" style:font-size-complex="16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16pt" style:font-size-asian="16pt" style:font-size-complex="16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16pt" style:font-size-asian="16pt" style:font-size-complex="16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image text:level="1">
            <style:list-level-properties style:vertical-pos="middle" style:vertical-rel="line"/>
          </text:list-level-style-image>
          <text:list-level-style-image text:level="2" xlink:href="Pictures/10000201000000BE000000BEB544062765B6C8BD.png" xlink:type="simple" xlink:show="embed" xlink:actuate="onLoad">
            <style:list-level-properties text:space-before="0.6cm" text:min-label-width="0.6cm" style:vertical-pos="middle" style:vertical-rel="line" fo:width="0.5cm" fo:height="0.5cm"/>
          </text:list-level-style-image>
          <text:list-level-style-bullet text:level="3" text:bullet-char="−">
            <style:list-level-properties text:space-before="1.2cm" text:min-label-width="0.6cm"/>
            <style:text-properties fo:font-family="'Segoe UI'" style:font-style-name="Standard" fo:color="#000000" fo:font-size="50%"/>
          </text:list-level-style-bullet>
          <text:list-level-style-bullet text:level="4" text:bullet-char="●">
            <style:list-level-properties text:space-before="1.8cm" text:min-label-width="0.6cm"/>
            <style:text-properties fo:font-family="'Segoe UI'" style:font-style-name="Standard" fo:color="#000000" fo:font-size="50%"/>
          </text:list-level-style-bullet>
          <text:list-level-style-bullet text:level="5" text:bullet-char="−">
            <style:list-level-properties text:space-before="2.4cm" text:min-label-width="0.6cm"/>
            <style:text-properties fo:font-family="'Times New Roman'" style:font-style-name="Standard" style:font-family-generic="roman" fo:color="#000000" fo:font-size="35%"/>
          </text:list-level-style-bullet>
          <text:list-level-style-image text:level="6">
            <style:list-level-properties text:space-before="3cm" text:min-label-width="0.6cm" style:vertical-pos="middle" style:vertical-rel="line"/>
          </text:list-level-style-image>
          <text:list-level-style-image text:level="7">
            <style:list-level-properties text:space-before="3.6cm" text:min-label-width="0.6cm" style:vertical-pos="middle" style:vertical-rel="line"/>
          </text:list-level-style-image>
          <text:list-level-style-image text:level="8">
            <style:list-level-properties text:space-before="4.2cm" text:min-label-width="0.6cm" style:vertical-pos="middle" style:vertical-rel="line"/>
          </text:list-level-style-image>
          <text:list-level-style-image text:level="9">
            <style:list-level-properties text:space-before="4.8cm" text:min-label-width="0.6cm" style:vertical-pos="middle" style:vertical-rel="line"/>
          </text:list-level-style-image>
          <text:list-level-style-image text:level="10">
            <style:list-level-properties text:space-before="5.4cm" text:min-label-width="0.6cm" style:vertical-pos="middle" style:vertical-rel="line"/>
          </text:list-level-style-image>
        </text:list-style>
      </style:graphic-properties>
      <style:paragraph-properties fo:text-align="start"/>
      <style:text-properties fo:color="#000080" style:text-outline="false" style:text-line-through-style="none" style:text-line-through-type="none" style:font-name="D-DIN" fo:font-family="D-DIN" style:font-style-name="DIN-Bold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38cm" fo:page-height="27.51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18cm" svg:stroke-color="#ffffff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Graphics">
      <style:graphic-properties draw:stroke="none" draw:fill="none" fo:clip="rect(0cm, 0cm, 0cm, 0cm)" style:mirror="none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254cm" fo:wrap-option="wrap"/>
    </style:style>
    <style:style style:name="Mgr6" style:family="graphic" style:parent-style-name="Graphics">
      <style:graphic-properties draw:stroke="none" draw:fill="none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lgemein_5f_de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allgemein_5f_deu-sub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allgemein_5f_de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allgemein_5f_de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allgemein_5f_de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2-obj-Titel-und-Inhalt-title">
      <style:graphic-properties draw:stroke="none" draw:fill="none" draw:textarea-horizontal-align="left" draw:textarea-vertical-align="bottom" draw:auto-grow-height="false" draw:auto-grow-width="false" fo:padding-top="0cm" fo:padding-bottom="0cm" fo:padding-left="0.254cm" fo:padding-right="0.254cm" fo:wrap-option="wrap"/>
    </style:style>
    <style:style style:name="Mpr7" style:family="presentation" style:parent-style-name="Master1-Layout2-obj-Titel-und-Inhalt-backgroundobjects">
      <style:graphic-properties draw:stroke="none" draw:fill="none" draw:fill-color="#ffffff" draw:auto-grow-height="false" fo:min-height="0.759cm"/>
    </style:style>
    <style:style style:name="Mpr8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2-obj-Titel-und-Inhalt-outline1">
      <style:graphic-properties fo:min-height="11.049cm"/>
    </style:style>
    <style:style style:name="Mpr10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style:paragraph-properties style:punctuation-wrap="hanging"/>
    </style:style>
    <style:style style:name="MP5" style:family="paragraph">
      <style:paragraph-properties fo:margin-left="0cm" fo:margin-right="0cm" fo:margin-top="0.494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  <style:text-properties style:font-name="Univers-Light-Normal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9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.247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loext:graphic-properties draw:fill="none"/>
      <style:paragraph-properties fo:margin-left="0cm" fo:margin-right="0cm" fo:margin-top="0.247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color="#000000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e56b20" style:font-name="DIN-Bold" fo:font-size="36pt" fo:language="de" fo:country="DE" style:letter-kerning="false" style:font-size-asian="36pt" style:font-size-complex="36pt"/>
    </style:style>
    <style:style style:name="MT3" style:family="text">
      <style:text-properties fo:color="#e56b20" style:text-line-through-style="none" style:text-line-through-type="none" style:text-position="0% 100%" style:font-name="DIN-Bold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color="#e56b20" style:text-line-through-style="none" style:text-line-through-type="none" style:text-position="0% 100%" style:font-name="Univers-Light-Norm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Univers 45 Light1" style:font-size-complex="24pt" style:font-style-complex="normal" style:font-weight-complex="normal"/>
    </style:style>
    <style:style style:name="MT5" style:family="text">
      <style:text-properties fo:color="#ffffff" style:text-line-through-style="none" style:text-line-through-type="none" style:text-position="0% 100%" style:font-name="Univers-Light-Normal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1d4b" style:text-line-through-style="none" style:text-line-through-type="none" style:text-position="0% 100%" style:font-name="DIN-Bold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size="14pt" style:font-size-asian="14pt" style:font-size-complex="14pt"/>
    </style:style>
    <style:style style:name="MT10" style:family="text">
      <style:text-properties fo:color="#000000" style:text-line-through-style="none" style:text-line-through-type="none" style:text-position="0% 100%" style:font-name="Univers 45 Light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>
        <style:list-level-properties style:vertical-pos="middle" style:vertical-rel="line"/>
      </text:list-level-style-image>
      <text:list-level-style-image text:level="2" xlink:href="Pictures/10000201000000BE000000BEB544062765B6C8BD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bullet text:level="3" text:bullet-char="−">
        <style:list-level-properties text:space-before="1.2cm" text:min-label-width="0.6cm"/>
        <style:text-properties fo:font-family="'Segoe UI'" style:font-style-name="Standard" fo:color="#000000" fo:font-size="50%"/>
      </text:list-level-style-bullet>
      <text:list-level-style-bullet text:level="4" text:bullet-char="●">
        <style:list-level-properties text:space-before="1.8cm" text:min-label-width="0.6cm"/>
        <style:text-properties fo:font-family="'Segoe UI'" style:font-style-name="Standard" fo:color="#000000" fo:font-size="50%"/>
      </text:list-level-style-bullet>
      <text:list-level-style-bullet text:level="5" text:bullet-char="−">
        <style:list-level-properties text:space-before="2.4cm" text:min-label-width="0.6cm"/>
        <style:text-properties fo:font-family="'Times New Roman'" style:font-style-name="Standard" style:font-family-generic="roman" fo:color="#000000" fo:font-size="35%"/>
      </text:list-level-style-bullet>
      <text:list-level-style-image text:level="6">
        <style:list-level-properties text:space-before="3cm" text:min-label-width="0.6cm" style:vertical-pos="middle" style:vertical-rel="line"/>
      </text:list-level-style-image>
      <text:list-level-style-image text:level="7">
        <style:list-level-properties text:space-before="3.6cm" text:min-label-width="0.6cm" style:vertical-pos="middle" style:vertical-rel="line"/>
      </text:list-level-style-image>
      <text:list-level-style-image text:level="8">
        <style:list-level-properties text:space-before="4.2cm" text:min-label-width="0.6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  <text:list-style style:name="ML6">
      <text:list-level-style-image text:level="1" xlink:href="Pictures/100000000000000D0000000D71E94F11921A5DE8.png" xlink:type="simple" xlink:show="embed" xlink:actuate="onLoad">
        <style:list-level-properties text:space-before="0.61cm" text:min-label-width="0.889cm" style:vertical-pos="middle" style:vertical-rel="line" fo:width="0.508cm" fo:height="0.508cm"/>
      </text:list-level-style-image>
      <text:list-level-style-bullet text:level="2" text:bullet-char="–">
        <style:list-level-properties text:space-before="1.6cm" text:min-label-width="0.9cm"/>
        <style:text-properties style:font-name="Times New Roman2" fo:color="#c0c0c0" fo:font-size="100%"/>
      </text:list-level-style-bullet>
      <text:list-level-style-bullet text:level="3" text:bullet-char="●">
        <style:list-level-properties text:space-before="2.9cm" text:min-label-width="0.8cm"/>
        <style:text-properties fo:font-family="'Segoe UI'" style:font-style-name="Standard" fo:color="#c0c0c0" fo:font-size="45%"/>
      </text:list-level-style-bullet>
      <text:list-level-style-bullet text:level="4" text:bullet-char="-">
        <style:list-level-properties text:space-before="4.3cm" text:min-label-width="0.6cm"/>
        <style:text-properties fo:font-family="'Segoe UI'" style:font-style-name="Standard" fo:color="#c0c0c0" fo:font-size="88%"/>
      </text:list-level-style-bullet>
      <text:list-level-style-bullet text:level="5" text:bullet-char="–">
        <style:list-level-properties text:space-before="5.4cm" text:min-label-width="0.6cm"/>
        <style:text-properties fo:font-family="'Segoe UI'" style:font-style-name="Standard" fo:color="#c0c0c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c0c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c0c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Rectangle 2" draw:style-name="Mgr1" draw:text-style-name="MP1" draw:layer="backgroundobjects" svg:width="8.162cm" svg:height="1.376cm" svg:x="0cm" svg:y="0cm" presentation:class="header">
        <draw:text-box>
          <text:p/>
        </draw:text-box>
      </draw:frame>
      <draw:frame draw:name="Rectangle 3" draw:style-name="Mgr1" draw:text-style-name="MP1" draw:layer="backgroundobjects" svg:width="8.162cm" svg:height="1.376cm" svg:x="10.676cm" svg:y="0cm" presentation:class="date-time">
        <draw:text-box>
          <text:p/>
        </draw:text-box>
      </draw:frame>
      <draw:frame draw:name="Rectangle 4" draw:style-name="Mgr2" draw:text-style-name="MP1" draw:layer="backgroundobjects" svg:width="8.162cm" svg:height="1.376cm" svg:x="0cm" svg:y="26.141cm" presentation:class="footer">
        <draw:text-box>
          <text:p/>
        </draw:text-box>
      </draw:frame>
      <draw:frame draw:name="Rectangle 5" draw:style-name="Mgr2" draw:text-style-name="MP1" draw:layer="backgroundobjects" svg:width="8.162cm" svg:height="1.376cm" svg:x="10.676cm" svg:y="26.141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7.918cm" svg:height="5.938cm" svg:x="1cm" svg:y="2.866cm"/>
      <draw:page-thumbnail draw:layer="backgroundobjects" svg:width="7.918cm" svg:height="5.938cm" svg:x="1cm" svg:y="10.788cm"/>
      <draw:page-thumbnail draw:layer="backgroundobjects" svg:width="7.918cm" svg:height="5.938cm" svg:x="1cm" svg:y="18.71cm"/>
      <draw:page-thumbnail draw:layer="backgroundobjects" svg:width="7.918cm" svg:height="5.938cm" svg:x="9.919cm" svg:y="2.866cm"/>
      <draw:page-thumbnail draw:layer="backgroundobjects" svg:width="7.918cm" svg:height="5.938cm" svg:x="9.919cm" svg:y="10.788cm"/>
      <draw:page-thumbnail draw:layer="backgroundobjects" svg:width="7.918cm" svg:height="5.938cm" svg:x="9.919cm" svg:y="18.71cm"/>
    </style:handout-master>
    <style:master-page style:name="allgemein_5f_deu" style:display-name="allgemein_deu" style:page-layout-name="PM1" draw:style-name="Mdp1">
      <draw:custom-shape draw:name="Line 2" draw:style-name="Mgr3" draw:text-style-name="MP1" draw:layer="backgroundobjects" svg:width="25.4cm" svg:height="0.001cm" svg:x="-0.035cm" svg:y="3.246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3" draw:style-name="Mgr3" draw:text-style-name="MP1" draw:layer="backgroundobjects" svg:width="25.4cm" svg:height="0.001cm" svg:x="0cm" svg:y="3.739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4" draw:style-name="Mgr4" draw:text-style-name="MP3" draw:layer="backgroundobjects" svg:width="5.292cm" svg:height="1.552cm" svg:x="0.988cm" svg:y="1.217cm">
        <draw:image xlink:href="Pictures/10000201000001CA000000869A313935328ED4DD.png" xlink:type="simple" xlink:show="embed" xlink:actuate="onLoad">
          <text:p/>
        </draw:image>
        <svg:desc>TU_Logo_90_SW</svg:desc>
      </draw:frame>
      <draw:frame draw:name="Rectangle 5" presentation:style-name="Mpr1" draw:text-style-name="MP1" draw:layer="backgroundobjects" svg:width="23.601cm" svg:height="4.064cm" svg:x="1cm" svg:y="4.318cm" presentation:class="title">
        <draw:text-box>
          <text:p text:style-name="MP4"><text:span text:style-name="MT2">Vergl</text:span><text:span text:style-name="MT2">eich</text:span><text:span text:style-name="MT3"> </text:span><text:span text:style-name="MT3">parall</text:span><text:span text:style-name="MT3">eler </text:span><text:span text:style-name="MT3">Progr</text:span><text:span text:style-name="MT3">ammi</text:span><text:span text:style-name="MT3">erspr</text:span><text:span text:style-name="MT3">achen</text:span></text:p>
        </draw:text-box>
      </draw:frame>
      <draw:frame draw:name="Rectangle 7" presentation:style-name="Mpr2" draw:text-style-name="MP6" draw:layer="backgroundobjects" svg:width="23.601cm" svg:height="2.8cm" svg:x="0.899cm" svg:y="8.2cm" presentation:class="subtitle">
        <draw:text-box>
          <text:p text:style-name="MP5"><text:span text:style-name="MT4">Am </text:span><text:span text:style-name="MT4">Beispiel </text:span><text:span text:style-name="MT4">des </text:span><text:span text:style-name="MT4">Quadratis</text:span><text:span text:style-name="MT4">chen </text:span><text:span text:style-name="MT4">Siebs</text:span></text:p>
        </draw:text-box>
      </draw:frame>
      <draw:custom-shape draw:name="Rectangle 13" draw:style-name="Mgr5" draw:text-style-name="MP6" draw:layer="backgroundobjects" svg:width="19.994cm" svg:height="0.45cm" svg:x="2.703cm" svg:y="3.25cm">
        <text:p text:style-name="MP7"><text:span text:style-name="MT5">Zentrum für Informationsdienste und Hochleistungsrechnen (ZIH)</text:span></text:p>
        <draw:enhanced-geometry svg:viewBox="0 0 21600 21600" draw:type="non-primitive" draw:enhanced-path="M 0 0 L 21600 0 21600 21600 0 21600 Z N"/>
      </draw:custom-shape>
      <draw:frame presentation:style-name="allgemein_5f_deu-outline1" draw:layer="backgroundobjects" svg:width="0.5cm" svg:height="100cm" svg:x="0cm" svg:y="18.55cm" presentation:class="outline" presentation:placeholder="true">
        <draw:text-box draw:corner-radius="0.23cm"/>
      </draw:frame>
      <presentation:notes style:page-layout-name="PM0">
        <draw:frame draw:name="Rectangle 2" presentation:style-name="Mpr3" draw:text-style-name="MP1" draw:layer="backgroundobjects" svg:width="8.162cm" svg:height="1.376cm" svg:x="0cm" svg:y="0cm" presentation:class="header">
          <draw:text-box>
            <text:p/>
          </draw:text-box>
        </draw:frame>
        <draw:frame draw:name="Rectangle 3" presentation:style-name="Mpr3" draw:text-style-name="MP1" draw:layer="backgroundobjects" svg:width="8.162cm" svg:height="1.376cm" svg:x="10.676cm" svg:y="0cm" presentation:class="date-time">
          <draw:text-box>
            <text:p/>
          </draw:text-box>
        </draw:frame>
        <draw:page-thumbnail draw:name="Rectangle 4" presentation:style-name="allgemein_5f_deu-title" draw:layer="backgroundobjects" svg:width="13.758cm" svg:height="10.319cm" svg:x="2.54cm" svg:y="2.064cm" presentation:class="page"/>
        <draw:frame draw:name="Rectangle 5" presentation:style-name="Mpr4" draw:text-style-name="MP1" draw:layer="backgroundobjects" svg:width="13.811cm" svg:height="12.383cm" svg:x="2.514cm" svg:y="13.07cm" presentation:class="notes">
          <draw:text-box>
            <text:p text:style-name="MP8"><text:span text:style-name="MT6">Klicken Sie, um die </text:span><text:span text:style-name="MT6">Formate des </text:span><text:span text:style-name="MT6">Vorlagentextes zu </text:span><text:span text:style-name="MT6">bearbeiten</text:span></text:p>
            <text:list text:style-name="ML4">
              <text:list-item>
                <text:list>
                  <text:list-item>
                    <text:p text:style-name="MP9"><text:span text:style-name="MT7">Zweite </text:span><text:span text:style-name="MT7">Ebene</text:span></text:p>
                    <text:list>
                      <text:list-item>
                        <text:p text:style-name="MP10"><text:span text:style-name="MT7">D</text:span><text:span text:style-name="MT7">r</text:span><text:span text:style-name="MT7">i</text:span><text:span text:style-name="MT7">t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<text:list>
                          <text:list-item>
                            <text:p text:style-name="MP11"><text:span text:style-name="MT7">V</text:span><text:span text:style-name="MT7">i</text:span><text:span text:style-name="MT7">e</text:span><text:span text:style-name="MT7">r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text:list>
                              <text:list-item>
                                <text:p text:style-name="MP12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" draw:text-style-name="MP1" draw:layer="backgroundobjects" svg:width="8.162cm" svg:height="1.376cm" svg:x="0cm" svg:y="26.141cm" presentation:class="footer">
          <draw:text-box>
            <text:p/>
          </draw:text-box>
        </draw:frame>
        <draw:frame draw:name="Rectangle 7" presentation:style-name="Mpr5" draw:text-style-name="MP1" draw:layer="backgroundobjects" svg:width="8.162cm" svg:height="1.376cm" svg:x="10.676cm" svg:y="26.141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2">
      <office:forms form:automatic-focus="false" form:apply-design-mode="false"/>
      <draw:frame draw:name="Picture 6" draw:style-name="Mgr4" draw:text-style-name="MP3" draw:layer="Master1-bg" svg:width="23.751cm" svg:height="0.168cm" svg:x="0.798cm" svg:y="1.358cm">
        <draw:image xlink:href="Pictures/1000000000000E9A0000001BCD3974EF61C6F41F.png" xlink:type="simple" xlink:show="embed" xlink:actuate="onLoad">
          <text:p/>
        </draw:image>
        <svg:desc>ZIH_folien-layout-print1</svg:desc>
      </draw:frame>
      <draw:frame draw:name="Bild 18" draw:style-name="Mgr6" draw:text-style-name="MP3" draw:layer="Master1-bg" svg:width="5.201cm" svg:height="1.526cm" svg:x="0.6cm" svg:y="17.126cm">
        <draw:image xlink:href="Pictures/1000000000000295000000C2AA5C09C5813DC296.jpg" xlink:type="simple" xlink:show="embed" xlink:actuate="onLoad">
          <text:p/>
        </draw:image>
        <svg:desc>logo_blau_661x194.jpg</svg:desc>
      </draw:frame>
      <draw:frame draw:name="Bild 19" draw:style-name="Mgr6" draw:text-style-name="MP3" draw:layer="Master1-bg" svg:width="4.896cm" svg:height="2.984cm" svg:x="20cm" svg:y="15.8cm">
        <draw:image xlink:href="Pictures/1000020100000A930000067269634AF493A7A41E.png" xlink:type="simple" xlink:show="embed" xlink:actuate="onLoad">
          <text:p/>
        </draw:image>
        <svg:desc>zih_logo_de.png</svg:desc>
      </draw:frame>
      <draw:frame draw:name="Titel 1" presentation:style-name="Mpr6" draw:text-style-name="MP1" draw:layer="backgroundobjects" svg:width="23.697cm" svg:height="1.151cm" svg:x="0.9cm" svg:y="0.207cm" presentation:class="title">
        <draw:text-box>
          <text:p text:style-name="MP7"><text:span text:style-name="MT8">Überschr</text:span><text:span text:style-name="MT8">ift</text:span></text:p>
        </draw:text-box>
      </draw:frame>
      <draw:frame draw:name="Inhaltsplatzhalter 2" presentation:style-name="Master1-Layout2-obj-Titel-und-Inhalt-title" draw:layer="backgroundobjects" svg:width="11cm" svg:height="9.475cm" svg:x="6.5cm" svg:y="-9.525cm" presentation:class="title" presentation:placeholder="true">
        <draw:text-box/>
      </draw:frame>
      <draw:frame presentation:style-name="Mpr7" draw:text-style-name="MP14" draw:layer="backgroundobjects" svg:width="8.043cm" svg:height="0.758cm" svg:x="8.7cm" svg:y="18.08cm" presentation:class="footer">
        <draw:text-box>
          <text:p text:style-name="MP13"><text:span text:style-name="MT9"><presentation:footer/></text:span></text:p>
        </draw:text-box>
      </draw:frame>
      <draw:frame draw:name="Foliennummernplatzhalter 3" presentation:style-name="Mpr8" draw:text-style-name="MP16" draw:layer="backgroundobjects" svg:width="1.057cm" svg:height="0.76cm" svg:x="12.151cm" svg:y="18.158cm" presentation:class="page-number">
        <draw:text-box>
          <text:p text:style-name="MP15"><text:span text:style-name="MT10"><text:page-number>&lt;Foliennummer&gt;</text:page-number></text:span></text:p>
        </draw:text-box>
      </draw:frame>
      <draw:frame presentation:style-name="Mpr9" draw:layer="backgroundobjects" svg:width="23.5cm" svg:height="11.049cm" svg:x="0.5cm" svg:y="2cm" presentation:class="outline">
        <draw:text-box>
          <text:list text:style-name="ML6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17" draw:layer="backgroundobjects" svg:width="13.605cm" svg:height="0.038cm" svg:x="5.895cm" svg:y="17.962cm">
        <draw:image xlink:href="Pictures/2000010E0000352600000027FE1BEE0835C58AA0.svm" xlink:type="simple" xlink:show="embed" xlink:actuate="onLoad">
          <text:p/>
        </draw:image>
        <draw:image xlink:href="Pictures/100002000000020200000001563997F8E96BDB0A.png" xlink:type="simple" xlink:show="embed" xlink:actuate="onLoad"/>
      </draw:frame>
      <presentation:notes style:page-layout-name="PM0">
        <office:forms form:automatic-focus="false" form:apply-design-mode="false"/>
        <draw:frame draw:name="Rectangle 2" presentation:style-name="Mpr10" draw:text-style-name="MP1" draw:layer="backgroundobjects" svg:width="8.162cm" svg:height="1.376cm" svg:x="0cm" svg:y="0cm" presentation:class="header">
          <draw:text-box>
            <text:p/>
          </draw:text-box>
        </draw:frame>
        <draw:frame draw:name="Rectangle 3" presentation:style-name="Mpr10" draw:text-style-name="MP1" draw:layer="backgroundobjects" svg:width="8.162cm" svg:height="1.376cm" svg:x="10.676cm" svg:y="0cm" presentation:class="date-time">
          <draw:text-box>
            <text:p/>
          </draw:text-box>
        </draw:frame>
        <draw:page-thumbnail draw:name="Rectangle 4" presentation:style-name="Master1-Layout2-obj-Titel-und-Inhalt-title" draw:layer="backgroundobjects" svg:width="13.758cm" svg:height="10.319cm" svg:x="2.54cm" svg:y="2.064cm" presentation:class="page"/>
        <draw:frame draw:name="Rectangle 5" presentation:style-name="Mpr11" draw:text-style-name="MP1" draw:layer="backgroundobjects" svg:width="13.811cm" svg:height="12.383cm" svg:x="2.514cm" svg:y="13.07cm" presentation:class="notes">
          <draw:text-box>
            <text:p text:style-name="MP8"><text:span text:style-name="MT6">Klicken Sie, um die </text:span><text:span text:style-name="MT6">Formate des </text:span><text:span text:style-name="MT6">Vorlagentextes zu </text:span><text:span text:style-name="MT6">bearbeiten</text:span></text:p>
            <text:list text:style-name="ML4">
              <text:list-item>
                <text:list>
                  <text:list-item>
                    <text:p text:style-name="MP9"><text:span text:style-name="MT7">Zweite </text:span><text:span text:style-name="MT7">Ebene</text:span></text:p>
                    <text:list>
                      <text:list-item>
                        <text:p text:style-name="MP10"><text:span text:style-name="MT7">D</text:span><text:span text:style-name="MT7">r</text:span><text:span text:style-name="MT7">i</text:span><text:span text:style-name="MT7">t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<text:list>
                          <text:list-item>
                            <text:p text:style-name="MP11"><text:span text:style-name="MT7">V</text:span><text:span text:style-name="MT7">i</text:span><text:span text:style-name="MT7">e</text:span><text:span text:style-name="MT7">r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text:list>
                              <text:list-item>
                                <text:p text:style-name="MP12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2" draw:text-style-name="MP1" draw:layer="backgroundobjects" svg:width="8.162cm" svg:height="1.376cm" svg:x="0cm" svg:y="26.141cm" presentation:class="footer">
          <draw:text-box>
            <text:p/>
          </draw:text-box>
        </draw:frame>
        <draw:frame draw:name="Rectangle 7" presentation:style-name="Mpr12" draw:text-style-name="MP1" draw:layer="backgroundobjects" svg:width="8.162cm" svg:height="1.376cm" svg:x="10.676cm" svg:y="26.141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owerPoint-Präsentation</dc:title>
    <meta:creation-date>2012-01-26T13:39:15</meta:creation-date>
    <meta:editing-cycles>1201</meta:editing-cycles>
    <meta:editing-duration>P11DT15H19M53S</meta:editing-duration>
    <dc:date>2019-03-18T04:57:27.496689085</dc:date>
    <meta:document-statistic meta:object-count="286"/>
    <meta:template xlink:type="simple" xlink:actuate="onRequest" xlink:title="PowerPoint-Präsentation" xlink:href="../../../../../../uni/ws1112/usr/lib/libreoffice/basis3.4/share/template/en-US/presnt/allgemein_deu.otp" meta:date="2012-01-17T13:57:52.6500000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647cm" svg:height="13.749cm" xlink:href="." xlink:type="simple" chart:class="chart:line" chart:style-name="ch1">
        <chart:title svg:x="6.604cm" svg:y="0.41cm" chart:style-name="ch2">
          <text:p>K20x - Reduction - acht 256er-Blöcke pro Multiprozessor</text:p>
        </chart:title>
        <chart:legend chart:legend-position="end" svg:x="22.35cm" svg:y="5.828cm" style:legend-expansion="high" chart:style-name="ch3"/>
        <chart:plot-area chart:style-name="ch4" chart:data-source-has-labels="both" svg:x="1.503cm" svg:y="1.463cm" svg:width="20.355cm" svg:height="11.031cm">
          <chartooo:coordinate-region svg:x="2.124cm" svg:y="1.662cm" svg:width="19.189cm" svg:height="10.185cm"/>
          <chart:axis chart:dimension="x" chart:name="primary-x" chart:style-name="ch5" chartooo:axis-type="auto">
            <chartooo:date-scale/>
            <chart:title svg:x="11.53cm" svg:y="12.768cm" chart:style-name="ch6">
              <text:p>n</text:p>
            </chart:title>
            <chart:categories table:cell-range-address="local-table.$A$2:.$A$13"/>
          </chart:axis>
          <chart:axis chart:dimension="y" chart:name="primary-y" chart:style-name="ch7">
            <chart:title svg:x="0.451cm" svg:y="8.332cm" chart:style-name="ch8">
              <text:p>Bandbreite [GiB/s]</text:p>
            </chart:title>
            <chart:grid chart:style-name="ch9" chart:class="major"/>
          </chart:axis>
          <chart:series chart:style-name="ch10" chart:values-cell-range-address="local-table.$B$2:.$B$13" chart:label-cell-address="local-table.$B$1" chart:class="chart:line">
            <chart:data-point chart:repeated="12"/>
          </chart:series>
          <chart:series chart:style-name="ch11" chart:values-cell-range-address="local-table.$C$2:.$C$13" chart:label-cell-address="local-table.$C$1" chart:class="chart:line">
            <chart:data-point chart:repeated="12"/>
          </chart:series>
          <chart:series chart:style-name="ch12" chart:values-cell-range-address="local-table.$D$2:.$D$13" chart:label-cell-address="local-table.$D$1" chart:class="chart:line">
            <chart:data-point chart:repeated="12"/>
          </chart:series>
          <chart:series chart:style-name="ch13" chart:values-cell-range-address="local-table.$E$2:.$E$13" chart:label-cell-address="local-table.$E$1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</table:table-cell>
              <table:table-cell office:value-type="string">
                <text:p>HIP</text:p>
              </table:table-cell>
              <table:table-cell office:value-type="string">
                <text:p>SYCL</text:p>
              </table:table-cell>
              <table:table-cell office:value-type="string">
                <text:p>Peak</text:p>
              </table:table-cell>
            </table:table-row>
          </table:table-header-rows>
          <table:table-rows>
            <table:table-row>
              <table:table-cell office:value-type="string">
                <text:p>2^16</text:p>
              </table:table-cell>
              <table:table-cell office:value-type="float" office:value="10.1261">
                <text:p>10.1261</text:p>
              </table:table-cell>
              <table:table-cell office:value-type="float" office:value="11.0853">
                <text:p>11.0853</text:p>
              </table:table-cell>
              <table:table-cell office:value-type="float" office:value="10.7366">
                <text:p>10.736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17</text:p>
              </table:table-cell>
              <table:table-cell office:value-type="float" office:value="21.672">
                <text:p>21.672</text:p>
              </table:table-cell>
              <table:table-cell office:value-type="float" office:value="20.9782">
                <text:p>20.9782</text:p>
              </table:table-cell>
              <table:table-cell office:value-type="float" office:value="20.7919">
                <text:p>20.791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18</text:p>
              </table:table-cell>
              <table:table-cell office:value-type="float" office:value="39.3846">
                <text:p>39.3846</text:p>
              </table:table-cell>
              <table:table-cell office:value-type="float" office:value="36.7354">
                <text:p>36.7354</text:p>
              </table:table-cell>
              <table:table-cell office:value-type="float" office:value="40.0098">
                <text:p>40.009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19</text:p>
              </table:table-cell>
              <table:table-cell office:value-type="float" office:value="57.3368">
                <text:p>57.3368</text:p>
              </table:table-cell>
              <table:table-cell office:value-type="float" office:value="59.7411">
                <text:p>59.7411</text:p>
              </table:table-cell>
              <table:table-cell office:value-type="float" office:value="59.6867">
                <text:p>59.686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0</text:p>
              </table:table-cell>
              <table:table-cell office:value-type="float" office:value="90.1458">
                <text:p>90.1458</text:p>
              </table:table-cell>
              <table:table-cell office:value-type="float" office:value="88.682">
                <text:p>88.682</text:p>
              </table:table-cell>
              <table:table-cell office:value-type="float" office:value="87.8499">
                <text:p>87.849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1</text:p>
              </table:table-cell>
              <table:table-cell office:value-type="float" office:value="118.617">
                <text:p>118.617</text:p>
              </table:table-cell>
              <table:table-cell office:value-type="float" office:value="121.984">
                <text:p>121.984</text:p>
              </table:table-cell>
              <table:table-cell office:value-type="float" office:value="122.497">
                <text:p>122.49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2</text:p>
              </table:table-cell>
              <table:table-cell office:value-type="float" office:value="142.741">
                <text:p>142.741</text:p>
              </table:table-cell>
              <table:table-cell office:value-type="float" office:value="146.163">
                <text:p>146.163</text:p>
              </table:table-cell>
              <table:table-cell office:value-type="float" office:value="145.717">
                <text:p>145.71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3</text:p>
              </table:table-cell>
              <table:table-cell office:value-type="float" office:value="161.171">
                <text:p>161.171</text:p>
              </table:table-cell>
              <table:table-cell office:value-type="float" office:value="159.649">
                <text:p>159.649</text:p>
              </table:table-cell>
              <table:table-cell office:value-type="float" office:value="160.899">
                <text:p>160.89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4</text:p>
              </table:table-cell>
              <table:table-cell office:value-type="float" office:value="169.03">
                <text:p>169.03</text:p>
              </table:table-cell>
              <table:table-cell office:value-type="float" office:value="169.398">
                <text:p>169.398</text:p>
              </table:table-cell>
              <table:table-cell office:value-type="float" office:value="166.56">
                <text:p>166.5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5</text:p>
              </table:table-cell>
              <table:table-cell office:value-type="float" office:value="174.443">
                <text:p>174.443</text:p>
              </table:table-cell>
              <table:table-cell office:value-type="float" office:value="173.929">
                <text:p>173.929</text:p>
              </table:table-cell>
              <table:table-cell office:value-type="float" office:value="174.139">
                <text:p>174.13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6</text:p>
              </table:table-cell>
              <table:table-cell office:value-type="float" office:value="176.146">
                <text:p>176.146</text:p>
              </table:table-cell>
              <table:table-cell office:value-type="float" office:value="176.009">
                <text:p>176.009</text:p>
              </table:table-cell>
              <table:table-cell office:value-type="float" office:value="176.261">
                <text:p>176.26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7</text:p>
              </table:table-cell>
              <table:table-cell office:value-type="float" office:value="177.606">
                <text:p>177.606</text:p>
              </table:table-cell>
              <table:table-cell office:value-type="float" office:value="177.593">
                <text:p>177.593</text:p>
              </table:table-cell>
              <table:table-cell office:value-type="float" office:value="177.162">
                <text:p>177.162</text:p>
              </table:table-cell>
              <table:table-cell office:value-type="float" office:value="188">
                <text:p>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47cm" svg:height="13.749cm" xlink:href="." xlink:type="simple" chart:class="chart:line" chart:style-name="ch1">
        <chart:title svg:x="9.7cm" svg:y="0.41cm" chart:style-name="ch2">
          <text:p>K20x - Reduction - CUDA</text:p>
        </chart:title>
        <chart:legend chart:legend-position="end" svg:x="20.393cm" svg:y="5.579cm" style:legend-expansion="high" chart:style-name="ch3"/>
        <chart:plot-area chart:style-name="ch4" chart:data-source-has-labels="both" svg:x="1.503cm" svg:y="1.463cm" svg:width="18.398cm" svg:height="11.031cm">
          <chartooo:coordinate-region svg:x="2.124cm" svg:y="1.662cm" svg:width="17.219cm" svg:height="10.185cm"/>
          <chart:axis chart:dimension="x" chart:name="primary-x" chart:style-name="ch5" chartooo:axis-type="auto">
            <chartooo:date-scale/>
            <chart:title svg:x="8.779cm" svg:y="12.768cm" chart:style-name="ch6">
              <text:p>Blöcke pro Multiprozessor</text:p>
            </chart:title>
            <chart:categories table:cell-range-address="local-table.$A$2:.$A$13"/>
          </chart:axis>
          <chart:axis chart:dimension="y" chart:name="primary-y" chart:style-name="ch7">
            <chart:title svg:x="0.451cm" svg:y="8.332cm" chart:style-name="ch8">
              <text:p>Bandbreite [GiB/s]</text:p>
            </chart:title>
            <chart:grid chart:style-name="ch9" chart:class="major"/>
          </chart:axis>
          <chart:series chart:style-name="ch10" chart:values-cell-range-address="local-table.$B$2:.$B$13" chart:label-cell-address="local-table.$B$1" chart:class="chart:line">
            <chart:data-point chart:repeated="12"/>
          </chart:series>
          <chart:series chart:style-name="ch11" chart:values-cell-range-address="local-table.$C$2:.$C$13" chart:label-cell-address="local-table.$C$1" chart:class="chart:line">
            <chart:data-point chart:repeated="12"/>
          </chart:series>
          <chart:series chart:style-name="ch12" chart:values-cell-range-address="local-table.$D$2:.$D$13" chart:label-cell-address="local-table.$D$1" chart:class="chart:line">
            <chart:data-point chart:repeated="12"/>
          </chart:series>
          <chart:series chart:style-name="ch13" chart:values-cell-range-address="local-table.$E$2:.$E$13" chart:label-cell-address="local-table.$E$1" chart:class="chart:line">
            <chart:data-point chart:repeated="12"/>
          </chart:series>
          <chart:series chart:style-name="ch14" chart:values-cell-range-address="local-table.$F$2:.$F$13" chart:label-cell-address="local-table.$F$1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größe = 64</text:p>
              </table:table-cell>
              <table:table-cell office:value-type="string">
                <text:p>Blockgröße = 128</text:p>
              </table:table-cell>
              <table:table-cell office:value-type="string">
                <text:p>Blockgröße = 256</text:p>
              </table:table-cell>
              <table:table-cell office:value-type="string">
                <text:p>Blockgröße = 512</text:p>
              </table:table-cell>
              <table:table-cell office:value-type="string">
                <text:p>Blockgröße = 1024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42.9904">
                <text:p>42.9904</text:p>
              </table:table-cell>
              <table:table-cell office:value-type="float" office:value="82.9869">
                <text:p>82.9869</text:p>
              </table:table-cell>
              <table:table-cell office:value-type="float" office:value="137.461">
                <text:p>137.461</text:p>
              </table:table-cell>
              <table:table-cell office:value-type="float" office:value="170.235">
                <text:p>170.235</text:p>
              </table:table-cell>
              <table:table-cell office:value-type="float" office:value="177.488">
                <text:p>177.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.2492">
                <text:p>83.2492</text:p>
              </table:table-cell>
              <table:table-cell office:value-type="float" office:value="137.924">
                <text:p>137.924</text:p>
              </table:table-cell>
              <table:table-cell office:value-type="float" office:value="170.745">
                <text:p>170.745</text:p>
              </table:table-cell>
              <table:table-cell office:value-type="float" office:value="177.606">
                <text:p>177.606</text:p>
              </table:table-cell>
              <table:table-cell office:value-type="float" office:value="177.007">
                <text:p>177.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7.393">
                <text:p>137.393</text:p>
              </table:table-cell>
              <table:table-cell office:value-type="float" office:value="171.687">
                <text:p>171.687</text:p>
              </table:table-cell>
              <table:table-cell office:value-type="float" office:value="177.606">
                <text:p>177.606</text:p>
              </table:table-cell>
              <table:table-cell office:value-type="float" office:value="176.958">
                <text:p>176.958</text:p>
              </table:table-cell>
              <table:table-cell office:value-type="float" office:value="176.496">
                <text:p>176.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3.518">
                <text:p>133.518</text:p>
              </table:table-cell>
              <table:table-cell office:value-type="float" office:value="164.268">
                <text:p>164.268</text:p>
              </table:table-cell>
              <table:table-cell office:value-type="float" office:value="177.195">
                <text:p>177.195</text:p>
              </table:table-cell>
              <table:table-cell office:value-type="float" office:value="176.241">
                <text:p>176.241</text:p>
              </table:table-cell>
              <table:table-cell office:value-type="float" office:value="175.597">
                <text:p>175.5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8.458">
                <text:p>158.458</text:p>
              </table:table-cell>
              <table:table-cell office:value-type="float" office:value="174.398">
                <text:p>174.398</text:p>
              </table:table-cell>
              <table:table-cell office:value-type="float" office:value="176.669">
                <text:p>176.669</text:p>
              </table:table-cell>
              <table:table-cell office:value-type="float" office:value="176.276">
                <text:p>176.276</text:p>
              </table:table-cell>
              <table:table-cell office:value-type="float" office:value="175.14">
                <text:p>175.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6.406">
                <text:p>156.406</text:p>
              </table:table-cell>
              <table:table-cell office:value-type="float" office:value="172.373">
                <text:p>172.373</text:p>
              </table:table-cell>
              <table:table-cell office:value-type="float" office:value="176.857">
                <text:p>176.857</text:p>
              </table:table-cell>
              <table:table-cell office:value-type="float" office:value="175.784">
                <text:p>175.784</text:p>
              </table:table-cell>
              <table:table-cell office:value-type="float" office:value="171.926">
                <text:p>171.9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3.537">
                <text:p>163.537</text:p>
              </table:table-cell>
              <table:table-cell office:value-type="float" office:value="175.709">
                <text:p>175.709</text:p>
              </table:table-cell>
              <table:table-cell office:value-type="float" office:value="175.659">
                <text:p>175.659</text:p>
              </table:table-cell>
              <table:table-cell office:value-type="float" office:value="172.573">
                <text:p>172.573</text:p>
              </table:table-cell>
              <table:table-cell office:value-type="float" office:value="161.333">
                <text:p>161.3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1.961">
                <text:p>161.961</text:p>
              </table:table-cell>
              <table:table-cell office:value-type="float" office:value="175.398">
                <text:p>175.398</text:p>
              </table:table-cell>
              <table:table-cell office:value-type="float" office:value="175">
                <text:p>175</text:p>
              </table:table-cell>
              <table:table-cell office:value-type="float" office:value="174.534">
                <text:p>174.534</text:p>
              </table:table-cell>
              <table:table-cell office:value-type="float" office:value="150.935">
                <text:p>150.93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0.417">
                <text:p>160.417</text:p>
              </table:table-cell>
              <table:table-cell office:value-type="float" office:value="174.115">
                <text:p>174.115</text:p>
              </table:table-cell>
              <table:table-cell office:value-type="float" office:value="176.187">
                <text:p>176.187</text:p>
              </table:table-cell>
              <table:table-cell office:value-type="float" office:value="170.341">
                <text:p>170.341</text:p>
              </table:table-cell>
              <table:table-cell office:value-type="float" office:value="133.202">
                <text:p>133.20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57.868">
                <text:p>157.868</text:p>
              </table:table-cell>
              <table:table-cell office:value-type="float" office:value="174.63">
                <text:p>174.63</text:p>
              </table:table-cell>
              <table:table-cell office:value-type="float" office:value="175.338">
                <text:p>175.338</text:p>
              </table:table-cell>
              <table:table-cell office:value-type="float" office:value="145.451">
                <text:p>145.451</text:p>
              </table:table-cell>
              <table:table-cell office:value-type="float" office:value="118.088">
                <text:p>118.088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56.744">
                <text:p>156.744</text:p>
              </table:table-cell>
              <table:table-cell office:value-type="float" office:value="169.98">
                <text:p>169.98</text:p>
              </table:table-cell>
              <table:table-cell office:value-type="float" office:value="159.56">
                <text:p>159.56</text:p>
              </table:table-cell>
              <table:table-cell office:value-type="float" office:value="141.738">
                <text:p>141.738</text:p>
              </table:table-cell>
              <table:table-cell office:value-type="float" office:value="67.4496">
                <text:p>67.4496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39.007">
                <text:p>139.007</text:p>
              </table:table-cell>
              <table:table-cell office:value-type="float" office:value="151.088">
                <text:p>151.088</text:p>
              </table:table-cell>
              <table:table-cell office:value-type="float" office:value="140.474">
                <text:p>140.474</text:p>
              </table:table-cell>
              <table:table-cell office:value-type="float" office:value="85.6772">
                <text:p>85.6772</text:p>
              </table:table-cell>
              <table:table-cell office:value-type="float" office:value="37.1804">
                <text:p>37.18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47cm" svg:height="13.749cm" xlink:href="." xlink:type="simple" chart:class="chart:line" chart:style-name="ch1">
        <chart:title svg:x="9.7cm" svg:y="0.41cm" chart:style-name="ch2">
          <text:p>Vega 64 - Reduction - HC</text:p>
        </chart:title>
        <chart:legend chart:legend-position="end" svg:x="20.525cm" svg:y="5.579cm" style:legend-expansion="high" chart:style-name="ch3"/>
        <chart:plot-area chart:style-name="ch4" chart:data-source-has-labels="both" svg:x="1.503cm" svg:y="1.463cm" svg:width="18.53cm" svg:height="11.031cm">
          <chartooo:coordinate-region svg:x="2.31cm" svg:y="1.662cm" svg:width="17.351cm" svg:height="10.185cm"/>
          <chart:axis chart:dimension="x" chart:name="primary-x" chart:style-name="ch5" chartooo:axis-type="auto">
            <chartooo:date-scale/>
            <chart:title svg:x="8.991cm" svg:y="12.768cm" chart:style-name="ch6">
              <text:p>Tiles pro Multiprozessor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8.332cm" chart:style-name="ch8">
              <text:p>Bandbreite [GiB/s]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line">
            <chart:data-point chart:repeated="10"/>
          </chart:series>
          <chart:series chart:style-name="ch11" chart:values-cell-range-address="local-table.$C$2:.$C$11" chart:label-cell-address="local-table.$C$1" chart:class="chart:line">
            <chart:data-point chart:repeated="10"/>
          </chart:series>
          <chart:series chart:style-name="ch12" chart:values-cell-range-address="local-table.$D$2:.$D$11" chart:label-cell-address="local-table.$D$1" chart:class="chart:line">
            <chart:data-point chart:repeated="10"/>
          </chart:series>
          <chart:series chart:style-name="ch13" chart:values-cell-range-address="local-table.$E$2:.$E$11" chart:label-cell-address="local-table.$E$1" chart:class="chart:line">
            <chart:data-point chart:repeated="10"/>
          </chart:series>
          <chart:series chart:style-name="ch14" chart:values-cell-range-address="local-table.$F$2:.$F$11" chart:label-cell-address="local-table.$F$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le-Größe = 64</text:p>
              </table:table-cell>
              <table:table-cell office:value-type="string">
                <text:p>Tile-Größe = 128</text:p>
              </table:table-cell>
              <table:table-cell office:value-type="string">
                <text:p>Tile-Größe = 256</text:p>
              </table:table-cell>
              <table:table-cell office:value-type="string">
                <text:p>Tile-Größe = 512</text:p>
              </table:table-cell>
              <table:table-cell office:value-type="string">
                <text:p>Tile-Größe = 1024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203.65">
                <text:p>203.65</text:p>
              </table:table-cell>
              <table:table-cell office:value-type="float" office:value="318.691">
                <text:p>318.691</text:p>
              </table:table-cell>
              <table:table-cell office:value-type="float" office:value="419.428">
                <text:p>419.428</text:p>
              </table:table-cell>
              <table:table-cell office:value-type="float" office:value="417.053">
                <text:p>417.053</text:p>
              </table:table-cell>
              <table:table-cell office:value-type="float" office:value="376.388">
                <text:p>376.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6.882">
                <text:p>346.882</text:p>
              </table:table-cell>
              <table:table-cell office:value-type="float" office:value="413.166">
                <text:p>413.166</text:p>
              </table:table-cell>
              <table:table-cell office:value-type="float" office:value="408.712">
                <text:p>408.712</text:p>
              </table:table-cell>
              <table:table-cell office:value-type="float" office:value="385.341">
                <text:p>385.341</text:p>
              </table:table-cell>
              <table:table-cell office:value-type="float" office:value="383.883">
                <text:p>383.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2.284">
                <text:p>392.284</text:p>
              </table:table-cell>
              <table:table-cell office:value-type="float" office:value="408.392">
                <text:p>408.392</text:p>
              </table:table-cell>
              <table:table-cell office:value-type="float" office:value="406.875">
                <text:p>406.875</text:p>
              </table:table-cell>
              <table:table-cell office:value-type="float" office:value="374.416">
                <text:p>374.416</text:p>
              </table:table-cell>
              <table:table-cell office:value-type="float" office:value="385.307">
                <text:p>385.3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4.805">
                <text:p>394.805</text:p>
              </table:table-cell>
              <table:table-cell office:value-type="float" office:value="403.663">
                <text:p>403.663</text:p>
              </table:table-cell>
              <table:table-cell office:value-type="float" office:value="393.604">
                <text:p>393.604</text:p>
              </table:table-cell>
              <table:table-cell office:value-type="float" office:value="395.329">
                <text:p>395.329</text:p>
              </table:table-cell>
              <table:table-cell office:value-type="float" office:value="394.794">
                <text:p>394.7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2.486">
                <text:p>382.486</text:p>
              </table:table-cell>
              <table:table-cell office:value-type="float" office:value="405.891">
                <text:p>405.891</text:p>
              </table:table-cell>
              <table:table-cell office:value-type="float" office:value="392.21">
                <text:p>392.21</text:p>
              </table:table-cell>
              <table:table-cell office:value-type="float" office:value="396.236">
                <text:p>396.236</text:p>
              </table:table-cell>
              <table:table-cell office:value-type="float" office:value="400.134">
                <text:p>400.1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4.063">
                <text:p>394.063</text:p>
              </table:table-cell>
              <table:table-cell office:value-type="float" office:value="398.844">
                <text:p>398.844</text:p>
              </table:table-cell>
              <table:table-cell office:value-type="float" office:value="401.412">
                <text:p>401.412</text:p>
              </table:table-cell>
              <table:table-cell office:value-type="float" office:value="401.15">
                <text:p>401.15</text:p>
              </table:table-cell>
              <table:table-cell office:value-type="float" office:value="400.534">
                <text:p>400.5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9.518">
                <text:p>389.518</text:p>
              </table:table-cell>
              <table:table-cell office:value-type="float" office:value="403.321">
                <text:p>403.321</text:p>
              </table:table-cell>
              <table:table-cell office:value-type="float" office:value="404.823">
                <text:p>404.823</text:p>
              </table:table-cell>
              <table:table-cell office:value-type="float" office:value="400.609">
                <text:p>400.609</text:p>
              </table:table-cell>
              <table:table-cell office:value-type="float" office:value="390.447">
                <text:p>390.4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4.541">
                <text:p>394.541</text:p>
              </table:table-cell>
              <table:table-cell office:value-type="float" office:value="398.719">
                <text:p>398.719</text:p>
              </table:table-cell>
              <table:table-cell office:value-type="float" office:value="406.881">
                <text:p>406.881</text:p>
              </table:table-cell>
              <table:table-cell office:value-type="float" office:value="377.221">
                <text:p>377.221</text:p>
              </table:table-cell>
              <table:table-cell office:value-type="float" office:value="324.157">
                <text:p>324.15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86.3">
                <text:p>386.3</text:p>
              </table:table-cell>
              <table:table-cell office:value-type="float" office:value="392.124">
                <text:p>392.124</text:p>
              </table:table-cell>
              <table:table-cell office:value-type="float" office:value="386.305">
                <text:p>386.305</text:p>
              </table:table-cell>
              <table:table-cell office:value-type="float" office:value="344.438">
                <text:p>344.438</text:p>
              </table:table-cell>
              <table:table-cell office:value-type="float" office:value="243.397">
                <text:p>243.39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55.924">
                <text:p>355.924</text:p>
              </table:table-cell>
              <table:table-cell office:value-type="float" office:value="378.97">
                <text:p>378.97</text:p>
              </table:table-cell>
              <table:table-cell office:value-type="float" office:value="355.107">
                <text:p>355.107</text:p>
              </table:table-cell>
              <table:table-cell office:value-type="float" office:value="297.737">
                <text:p>297.737</text:p>
              </table:table-cell>
              <table:table-cell office:value-type="float" office:value="146.847">
                <text:p>146.8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647cm" svg:height="13.749cm" xlink:href="." xlink:type="simple" chart:class="chart:line" chart:style-name="ch1">
        <chart:title svg:x="6.789cm" svg:y="0.41cm" chart:style-name="ch2">
          <text:p>AMD - Reduction - zwei 256er-Tiles pro Multiprozessor</text:p>
        </chart:title>
        <chart:legend chart:legend-position="end" svg:x="22.509cm" svg:y="6.077cm" style:legend-expansion="high" chart:style-name="ch3"/>
        <chart:plot-area chart:style-name="ch4" chart:data-source-has-labels="both" svg:x="1.503cm" svg:y="1.463cm" svg:width="20.514cm" svg:height="11.031cm">
          <chartooo:coordinate-region svg:x="2.31cm" svg:y="1.662cm" svg:width="19.348cm" svg:height="10.185cm"/>
          <chart:axis chart:dimension="x" chart:name="primary-x" chart:style-name="ch5" chartooo:axis-type="auto">
            <chartooo:date-scale/>
            <chart:title svg:x="11.61cm" svg:y="12.768cm" chart:style-name="ch6">
              <text:p>n</text:p>
            </chart:title>
            <chart:categories table:cell-range-address="local-table.$A$2:.$A$13"/>
          </chart:axis>
          <chart:axis chart:dimension="y" chart:name="primary-y" chart:style-name="ch7">
            <chart:title svg:x="0.451cm" svg:y="8.332cm" chart:style-name="ch8">
              <text:p>Bandbreite [GiB/s]</text:p>
            </chart:title>
            <chart:grid chart:style-name="ch9" chart:class="major"/>
          </chart:axis>
          <chart:series chart:style-name="ch10" chart:values-cell-range-address="local-table.$B$2:.$B$13" chart:label-cell-address="local-table.$B$1" chart:class="chart:line">
            <chart:data-point chart:repeated="12"/>
          </chart:series>
          <chart:series chart:style-name="ch11" chart:values-cell-range-address="local-table.$C$2:.$C$13" chart:label-cell-address="local-table.$C$1" chart:class="chart:line">
            <chart:data-point chart:repeated="12"/>
          </chart:series>
          <chart:series chart:style-name="ch12" chart:values-cell-range-address="local-table.$D$2:.$D$13" chart:label-cell-address="local-table.$D$1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C</text:p>
              </table:table-cell>
              <table:table-cell office:value-type="string">
                <text:p>HIP</text:p>
              </table:table-cell>
              <table:table-cell office:value-type="string">
                <text:p>Peak</text:p>
              </table:table-cell>
            </table:table-row>
          </table:table-header-rows>
          <table:table-rows>
            <table:table-row>
              <table:table-cell office:value-type="string">
                <text:p>2^16</text:p>
              </table:table-cell>
              <table:table-cell office:value-type="float" office:value="11.0469">
                <text:p>11.0469</text:p>
              </table:table-cell>
              <table:table-cell office:value-type="float" office:value="13.8232">
                <text:p>13.8232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17</text:p>
              </table:table-cell>
              <table:table-cell office:value-type="float" office:value="22.667">
                <text:p>22.667</text:p>
              </table:table-cell>
              <table:table-cell office:value-type="float" office:value="26.0205">
                <text:p>26.0205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18</text:p>
              </table:table-cell>
              <table:table-cell office:value-type="float" office:value="42.3667">
                <text:p>42.3667</text:p>
              </table:table-cell>
              <table:table-cell office:value-type="float" office:value="49.4938">
                <text:p>49.4938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19</text:p>
              </table:table-cell>
              <table:table-cell office:value-type="float" office:value="80.5049">
                <text:p>80.5049</text:p>
              </table:table-cell>
              <table:table-cell office:value-type="float" office:value="90.7387">
                <text:p>90.7387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0</text:p>
              </table:table-cell>
              <table:table-cell office:value-type="float" office:value="160.707">
                <text:p>160.707</text:p>
              </table:table-cell>
              <table:table-cell office:value-type="float" office:value="153.027">
                <text:p>153.027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1</text:p>
              </table:table-cell>
              <table:table-cell office:value-type="float" office:value="194.496">
                <text:p>194.496</text:p>
              </table:table-cell>
              <table:table-cell office:value-type="float" office:value="222.917">
                <text:p>222.917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2</text:p>
              </table:table-cell>
              <table:table-cell office:value-type="float" office:value="254.977">
                <text:p>254.977</text:p>
              </table:table-cell>
              <table:table-cell office:value-type="float" office:value="287.414">
                <text:p>287.414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3</text:p>
              </table:table-cell>
              <table:table-cell office:value-type="float" office:value="324.608">
                <text:p>324.608</text:p>
              </table:table-cell>
              <table:table-cell office:value-type="float" office:value="342.633">
                <text:p>342.633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4</text:p>
              </table:table-cell>
              <table:table-cell office:value-type="float" office:value="362.655">
                <text:p>362.655</text:p>
              </table:table-cell>
              <table:table-cell office:value-type="float" office:value="382.572">
                <text:p>382.572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5</text:p>
              </table:table-cell>
              <table:table-cell office:value-type="float" office:value="391.354">
                <text:p>391.354</text:p>
              </table:table-cell>
              <table:table-cell office:value-type="float" office:value="409.182">
                <text:p>409.182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6</text:p>
              </table:table-cell>
              <table:table-cell office:value-type="float" office:value="414.02">
                <text:p>414.02</text:p>
              </table:table-cell>
              <table:table-cell office:value-type="float" office:value="424.621">
                <text:p>424.621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7</text:p>
              </table:table-cell>
              <table:table-cell office:value-type="float" office:value="419.428">
                <text:p>419.428</text:p>
              </table:table-cell>
              <table:table-cell office:value-type="float" office:value="433.044">
                <text:p>433.044</text:p>
              </table:table-cell>
              <table:table-cell office:value-type="float" office:value="442.267">
                <text:p>442.2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47cm" svg:height="14.765cm" xlink:href="." xlink:type="simple" chart:class="chart:bar" chart:style-name="ch1">
        <chart:title svg:x="10.785cm" svg:y="0.431cm" chart:style-name="ch2">
          <text:p>K20x - N-Body</text:p>
        </chart:title>
        <chart:subtitle svg:x="9.435cm" svg:y="1.505cm" chart:style-name="ch3">
          <text:p>Ausrollfaktor 64, Blockgröße 512</text:p>
        </chart:subtitle>
        <chart:legend chart:legend-position="end" svg:x="20.313cm" svg:y="6.336cm" style:legend-expansion="high" chart:style-name="ch4"/>
        <chart:plot-area chart:style-name="ch5" chart:data-source-has-labels="both" svg:x="1.503cm" svg:y="2.483cm" svg:width="18.318cm" svg:height="11.006cm">
          <chartooo:coordinate-region svg:x="2.495cm" svg:y="2.682cm" svg:width="17.326cm" svg:height="10.16cm"/>
          <chart:axis chart:dimension="x" chart:name="primary-x" chart:style-name="ch6" chartooo:axis-type="auto">
            <chartooo:date-scale/>
            <chart:title svg:x="10.512cm" svg:y="13.784cm" chart:style-name="ch7">
              <text:p>n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8.678cm" chart:style-name="ch9">
              <text:p>GFLOPS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series chart:style-name="ch13" chart:values-cell-range-address="local-table.$D$2:.$D$10" chart:label-cell-address="local-table.$D$1" chart:class="chart:line">
            <chart:data-point chart:repeated="9"/>
          </chart:series>
          <chart:series chart:style-name="ch14" chart:values-cell-range-address="local-table.$E$2:.$E$10" chart:label-cell-address="local-table.$E$1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(mit Q_rsqrt)</text:p>
              </table:table-cell>
              <table:table-cell office:value-type="string">
                <text:p>SYCL</text:p>
              </table:table-cell>
              <table:table-cell office:value-type="string">
                <text:p>Peak (ohne FMA)</text:p>
              </table:table-cell>
              <table:table-cell office:value-type="string">
                <text:p>Peak (mit FMA)</text:p>
              </table:table-cell>
            </table:table-row>
          </table:table-header-rows>
          <table:table-rows>
            <table:table-row>
              <table:table-cell office:value-type="string">
                <text:p>2048</text:p>
              </table:table-cell>
              <table:table-cell office:value-type="float" office:value="245.953">
                <text:p>245.953</text:p>
              </table:table-cell>
              <table:table-cell office:value-type="float" office:value="240.36">
                <text:p>240.36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506.757">
                <text:p>506.757</text:p>
              </table:table-cell>
              <table:table-cell office:value-type="float" office:value="488.184">
                <text:p>488.184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887.396">
                <text:p>887.396</text:p>
              </table:table-cell>
              <table:table-cell office:value-type="float" office:value="809.258">
                <text:p>809.258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1189.76">
                <text:p>1189.76</text:p>
              </table:table-cell>
              <table:table-cell office:value-type="float" office:value="1138.89">
                <text:p>1138.89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1001.31">
                <text:p>1001.31</text:p>
              </table:table-cell>
              <table:table-cell office:value-type="float" office:value="1161.73">
                <text:p>1161.73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1231.7">
                <text:p>1231.7</text:p>
              </table:table-cell>
              <table:table-cell office:value-type="float" office:value="1288.98">
                <text:p>1288.98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1437.38">
                <text:p>1437.38</text:p>
              </table:table-cell>
              <table:table-cell office:value-type="float" office:value="1408.35">
                <text:p>1408.35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1481.08">
                <text:p>1481.08</text:p>
              </table:table-cell>
              <table:table-cell office:value-type="float" office:value="1384.53">
                <text:p>1384.53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1517.62">
                <text:p>1517.62</text:p>
              </table:table-cell>
              <table:table-cell office:value-type="float" office:value="1417.24">
                <text:p>1417.24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49cm" svg:height="11.055cm" xlink:href="." xlink:type="simple" chart:class="chart:bar" chart:style-name="ch1">
        <chart:legend chart:legend-position="end" svg:x="21.782cm" svg:y="4.481cm" style:legend-expansion="high" chart:style-name="ch2"/>
        <chart:plot-area chart:style-name="ch3" chart:data-source-has-labels="both" svg:x="1.48cm" svg:y="0.221cm" svg:width="19.833cm" svg:height="10.613cm">
          <chartooo:coordinate-region svg:x="2.287cm" svg:y="0.42cm" svg:width="19.026cm" svg:height="9.767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0.451cm" svg:y="7.674cm" chart:style-name="ch6">
              <text:p>Prozent der Peak-Bandbreite</text:p>
            </chart:title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series chart:style-name="ch10" chart:values-cell-range-address="local-table.$D$2:.$D$3" chart:label-cell-address="local-table.$D$1" chart:class="chart:bar">
            <chart:data-point chart:repeated="2"/>
          </chart:series>
          <chart:series chart:style-name="ch11" chart:values-cell-range-address="local-table.$E$2:.$E$3" chart:label-cell-address="local-table.$E$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</table:table-cell>
              <table:table-cell office:value-type="string">
                <text:p>HIP</text:p>
              </table:table-cell>
              <table:table-cell office:value-type="string">
                <text:p>HC</text:p>
              </table:table-cell>
              <table:table-cell office:value-type="string">
                <text:p>SYCL</text:p>
              </table:table-cell>
            </table:table-row>
          </table:table-header-rows>
          <table:table-rows>
            <table:table-row>
              <table:table-cell office:value-type="string">
                <text:p>K20x</text:p>
              </table:table-cell>
              <table:table-cell office:value-type="float" office:value="94.47">
                <text:p>94.47</text:p>
              </table:table-cell>
              <table:table-cell office:value-type="float" office:value="94.46">
                <text:p>94.46</text:p>
              </table:table-cell>
              <table:table-cell office:value-type="float" office:value="0">
                <text:p>0</text:p>
              </table:table-cell>
              <table:table-cell office:value-type="float" office:value="94.24">
                <text:p>94.24</text:p>
              </table:table-cell>
            </table:table-row>
            <table:table-row>
              <table:table-cell office:value-type="string">
                <text:p>Vega 64</text:p>
              </table:table-cell>
              <table:table-cell office:value-type="float" office:value="0">
                <text:p>0</text:p>
              </table:table-cell>
              <table:table-cell office:value-type="float" office:value="97.91">
                <text:p>97.91</text:p>
              </table:table-cell>
              <table:table-cell office:value-type="float" office:value="94.84">
                <text:p>94.8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47cm" svg:height="14.765cm" xlink:href="." xlink:type="simple" chart:class="chart:bar" chart:style-name="ch1">
        <chart:title svg:x="10.48cm" svg:y="0.431cm" chart:style-name="ch2">
          <text:p>Vega 64 - N-Body</text:p>
        </chart:title>
        <chart:subtitle svg:x="9.541cm" svg:y="1.505cm" chart:style-name="ch3">
          <text:p>Ausrollfaktor 8, Blockgröße 256</text:p>
        </chart:subtitle>
        <chart:legend chart:legend-position="end" svg:x="20.604cm" svg:y="6.336cm" style:legend-expansion="high" chart:style-name="ch4"/>
        <chart:plot-area chart:style-name="ch5" chart:data-source-has-labels="both" svg:x="1.503cm" svg:y="2.483cm" svg:width="18.609cm" svg:height="11.006cm">
          <chartooo:coordinate-region svg:x="2.68cm" svg:y="2.682cm" svg:width="17.432cm" svg:height="10.16cm"/>
          <chart:axis chart:dimension="x" chart:name="primary-x" chart:style-name="ch6" chartooo:axis-type="auto">
            <chartooo:date-scale/>
            <chart:title svg:x="10.657cm" svg:y="13.784cm" chart:style-name="ch7">
              <text:p>n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8.678cm" chart:style-name="ch9">
              <text:p>GFLOPS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series chart:style-name="ch13" chart:values-cell-range-address="local-table.$D$2:.$D$10" chart:label-cell-address="local-table.$D$1" chart:class="chart:line">
            <chart:data-point chart:repeated="9"/>
          </chart:series>
          <chart:series chart:style-name="ch14" chart:values-cell-range-address="local-table.$E$2:.$E$10" chart:label-cell-address="local-table.$E$1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C</text:p>
              </table:table-cell>
              <table:table-cell office:value-type="string">
                <text:p>HIP</text:p>
              </table:table-cell>
              <table:table-cell office:value-type="string">
                <text:p>Peak (ohne FMA)</text:p>
              </table:table-cell>
              <table:table-cell office:value-type="string">
                <text:p>Peak (mit FMA)</text:p>
              </table:table-cell>
            </table:table-row>
          </table:table-header-rows>
          <table:table-rows>
            <table:table-row>
              <table:table-cell office:value-type="string">
                <text:p>2048</text:p>
              </table:table-cell>
              <table:table-cell office:value-type="float" office:value="527.093">
                <text:p>527.093</text:p>
              </table:table-cell>
              <table:table-cell office:value-type="float" office:value="548.861">
                <text:p>548.861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108.36">
                <text:p>1108.36</text:p>
              </table:table-cell>
              <table:table-cell office:value-type="float" office:value="1146.22">
                <text:p>1146.22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277.8">
                <text:p>2277.8</text:p>
              </table:table-cell>
              <table:table-cell office:value-type="float" office:value="2328.27">
                <text:p>2328.27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4345.03">
                <text:p>4345.03</text:p>
              </table:table-cell>
              <table:table-cell office:value-type="float" office:value="4630.76">
                <text:p>4630.76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5197.24">
                <text:p>5197.24</text:p>
              </table:table-cell>
              <table:table-cell office:value-type="float" office:value="5317.53">
                <text:p>5317.53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5370.91">
                <text:p>5370.91</text:p>
              </table:table-cell>
              <table:table-cell office:value-type="float" office:value="5406.46">
                <text:p>5406.46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5508.2">
                <text:p>5508.2</text:p>
              </table:table-cell>
              <table:table-cell office:value-type="float" office:value="5526.9">
                <text:p>5526.9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5568">
                <text:p>5568</text:p>
              </table:table-cell>
              <table:table-cell office:value-type="float" office:value="5577.23">
                <text:p>5577.23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5583.04">
                <text:p>5583.04</text:p>
              </table:table-cell>
              <table:table-cell office:value-type="float" office:value="5579.99">
                <text:p>5579.99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47cm" svg:height="14.765cm" xlink:href="." xlink:type="simple" chart:class="chart:bar" chart:style-name="ch1">
        <chart:title svg:x="10.785cm" svg:y="0.431cm" chart:style-name="ch2">
          <text:p>K20x - N-Body</text:p>
        </chart:title>
        <chart:subtitle svg:x="9.435cm" svg:y="1.505cm" chart:style-name="ch3">
          <text:p>Ausrollfaktor 64, Blockgröße 512</text:p>
        </chart:subtitle>
        <chart:legend chart:legend-position="end" svg:x="20.604cm" svg:y="6.336cm" style:legend-expansion="high" chart:style-name="ch4"/>
        <chart:plot-area chart:style-name="ch5" chart:data-source-has-labels="both" svg:x="1.503cm" svg:y="2.483cm" svg:width="18.609cm" svg:height="11.006cm">
          <chartooo:coordinate-region svg:x="2.495cm" svg:y="2.682cm" svg:width="17.617cm" svg:height="10.16cm"/>
          <chart:axis chart:dimension="x" chart:name="primary-x" chart:style-name="ch6" chartooo:axis-type="auto">
            <chartooo:date-scale/>
            <chart:title svg:x="10.657cm" svg:y="13.784cm" chart:style-name="ch7">
              <text:p>n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8.678cm" chart:style-name="ch9">
              <text:p>GFLOPS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series chart:style-name="ch13" chart:values-cell-range-address="local-table.$D$2:.$D$10" chart:label-cell-address="local-table.$D$1" chart:class="chart:line">
            <chart:data-point chart:repeated="9"/>
          </chart:series>
          <chart:series chart:style-name="ch14" chart:values-cell-range-address="local-table.$E$2:.$E$10" chart:label-cell-address="local-table.$E$1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</table:table-cell>
              <table:table-cell office:value-type="string">
                <text:p>HIP</text:p>
              </table:table-cell>
              <table:table-cell office:value-type="string">
                <text:p>Peak (ohne FMA)</text:p>
              </table:table-cell>
              <table:table-cell office:value-type="string">
                <text:p>Peak (mit FMA)</text:p>
              </table:table-cell>
            </table:table-row>
          </table:table-header-rows>
          <table:table-rows>
            <table:table-row>
              <table:table-cell office:value-type="string">
                <text:p>2048</text:p>
              </table:table-cell>
              <table:table-cell office:value-type="float" office:value="382.815">
                <text:p>382.815</text:p>
              </table:table-cell>
              <table:table-cell office:value-type="float" office:value="382.452">
                <text:p>382.452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774.651">
                <text:p>774.651</text:p>
              </table:table-cell>
              <table:table-cell office:value-type="float" office:value="776.228">
                <text:p>776.228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1025.49">
                <text:p>1025.49</text:p>
              </table:table-cell>
              <table:table-cell office:value-type="float" office:value="1027.15">
                <text:p>1027.15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1424.8">
                <text:p>1424.8</text:p>
              </table:table-cell>
              <table:table-cell office:value-type="float" office:value="1420.06">
                <text:p>1420.06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1377.13">
                <text:p>1377.13</text:p>
              </table:table-cell>
              <table:table-cell office:value-type="float" office:value="1421.03">
                <text:p>1421.03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1635.01">
                <text:p>1635.01</text:p>
              </table:table-cell>
              <table:table-cell office:value-type="float" office:value="1596.14">
                <text:p>1596.14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1733.56">
                <text:p>1733.56</text:p>
              </table:table-cell>
              <table:table-cell office:value-type="float" office:value="1732.86">
                <text:p>1732.86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1818.88">
                <text:p>1818.88</text:p>
              </table:table-cell>
              <table:table-cell office:value-type="float" office:value="1829.67">
                <text:p>1829.67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1831.89">
                <text:p>1831.89</text:p>
              </table:table-cell>
              <table:table-cell office:value-type="float" office:value="1829.65">
                <text:p>1829.65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49cm" svg:height="11.055cm" xlink:href="." xlink:type="simple" chart:class="chart:bar" chart:style-name="ch1">
        <chart:legend chart:legend-position="end" svg:x="19.745cm" svg:y="4.232cm" style:legend-expansion="high" chart:style-name="ch2"/>
        <chart:plot-area chart:style-name="ch3" chart:data-source-has-labels="both" svg:x="1.48cm" svg:y="0.221cm" svg:width="17.796cm" svg:height="10.613cm">
          <chartooo:coordinate-region svg:x="2.287cm" svg:y="0.42cm" svg:width="16.989cm" svg:height="9.767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0.451cm" svg:y="7.807cm" chart:style-name="ch6">
              <text:p>Prozent der Peak-Performance</text:p>
            </chart:title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series chart:style-name="ch10" chart:values-cell-range-address="local-table.$D$2:.$D$3" chart:label-cell-address="local-table.$D$1" chart:class="chart:bar">
            <chart:data-point chart:repeated="2"/>
          </chart:series>
          <chart:series chart:style-name="ch11" chart:values-cell-range-address="local-table.$E$2:.$E$3" chart:label-cell-address="local-table.$E$1" chart:class="chart:bar">
            <chart:data-point chart:repeated="2"/>
          </chart:series>
          <chart:series chart:style-name="ch12" chart:values-cell-range-address="local-table.$F$2:.$F$3" chart:label-cell-address="local-table.$F$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</table:table-cell>
              <table:table-cell office:value-type="string">
                <text:p>HIP</text:p>
              </table:table-cell>
              <table:table-cell office:value-type="string">
                <text:p>HC</text:p>
              </table:table-cell>
              <table:table-cell office:value-type="string">
                <text:p>SYCL</text:p>
              </table:table-cell>
              <table:table-cell office:value-type="string">
                <text:p>CUDA (mit Q_rsqrt)</text:p>
              </table:table-cell>
            </table:table-row>
          </table:table-header-rows>
          <table:table-rows>
            <table:table-row>
              <table:table-cell office:value-type="string">
                <text:p>K20x</text:p>
              </table:table-cell>
              <table:table-cell office:value-type="float" office:value="46.55">
                <text:p>46.55</text:p>
              </table:table-cell>
              <table:table-cell office:value-type="float" office:value="46.5">
                <text:p>46.5</text:p>
              </table:table-cell>
              <table:table-cell office:value-type="float" office:value="0">
                <text:p>0</text:p>
              </table:table-cell>
              <table:table-cell office:value-type="float" office:value="36.02">
                <text:p>36.02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Vega 64</text:p>
              </table:table-cell>
              <table:table-cell office:value-type="float" office:value="0">
                <text:p>0</text:p>
              </table:table-cell>
              <table:table-cell office:value-type="float" office:value="44.35">
                <text:p>44.35</text:p>
              </table:table-cell>
              <table:table-cell office:value-type="float" office:value="44.37">
                <text:p>44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